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6.392cm" style:rel-column-width="16299*"/>
    </style:style>
    <style:style style:name="Table13.B" style:family="table-column">
      <style:table-column-properties style:column-width="19.308cm" style:rel-column-width="49236*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87cee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B1" style:family="table-cell">
      <style:table-cell-properties style:vertical-align="" fo:padding="0.097cm" fo:border="0.75pt solid #000000" style:writing-mode="page"/>
    </style:style>
    <style:style style:name="Table13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3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8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.392cm" style:rel-column-width="16299*"/>
    </style:style>
    <style:style style:name="Table3.B" style:family="table-column">
      <style:table-column-properties style:column-width="19.308cm" style:rel-column-width="49236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87cee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" fo:padding="0.097cm" fo:border="0.75pt solid #000000" style:writing-mode="page"/>
    </style:style>
    <style:style style:name="Table3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392cm" style:rel-column-width="16299*"/>
    </style:style>
    <style:style style:name="Table4.B" style:family="table-column">
      <style:table-column-properties style:column-width="19.308cm" style:rel-column-width="49236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87ceeb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B1" style:family="table-cell">
      <style:table-cell-properties style:vertical-align="" fo:padding="0.097cm" fo:border="0.75pt solid #000000" style:writing-mode="page"/>
    </style:style>
    <style:style style:name="Table4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6.392cm" style:rel-column-width="16299*"/>
    </style:style>
    <style:style style:name="Table5.B" style:family="table-column">
      <style:table-column-properties style:column-width="19.308cm" style:rel-column-width="49236*"/>
    </style:style>
    <style:style style:name="Table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5.B1" style:family="table-cell">
      <style:table-cell-properties fo:padding="0.097cm" fo:border="0.75pt solid #000000"/>
    </style:style>
    <style:style style:name="Table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6.392cm" style:rel-column-width="16299*"/>
    </style:style>
    <style:style style:name="Table6.B" style:family="table-column">
      <style:table-column-properties style:column-width="19.308cm" style:rel-column-width="49236*"/>
    </style:style>
    <style:style style:name="Table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6.B1" style:family="table-cell">
      <style:table-cell-properties fo:padding="0.097cm" fo:border="0.75pt solid #000000"/>
    </style:style>
    <style:style style:name="Table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6.392cm" style:rel-column-width="16299*"/>
    </style:style>
    <style:style style:name="Table1.B" style:family="table-column">
      <style:table-column-properties style:column-width="19.308cm" style:rel-column-width="49236*"/>
    </style:style>
    <style:style style:name="Table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.B1" style:family="table-cell">
      <style:table-cell-properties fo:padding="0.097cm" fo:border="0.75pt solid #000000"/>
    </style:style>
    <style:style style:name="Table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392cm" style:rel-column-width="16299*"/>
    </style:style>
    <style:style style:name="Table2.B" style:family="table-column">
      <style:table-column-properties style:column-width="19.308cm" style:rel-column-width="49236*"/>
    </style:style>
    <style:style style:name="Table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.B1" style:family="table-cell">
      <style:table-cell-properties fo:padding="0.097cm" fo:border="0.75pt solid #000000"/>
    </style:style>
    <style:style style:name="Table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6.392cm" style:rel-column-width="16299*"/>
    </style:style>
    <style:style style:name="Table7.B" style:family="table-column">
      <style:table-column-properties style:column-width="19.308cm" style:rel-column-width="49236*"/>
    </style:style>
    <style:style style:name="Table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7.B1" style:family="table-cell">
      <style:table-cell-properties fo:padding="0.097cm" fo:border="0.75pt solid #000000"/>
    </style:style>
    <style:style style:name="Table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6.392cm" style:rel-column-width="16299*"/>
    </style:style>
    <style:style style:name="Table8.B" style:family="table-column">
      <style:table-column-properties style:column-width="19.308cm" style:rel-column-width="49236*"/>
    </style:style>
    <style:style style:name="Table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8.B1" style:family="table-cell">
      <style:table-cell-properties fo:padding="0.097cm" fo:border="0.75pt solid #000000"/>
    </style:style>
    <style:style style:name="Table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6.392cm" style:rel-column-width="16299*"/>
    </style:style>
    <style:style style:name="Table10.B" style:family="table-column">
      <style:table-column-properties style:column-width="19.308cm" style:rel-column-width="49236*"/>
    </style:style>
    <style:style style:name="Table1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0.B1" style:family="table-cell">
      <style:table-cell-properties fo:padding="0.097cm" fo:border="0.75pt solid #000000"/>
    </style:style>
    <style:style style:name="Table1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" style:family="table">
      <style:table-properties style:width="25.7cm" table:align="margins"/>
    </style:style>
    <style:style style:name="Table11.A" style:family="table-column">
      <style:table-column-properties style:column-width="6.384cm" style:rel-column-width="16278*"/>
    </style:style>
    <style:style style:name="Table11.B" style:family="table-column">
      <style:table-column-properties style:column-width="9.657cm" style:rel-column-width="24628*"/>
    </style:style>
    <style:style style:name="Table11.C" style:family="table-column">
      <style:table-column-properties style:column-width="9.659cm" style:rel-column-width="24629*"/>
    </style:style>
    <style:style style:name="Table1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1.B1" style:family="table-cell">
      <style:table-cell-properties fo:padding="0.097cm" fo:border="0.75pt solid #000000"/>
    </style:style>
    <style:style style:name="Table1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7" style:family="table-cell">
      <style:table-cell-properties fo:padding="0.097cm" fo:border-left="0.75pt solid #000000" fo:border-right="none" fo:border-top="none" fo:border-bottom="0.75pt solid #000000"/>
    </style:style>
    <style:style style:name="Table11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6.392cm" style:rel-column-width="16299*"/>
    </style:style>
    <style:style style:name="Table9.B" style:family="table-column">
      <style:table-column-properties style:column-width="19.308cm" style:rel-column-width="49236*"/>
    </style:style>
    <style:style style:name="Table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9.B1" style:family="table-cell">
      <style:table-cell-properties fo:padding="0.097cm" fo:border="0.75pt solid #000000"/>
    </style:style>
    <style:style style:name="Table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" style:family="table">
      <style:table-properties style:width="25.7cm" table:align="margins"/>
    </style:style>
    <style:style style:name="Table12.A" style:family="table-column">
      <style:table-column-properties style:column-width="6.382cm" style:rel-column-width="16272*"/>
    </style:style>
    <style:style style:name="Table12.B" style:family="table-column">
      <style:table-column-properties style:column-width="8.894cm" style:rel-column-width="22679*"/>
    </style:style>
    <style:style style:name="Table12.C" style:family="table-column">
      <style:table-column-properties style:column-width="10.425cm" style:rel-column-width="26584*"/>
    </style:style>
    <style:style style:name="Table1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2.B1" style:family="table-cell">
      <style:table-cell-properties fo:padding="0.097cm" fo:border="0.75pt solid #000000"/>
    </style:style>
    <style:style style:name="Table1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6" style:family="table-cell">
      <style:table-cell-properties fo:padding="0.097cm" fo:border-left="0.75pt solid #000000" fo:border-right="none" fo:border-top="none" fo:border-bottom="0.75pt solid #000000"/>
    </style:style>
    <style:style style:name="Table12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7" style:family="table-cell">
      <style:table-cell-properties fo:padding="0.097cm" fo:border-left="0.75pt solid #000000" fo:border-right="none" fo:border-top="none" fo:border-bottom="0.75pt solid #000000"/>
    </style:style>
    <style:style style:name="Table12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" style:family="table">
      <style:table-properties style:width="25.7cm" table:align="margins"/>
    </style:style>
    <style:style style:name="Table14.A" style:family="table-column">
      <style:table-column-properties style:column-width="6.392cm" style:rel-column-width="16299*"/>
    </style:style>
    <style:style style:name="Table14.B" style:family="table-column">
      <style:table-column-properties style:column-width="19.308cm" style:rel-column-width="49236*"/>
    </style:style>
    <style:style style:name="Table14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4.B1" style:family="table-cell">
      <style:table-cell-properties fo:padding="0.097cm" fo:border="0.75pt solid #000000"/>
    </style:style>
    <style:style style:name="Table14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4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" style:family="table">
      <style:table-properties style:width="25.7cm" table:align="margins"/>
    </style:style>
    <style:style style:name="Table15.A" style:family="table-column">
      <style:table-column-properties style:column-width="6.392cm" style:rel-column-width="16299*"/>
    </style:style>
    <style:style style:name="Table15.B" style:family="table-column">
      <style:table-column-properties style:column-width="19.308cm" style:rel-column-width="49236*"/>
    </style:style>
    <style:style style:name="Table1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5.B1" style:family="table-cell">
      <style:table-cell-properties fo:padding="0.097cm" fo:border="0.75pt solid #000000"/>
    </style:style>
    <style:style style:name="Table1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" style:family="table">
      <style:table-properties style:width="25.7cm" table:align="margins"/>
    </style:style>
    <style:style style:name="Table19.A" style:family="table-column">
      <style:table-column-properties style:column-width="6.392cm" style:rel-column-width="16299*"/>
    </style:style>
    <style:style style:name="Table19.B" style:family="table-column">
      <style:table-column-properties style:column-width="19.308cm" style:rel-column-width="49236*"/>
    </style:style>
    <style:style style:name="Table1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9.B1" style:family="table-cell">
      <style:table-cell-properties fo:padding="0.097cm" fo:border="0.75pt solid #000000"/>
    </style:style>
    <style:style style:name="Table1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" style:family="table">
      <style:table-properties style:width="25.7cm" table:align="margins"/>
    </style:style>
    <style:style style:name="Table20.A" style:family="table-column">
      <style:table-column-properties style:column-width="6.378cm" style:rel-column-width="16263*"/>
    </style:style>
    <style:style style:name="Table20.B" style:family="table-column">
      <style:table-column-properties style:column-width="9.315cm" style:rel-column-width="23754*"/>
    </style:style>
    <style:style style:name="Table20.C" style:family="table-column">
      <style:table-column-properties style:column-width="10.007cm" style:rel-column-width="25518*"/>
    </style:style>
    <style:style style:name="Table2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0.B1" style:family="table-cell">
      <style:table-cell-properties fo:padding="0.097cm" fo:border="0.75pt solid #000000"/>
    </style:style>
    <style:style style:name="Table2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6" style:family="table-cell">
      <style:table-cell-properties fo:padding="0.097cm" fo:border-left="0.75pt solid #000000" fo:border-right="none" fo:border-top="none" fo:border-bottom="0.75pt solid #000000"/>
    </style:style>
    <style:style style:name="Table20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" style:family="table">
      <style:table-properties style:width="25.7cm" table:align="margins"/>
    </style:style>
    <style:style style:name="Table17.A" style:family="table-column">
      <style:table-column-properties style:column-width="6.392cm" style:rel-column-width="16299*"/>
    </style:style>
    <style:style style:name="Table17.B" style:family="table-column">
      <style:table-column-properties style:column-width="19.308cm" style:rel-column-width="49236*"/>
    </style:style>
    <style:style style:name="Table1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7.B1" style:family="table-cell">
      <style:table-cell-properties fo:padding="0.097cm" fo:border="0.75pt solid #000000"/>
    </style:style>
    <style:style style:name="Table1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" style:family="table">
      <style:table-properties style:width="25.7cm" table:align="margins"/>
    </style:style>
    <style:style style:name="Table18.A" style:family="table-column">
      <style:table-column-properties style:column-width="6.385cm" style:rel-column-width="16281*"/>
    </style:style>
    <style:style style:name="Table18.B" style:family="table-column">
      <style:table-column-properties style:column-width="7.892cm" style:rel-column-width="20125*"/>
    </style:style>
    <style:style style:name="Table18.C" style:family="table-column">
      <style:table-column-properties style:column-width="11.423cm" style:rel-column-width="29129*"/>
    </style:style>
    <style:style style:name="Table1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8.B1" style:family="table-cell">
      <style:table-cell-properties fo:padding="0.097cm" fo:border="0.75pt solid #000000"/>
    </style:style>
    <style:style style:name="Table1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6" style:family="table-cell">
      <style:table-cell-properties fo:padding="0.097cm" fo:border-left="0.75pt solid #000000" fo:border-right="none" fo:border-top="none" fo:border-bottom="0.75pt solid #000000"/>
    </style:style>
    <style:style style:name="Table18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" style:family="table">
      <style:table-properties style:width="25.7cm" table:align="margins"/>
    </style:style>
    <style:style style:name="Table21.A" style:family="table-column">
      <style:table-column-properties style:column-width="6.392cm" style:rel-column-width="16299*"/>
    </style:style>
    <style:style style:name="Table21.B" style:family="table-column">
      <style:table-column-properties style:column-width="19.308cm" style:rel-column-width="49236*"/>
    </style:style>
    <style:style style:name="Table2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1.B1" style:family="table-cell">
      <style:table-cell-properties fo:padding="0.097cm" fo:border="0.75pt solid #000000"/>
    </style:style>
    <style:style style:name="Table2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" style:family="table">
      <style:table-properties style:width="25.7cm" table:align="margins"/>
    </style:style>
    <style:style style:name="Table22.A" style:family="table-column">
      <style:table-column-properties style:column-width="6.382cm" style:rel-column-width="16272*"/>
    </style:style>
    <style:style style:name="Table22.B" style:family="table-column">
      <style:table-column-properties style:column-width="8.518cm" style:rel-column-width="21722*"/>
    </style:style>
    <style:style style:name="Table22.C" style:family="table-column">
      <style:table-column-properties style:column-width="10.8cm" style:rel-column-width="27541*"/>
    </style:style>
    <style:style style:name="Table22.1" style:family="table-row">
      <style:table-row-properties fo:keep-together="always"/>
    </style:style>
    <style:style style:name="Table2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2.B1" style:family="table-cell">
      <style:table-cell-properties fo:padding="0.097cm" fo:border="0.75pt solid #000000"/>
    </style:style>
    <style:style style:name="Table2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6" style:family="table-cell">
      <style:table-cell-properties fo:padding="0.097cm" fo:border-left="0.75pt solid #000000" fo:border-right="none" fo:border-top="none" fo:border-bottom="0.75pt solid #000000"/>
    </style:style>
    <style:style style:name="Table22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" style:family="table">
      <style:table-properties style:width="25.7cm" table:align="margins"/>
    </style:style>
    <style:style style:name="Table23.A" style:family="table-column">
      <style:table-column-properties style:column-width="6.382cm" style:rel-column-width="16272*"/>
    </style:style>
    <style:style style:name="Table23.B" style:family="table-column">
      <style:table-column-properties style:column-width="8.518cm" style:rel-column-width="21722*"/>
    </style:style>
    <style:style style:name="Table23.C" style:family="table-column">
      <style:table-column-properties style:column-width="10.8cm" style:rel-column-width="27541*"/>
    </style:style>
    <style:style style:name="Table23.1" style:family="table-row">
      <style:table-row-properties fo:keep-together="always"/>
    </style:style>
    <style:style style:name="Table23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3.B1" style:family="table-cell">
      <style:table-cell-properties fo:padding="0.097cm" fo:border="0.75pt solid #000000"/>
    </style:style>
    <style:style style:name="Table23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3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6" style:family="table-row">
      <style:table-row-properties style:min-row-height="2.381cm" fo:keep-together="always"/>
    </style:style>
    <style:style style:name="Table23.B6" style:family="table-cell">
      <style:table-cell-properties fo:padding="0.097cm" fo:border-left="0.75pt solid #000000" fo:border-right="none" fo:border-top="none" fo:border-bottom="0.75pt solid #000000"/>
    </style:style>
    <style:style style:name="Table23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" style:family="table">
      <style:table-properties style:width="25.7cm" table:align="margins"/>
    </style:style>
    <style:style style:name="Table24.A" style:family="table-column">
      <style:table-column-properties style:column-width="6.382cm" style:rel-column-width="16272*"/>
    </style:style>
    <style:style style:name="Table24.B" style:family="table-column">
      <style:table-column-properties style:column-width="8.518cm" style:rel-column-width="21722*"/>
    </style:style>
    <style:style style:name="Table24.C" style:family="table-column">
      <style:table-column-properties style:column-width="10.8cm" style:rel-column-width="27541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4.B1" style:family="table-cell">
      <style:table-cell-properties fo:padding="0.097cm" fo:border="0.75pt solid #000000"/>
    </style:style>
    <style:style style:name="Table24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4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6" style:family="table-row">
      <style:table-row-properties style:min-row-height="2.381cm" fo:keep-together="auto"/>
    </style:style>
    <style:style style:name="Table24.B6" style:family="table-cell">
      <style:table-cell-properties fo:padding="0.097cm" fo:border-left="0.75pt solid #000000" fo:border-right="none" fo:border-top="none" fo:border-bottom="0.75pt solid #000000"/>
    </style:style>
    <style:style style:name="Table24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" style:family="table">
      <style:table-properties style:width="25.7cm" table:align="margins"/>
    </style:style>
    <style:style style:name="Table25.A" style:family="table-column">
      <style:table-column-properties style:column-width="6.382cm" style:rel-column-width="16272*"/>
    </style:style>
    <style:style style:name="Table25.B" style:family="table-column">
      <style:table-column-properties style:column-width="8.518cm" style:rel-column-width="21722*"/>
    </style:style>
    <style:style style:name="Table25.C" style:family="table-column">
      <style:table-column-properties style:column-width="10.8cm" style:rel-column-width="27541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5.B1" style:family="table-cell">
      <style:table-cell-properties fo:padding="0.097cm" fo:border="0.75pt solid #000000"/>
    </style:style>
    <style:style style:name="Table2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6" style:family="table-row">
      <style:table-row-properties style:min-row-height="2.381cm" fo:keep-together="auto"/>
    </style:style>
    <style:style style:name="Table25.B6" style:family="table-cell">
      <style:table-cell-properties fo:padding="0.097cm" fo:border-left="0.75pt solid #000000" fo:border-right="none" fo:border-top="none" fo:border-bottom="0.75pt solid #000000"/>
    </style:style>
    <style:style style:name="Table25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" style:family="table">
      <style:table-properties style:width="25.7cm" table:align="margins"/>
    </style:style>
    <style:style style:name="Table26.A" style:family="table-column">
      <style:table-column-properties style:column-width="6.382cm" style:rel-column-width="16272*"/>
    </style:style>
    <style:style style:name="Table26.B" style:family="table-column">
      <style:table-column-properties style:column-width="8.518cm" style:rel-column-width="21722*"/>
    </style:style>
    <style:style style:name="Table26.C" style:family="table-column">
      <style:table-column-properties style:column-width="10.8cm" style:rel-column-width="27541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6.B1" style:family="table-cell">
      <style:table-cell-properties fo:padding="0.097cm" fo:border="0.75pt solid #000000"/>
    </style:style>
    <style:style style:name="Table2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6" style:family="table-row">
      <style:table-row-properties style:min-row-height="2.381cm" fo:keep-together="auto"/>
    </style:style>
    <style:style style:name="Table26.B6" style:family="table-cell">
      <style:table-cell-properties fo:padding="0.097cm" fo:border-left="0.75pt solid #000000" fo:border-right="none" fo:border-top="none" fo:border-bottom="0.75pt solid #000000"/>
    </style:style>
    <style:style style:name="Table26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" style:family="table">
      <style:table-properties style:width="25.7cm" table:align="margins"/>
    </style:style>
    <style:style style:name="Table27.A" style:family="table-column">
      <style:table-column-properties style:column-width="6.382cm" style:rel-column-width="16272*"/>
    </style:style>
    <style:style style:name="Table27.B" style:family="table-column">
      <style:table-column-properties style:column-width="8.518cm" style:rel-column-width="21722*"/>
    </style:style>
    <style:style style:name="Table27.C" style:family="table-column">
      <style:table-column-properties style:column-width="10.8cm" style:rel-column-width="27541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7.B1" style:family="table-cell">
      <style:table-cell-properties fo:padding="0.097cm" fo:border="0.75pt solid #000000"/>
    </style:style>
    <style:style style:name="Table2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6" style:family="table-row">
      <style:table-row-properties style:min-row-height="2.381cm" fo:keep-together="auto"/>
    </style:style>
    <style:style style:name="Table27.B6" style:family="table-cell">
      <style:table-cell-properties fo:padding="0.097cm" fo:border-left="0.75pt solid #000000" fo:border-right="none" fo:border-top="none" fo:border-bottom="0.75pt solid #000000"/>
    </style:style>
    <style:style style:name="Table27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" style:family="table">
      <style:table-properties style:width="25.7cm" table:align="margins"/>
    </style:style>
    <style:style style:name="Table28.A" style:family="table-column">
      <style:table-column-properties style:column-width="6.382cm" style:rel-column-width="16272*"/>
    </style:style>
    <style:style style:name="Table28.B" style:family="table-column">
      <style:table-column-properties style:column-width="8.518cm" style:rel-column-width="21722*"/>
    </style:style>
    <style:style style:name="Table28.C" style:family="table-column">
      <style:table-column-properties style:column-width="10.8cm" style:rel-column-width="27541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8.B1" style:family="table-cell">
      <style:table-cell-properties fo:padding="0.097cm" fo:border="0.75pt solid #000000"/>
    </style:style>
    <style:style style:name="Table2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6" style:family="table-row">
      <style:table-row-properties style:min-row-height="2.381cm" fo:keep-together="auto"/>
    </style:style>
    <style:style style:name="Table28.B6" style:family="table-cell">
      <style:table-cell-properties fo:padding="0.097cm" fo:border-left="0.75pt solid #000000" fo:border-right="none" fo:border-top="none" fo:border-bottom="0.75pt solid #000000"/>
    </style:style>
    <style:style style:name="Table28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" style:family="table">
      <style:table-properties style:width="25.7cm" table:align="margins"/>
    </style:style>
    <style:style style:name="Table29.A" style:family="table-column">
      <style:table-column-properties style:column-width="6.382cm" style:rel-column-width="16272*"/>
    </style:style>
    <style:style style:name="Table29.B" style:family="table-column">
      <style:table-column-properties style:column-width="8.518cm" style:rel-column-width="21722*"/>
    </style:style>
    <style:style style:name="Table29.C" style:family="table-column">
      <style:table-column-properties style:column-width="10.8cm" style:rel-column-width="27541*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9.B1" style:family="table-cell">
      <style:table-cell-properties fo:padding="0.097cm" fo:border="0.75pt solid #000000"/>
    </style:style>
    <style:style style:name="Table2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6" style:family="table-cell">
      <style:table-cell-properties fo:padding="0.097cm" fo:border-left="0.75pt solid #000000" fo:border-right="none" fo:border-top="none" fo:border-bottom="0.75pt solid #000000"/>
    </style:style>
    <style:style style:name="Table29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" style:family="table">
      <style:table-properties style:width="25.7cm" table:align="margins"/>
    </style:style>
    <style:style style:name="Table30.A" style:family="table-column">
      <style:table-column-properties style:column-width="6.392cm" style:rel-column-width="16299*"/>
    </style:style>
    <style:style style:name="Table30.B" style:family="table-column">
      <style:table-column-properties style:column-width="9.654cm" style:rel-column-width="24618*"/>
    </style:style>
    <style:style style:name="Table3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0.B1" style:family="table-cell">
      <style:table-cell-properties fo:padding="0.097cm" fo:border="0.75pt solid #000000"/>
    </style:style>
    <style:style style:name="Table3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6" style:family="table-cell">
      <style:table-cell-properties fo:padding="0.097cm" fo:border-left="0.75pt solid #000000" fo:border-right="none" fo:border-top="none" fo:border-bottom="0.75pt solid #000000"/>
    </style:style>
    <style:style style:name="Table30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" style:family="table">
      <style:table-properties style:width="25.7cm" table:align="margins"/>
    </style:style>
    <style:style style:name="Table31.A" style:family="table-column">
      <style:table-column-properties style:column-width="6.382cm" style:rel-column-width="16272*"/>
    </style:style>
    <style:style style:name="Table31.B" style:family="table-column">
      <style:table-column-properties style:column-width="8.518cm" style:rel-column-width="21722*"/>
    </style:style>
    <style:style style:name="Table31.C" style:family="table-column">
      <style:table-column-properties style:column-width="10.8cm" style:rel-column-width="27541*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1.B1" style:family="table-cell">
      <style:table-cell-properties fo:padding="0.097cm" fo:border="0.75pt solid #000000"/>
    </style:style>
    <style:style style:name="Table3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6" style:family="table-cell">
      <style:table-cell-properties fo:padding="0.097cm" fo:border-left="0.75pt solid #000000" fo:border-right="none" fo:border-top="none" fo:border-bottom="0.75pt solid #000000"/>
    </style:style>
    <style:style style:name="Table31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" style:family="table">
      <style:table-properties style:width="25.7cm" table:align="margins"/>
    </style:style>
    <style:style style:name="Table32.A" style:family="table-column">
      <style:table-column-properties style:column-width="6.392cm" style:rel-column-width="16299*"/>
    </style:style>
    <style:style style:name="Table32.B" style:family="table-column">
      <style:table-column-properties style:column-width="19.308cm" style:rel-column-width="49236*"/>
    </style:style>
    <style:style style:name="Table3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2.B1" style:family="table-cell">
      <style:table-cell-properties fo:padding="0.097cm" fo:border="0.75pt solid #000000"/>
    </style:style>
    <style:style style:name="Table3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" style:family="table">
      <style:table-properties style:width="25.7cm" table:align="margins"/>
    </style:style>
    <style:style style:name="Table33.A" style:family="table-column">
      <style:table-column-properties style:column-width="6.385cm" style:rel-column-width="16281*"/>
    </style:style>
    <style:style style:name="Table33.B" style:family="table-column">
      <style:table-column-properties style:column-width="7.892cm" style:rel-column-width="20125*"/>
    </style:style>
    <style:style style:name="Table33.C" style:family="table-column">
      <style:table-column-properties style:column-width="11.423cm" style:rel-column-width="29129*"/>
    </style:style>
    <style:style style:name="Table33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3.B1" style:family="table-cell">
      <style:table-cell-properties fo:padding="0.097cm" fo:border="0.75pt solid #000000"/>
    </style:style>
    <style:style style:name="Table33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3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6" style:family="table-cell">
      <style:table-cell-properties fo:padding="0.097cm" fo:border-left="0.75pt solid #000000" fo:border-right="none" fo:border-top="none" fo:border-bottom="0.75pt solid #000000"/>
    </style:style>
    <style:style style:name="Table33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6.392cm" style:rel-column-width="16299*"/>
    </style:style>
    <style:style style:name="Table16.B" style:family="table-column">
      <style:table-column-properties style:column-width="9.654cm" style:rel-column-width="24618*"/>
    </style:style>
    <style:style style:name="Table1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6.B1" style:family="table-cell">
      <style:table-cell-properties fo:padding="0.097cm" fo:border="0.75pt solid #000000"/>
    </style:style>
    <style:style style:name="Table1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6" style:family="table-cell">
      <style:table-cell-properties fo:padding="0.097cm" fo:border-left="0.75pt solid #000000" fo:border-right="none" fo:border-top="none" fo:border-bottom="0.75pt solid #000000"/>
    </style:style>
    <style:style style:name="Table16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7" style:family="table-cell">
      <style:table-cell-properties fo:padding="0.097cm" fo:border-left="0.75pt solid #000000" fo:border-right="none" fo:border-top="none" fo:border-bottom="0.75pt solid #000000"/>
    </style:style>
    <style:style style:name="Table16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8" style:family="table-cell">
      <style:table-cell-properties fo:padding="0.097cm" fo:border-left="0.75pt solid #000000" fo:border-right="none" fo:border-top="none" fo:border-bottom="0.75pt solid #000000"/>
    </style:style>
    <style:style style:name="Table16.C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9" style:family="table-cell">
      <style:table-cell-properties fo:padding="0.097cm" fo:border-left="0.75pt solid #000000" fo:border-right="none" fo:border-top="none" fo:border-bottom="0.75pt solid #000000"/>
    </style:style>
    <style:style style:name="Table16.C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0" style:family="table-cell">
      <style:table-cell-properties fo:padding="0.097cm" fo:border-left="0.75pt solid #000000" fo:border-right="none" fo:border-top="none" fo:border-bottom="0.75pt solid #000000"/>
    </style:style>
    <style:style style:name="Table16.C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3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Heading_20_1">
      <style:paragraph-properties fo:break-before="page"/>
      <style:text-properties officeooo:paragraph-rsid="002ea8bc"/>
    </style:style>
    <style:style style:name="P2" style:family="paragraph" style:parent-style-name="Preformatted_20_Text">
      <style:text-properties officeooo:paragraph-rsid="002ea8bc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402d38" officeooo:paragraph-rsid="004ff175"/>
    </style:style>
    <style:style style:name="P4" style:family="paragraph" style:parent-style-name="Text_20_body">
      <style:paragraph-properties fo:margin-top="0cm" fo:margin-bottom="0cm" style:contextual-spacing="false">
        <style:tab-stops>
          <style:tab-stop style:position="3.995cm"/>
        </style:tab-stops>
      </style:paragraph-properties>
      <style:text-properties officeooo:rsid="0018c989" officeooo:paragraph-rsid="004ff175"/>
    </style:style>
    <style:style style:name="P5" style:family="paragraph" style:parent-style-name="Preformatted_20_Text">
      <style:text-properties officeooo:paragraph-rsid="004ff175"/>
    </style:style>
    <style:style style:name="P6" style:family="paragraph" style:parent-style-name="Text_20_body">
      <style:text-properties officeooo:rsid="00325e00" officeooo:paragraph-rsid="00325e00"/>
    </style:style>
    <style:style style:name="P7" style:family="paragraph" style:parent-style-name="Table_20_Contents">
      <style:text-properties officeooo:paragraph-rsid="00325e00" style:font-size-asian="10pt" style:font-size-complex="10pt"/>
    </style:style>
    <style:style style:name="P8" style:family="paragraph" style:parent-style-name="Table_20_Contents">
      <style:text-properties officeooo:paragraph-rsid="00325e00"/>
    </style:style>
    <style:style style:name="P9" style:family="paragraph" style:parent-style-name="Table_20_Contents">
      <style:text-properties officeooo:rsid="00325e00" officeooo:paragraph-rsid="00325e00"/>
    </style:style>
    <style:style style:name="P10" style:family="paragraph" style:parent-style-name="Preformatted_20_Text">
      <style:text-properties officeooo:rsid="002f4f86" officeooo:paragraph-rsid="00325e00"/>
    </style:style>
    <style:style style:name="P11" style:family="paragraph" style:parent-style-name="Preformatted_20_Text">
      <style:text-properties officeooo:rsid="002f4f86" officeooo:paragraph-rsid="002f4f86"/>
    </style:style>
    <style:style style:name="P12" style:family="paragraph" style:parent-style-name="Heading_20_1">
      <style:paragraph-properties fo:break-before="page"/>
      <style:text-properties officeooo:rsid="001f7bca" officeooo:paragraph-rsid="001f7bca"/>
    </style:style>
    <style:style style:name="P13" style:family="paragraph" style:parent-style-name="Table_20_Contents">
      <style:text-properties officeooo:paragraph-rsid="0020431e" style:font-size-asian="10pt" style:font-size-complex="10pt"/>
    </style:style>
    <style:style style:name="P14" style:family="paragraph" style:parent-style-name="Heading_20_2">
      <style:text-properties officeooo:paragraph-rsid="0020431e"/>
    </style:style>
    <style:style style:name="P1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43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431e" officeooo:paragraph-rsid="002043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Heading_20_1" style:list-style-name="">
      <style:text-properties officeooo:paragraph-rsid="0020e3b4"/>
    </style:style>
    <style:style style:name="P18" style:family="paragraph" style:parent-style-name="Heading_20_1">
      <style:paragraph-properties fo:break-before="page"/>
      <style:text-properties officeooo:paragraph-rsid="0020e3b4"/>
    </style:style>
    <style:style style:name="P19" style:family="paragraph" style:parent-style-name="Text_20_body">
      <style:text-properties officeooo:rsid="0020e3b4" officeooo:paragraph-rsid="0020e3b4"/>
    </style:style>
    <style:style style:name="P20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f7bca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fcdcc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e3b4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text-properties officeooo:rsid="001a746a" officeooo:paragraph-rsid="0020e3b4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able_20_Contents">
      <style:text-properties officeooo:rsid="001caf97"/>
    </style:style>
    <style:style style:name="P2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75b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Preformatted_20_Text">
      <style:text-properties officeooo:rsid="001a746a" officeooo:paragraph-rsid="001caf97"/>
    </style:style>
    <style:style style:name="P3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e3b4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Heading_20_2">
      <style:text-properties officeooo:paragraph-rsid="0020e3b4"/>
    </style:style>
    <style:style style:name="P36" style:family="paragraph" style:parent-style-name="Heading_20_1">
      <style:paragraph-properties fo:break-before="page"/>
      <style:text-properties officeooo:paragraph-rsid="0025e3e1"/>
    </style:style>
    <style:style style:name="P37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Preformatted_20_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Heading_20_2">
      <style:text-properties officeooo:paragraph-rsid="0025e3e1"/>
    </style:style>
    <style:style style:name="P41" style:family="paragraph" style:parent-style-name="Standard">
      <style:text-properties officeooo:paragraph-rsid="0027776c"/>
    </style:style>
    <style:style style:name="P4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9987d" officeooo:paragraph-rsid="002998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3f9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63f97a"/>
    </style:style>
    <style:style style:name="P45" style:family="paragraph" style:parent-style-name="Standard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998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text-properties officeooo:rsid="00645760" officeooo:paragraph-rsid="00645760" fo:background-color="transparent"/>
    </style:style>
    <style:style style:name="P47" style:family="paragraph" style:parent-style-name="Preformatted_20_Text">
      <style:text-properties officeooo:rsid="004ea142" officeooo:paragraph-rsid="00645760"/>
    </style:style>
    <style:style style:name="P48" style:family="paragraph" style:parent-style-name="Preformatted_20_Text">
      <style:text-properties officeooo:rsid="004ea142" officeooo:paragraph-rsid="0063f97a"/>
    </style:style>
    <style:style style:name="P49" style:family="paragraph" style:parent-style-name="Preformatted_20_Text">
      <style:text-properties officeooo:paragraph-rsid="0025e3e1"/>
    </style:style>
    <style:style style:name="P50" style:family="paragraph" style:parent-style-name="Text_20_body">
      <style:text-properties officeooo:rsid="0038bf7c" officeooo:paragraph-rsid="003a97ae"/>
    </style:style>
    <style:style style:name="P51" style:family="paragraph" style:parent-style-name="Text_20_body">
      <style:text-properties officeooo:rsid="005a1528" officeooo:paragraph-rsid="005a1528"/>
    </style:style>
    <style:style style:name="P52" style:family="paragraph" style:parent-style-name="Text_20_body">
      <style:text-properties officeooo:rsid="003a97ae" officeooo:paragraph-rsid="003a97ae"/>
    </style:style>
    <style:style style:name="P53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Preformatted_20_Text">
      <style:text-properties officeooo:rsid="005d44c3" officeooo:paragraph-rsid="005d44c3"/>
    </style:style>
    <style:style style:name="P5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Heading_20_2">
      <style:text-properties officeooo:paragraph-rsid="002ea8bc"/>
    </style:style>
    <style:style style:name="P6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ea8bc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0377861" fo:background-color="#ff8000"/>
    </style:style>
    <style:style style:name="P62" style:family="paragraph" style:parent-style-name="Standard">
      <style:text-properties officeooo:paragraph-rsid="00377861"/>
    </style:style>
    <style:style style:name="P63" style:family="paragraph" style:parent-style-name="Standard">
      <style:text-properties officeooo:paragraph-rsid="002ea8bc"/>
    </style:style>
    <style:style style:name="P64" style:family="paragraph" style:parent-style-name="Standard">
      <style:text-properties officeooo:paragraph-rsid="0036686e"/>
    </style:style>
    <style:style style:name="P65" style:family="paragraph" style:parent-style-name="Standard">
      <style:text-properties officeooo:paragraph-rsid="0036228a"/>
    </style:style>
    <style:style style:name="P66" style:family="paragraph" style:parent-style-name="Standard">
      <style:text-properties officeooo:paragraph-rsid="00366e56"/>
    </style:style>
    <style:style style:name="P67" style:family="paragraph" style:parent-style-name="Heading_20_1">
      <style:paragraph-properties fo:break-before="page"/>
      <style:text-properties officeooo:paragraph-rsid="003445a7"/>
    </style:style>
    <style:style style:name="P68" style:family="paragraph" style:parent-style-name="Text_20_body">
      <style:text-properties officeooo:rsid="003c3bb8" officeooo:paragraph-rsid="003c3bb8"/>
    </style:style>
    <style:style style:name="P69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Preformatted_20_Text">
      <style:text-properties officeooo:paragraph-rsid="003445a7"/>
    </style:style>
    <style:style style:name="P73" style:family="paragraph" style:parent-style-name="Preformatted_20_Text">
      <style:text-properties officeooo:rsid="003c3bb8" officeooo:paragraph-rsid="003c3bb8"/>
    </style:style>
    <style:style style:name="P7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Heading_20_2">
      <style:text-properties officeooo:paragraph-rsid="003445a7"/>
    </style:style>
    <style:style style:name="P7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ea8bc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officeooo:paragraph-rsid="003445a7"/>
    </style:style>
    <style:style style:name="P79" style:family="paragraph" style:parent-style-name="Heading_20_1">
      <style:paragraph-properties fo:break-before="page"/>
      <style:text-properties officeooo:paragraph-rsid="003ef881"/>
    </style:style>
    <style:style style:name="P80" style:family="paragraph" style:parent-style-name="Text_20_body">
      <style:text-properties officeooo:rsid="0038bf7c" officeooo:paragraph-rsid="003ef881"/>
    </style:style>
    <style:style style:name="P81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ef881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Preformatted_20_Text">
      <style:text-properties officeooo:paragraph-rsid="003ef881"/>
    </style:style>
    <style:style style:name="P8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Heading_20_2">
      <style:text-properties officeooo:paragraph-rsid="003ef881"/>
    </style:style>
    <style:style style:name="P8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132b1" officeooo:paragraph-rsid="004132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Standard">
      <style:text-properties officeooo:paragraph-rsid="003ef881"/>
    </style:style>
    <style:style style:name="P9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22f1" officeooo:paragraph-rsid="004222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Heading_20_1">
      <style:paragraph-properties fo:break-before="page"/>
      <style:text-properties officeooo:paragraph-rsid="003c3bb8"/>
    </style:style>
    <style:style style:name="P92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Preformatted_20_Text">
      <style:text-properties officeooo:paragraph-rsid="003c3bb8"/>
    </style:style>
    <style:style style:name="P9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Heading_20_2">
      <style:text-properties officeooo:paragraph-rsid="003c3bb8"/>
    </style:style>
    <style:style style:name="P9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2bd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Preformatted_20_Text">
      <style:text-properties officeooo:paragraph-rsid="0042bd4a"/>
    </style:style>
    <style:style style:name="P100" style:family="paragraph" style:parent-style-name="Standard">
      <style:text-properties officeooo:paragraph-rsid="00452661"/>
    </style:style>
    <style:style style:name="P101" style:family="paragraph" style:parent-style-name="Standard">
      <style:text-properties officeooo:rsid="0051937d" officeooo:paragraph-rsid="0051937d"/>
    </style:style>
    <style:style style:name="P102" style:family="paragraph" style:parent-style-name="Standard">
      <style:paragraph-properties fo:break-before="page"/>
      <style:text-properties officeooo:rsid="00452661" officeooo:paragraph-rsid="00452661"/>
    </style:style>
    <style:style style:name="P103" style:family="paragraph" style:parent-style-name="Standard">
      <style:text-properties officeooo:rsid="00452661" officeooo:paragraph-rsid="00452661"/>
    </style:style>
    <style:style style:name="P104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Preformatted_20_Text">
      <style:text-properties officeooo:paragraph-rsid="00452661"/>
    </style:style>
    <style:style style:name="P10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Heading_20_2" style:list-style-name=""/>
    <style:style style:name="P111" style:family="paragraph" style:parent-style-name="Heading_20_2">
      <style:paragraph-properties fo:break-before="page"/>
    </style:style>
    <style:style style:name="P11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Preformatted_20_Text">
      <style:text-properties officeooo:paragraph-rsid="00465bc2"/>
    </style:style>
    <style:style style:name="P115" style:family="paragraph" style:parent-style-name="Heading_20_2">
      <style:paragraph-properties fo:break-before="page"/>
      <style:text-properties officeooo:paragraph-rsid="00465bc2"/>
    </style:style>
    <style:style style:name="P11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officeooo:paragraph-rsid="00465bc2"/>
    </style:style>
    <style:style style:name="P121" style:family="paragraph" style:parent-style-name="Heading_20_2">
      <style:paragraph-properties fo:break-before="page"/>
      <style:text-properties officeooo:paragraph-rsid="0048db7f"/>
    </style:style>
    <style:style style:name="P12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Preformatted_20_Text">
      <style:text-properties officeooo:paragraph-rsid="0048db7f"/>
    </style:style>
    <style:style style:name="P12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8db7f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officeooo:paragraph-rsid="0048db7f"/>
    </style:style>
    <style:style style:name="P128" style:family="paragraph" style:parent-style-name="Heading_20_2">
      <style:paragraph-properties fo:break-before="page"/>
      <style:text-properties officeooo:paragraph-rsid="0048f09f"/>
    </style:style>
    <style:style style:name="P12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Preformatted_20_Text">
      <style:text-properties officeooo:paragraph-rsid="0048f09f"/>
    </style:style>
    <style:style style:name="P13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8f09f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4" style:family="paragraph" style:parent-style-name="Standard">
      <style:text-properties officeooo:paragraph-rsid="0048f09f"/>
    </style:style>
    <style:style style:name="P135" style:family="paragraph" style:parent-style-name="Heading_20_2">
      <style:paragraph-properties fo:break-before="page"/>
      <style:text-properties officeooo:paragraph-rsid="00495090"/>
    </style:style>
    <style:style style:name="P13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Preformatted_20_Text">
      <style:text-properties officeooo:paragraph-rsid="00495090"/>
    </style:style>
    <style:style style:name="P140" style:family="paragraph" style:parent-style-name="Preformatted_20_Text">
      <style:text-properties officeooo:paragraph-rsid="004deab1"/>
    </style:style>
    <style:style style:name="P14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a4a5f" officeooo:paragraph-rsid="004a4a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Standard">
      <style:text-properties officeooo:paragraph-rsid="00495090"/>
    </style:style>
    <style:style style:name="P143" style:family="paragraph" style:parent-style-name="Heading_20_2">
      <style:paragraph-properties fo:break-before="page"/>
      <style:text-properties officeooo:paragraph-rsid="004a825c"/>
    </style:style>
    <style:style style:name="P14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7" style:family="paragraph" style:parent-style-name="Preformatted_20_Text">
      <style:text-properties officeooo:paragraph-rsid="004a825c"/>
    </style:style>
    <style:style style:name="P14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a825c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9" style:family="paragraph" style:parent-style-name="Standard">
      <style:text-properties officeooo:paragraph-rsid="004a825c"/>
    </style:style>
    <style:style style:name="P150" style:family="paragraph" style:parent-style-name="Preformatted_20_Text">
      <style:text-properties officeooo:rsid="004a825c" officeooo:paragraph-rsid="004a825c"/>
    </style:style>
    <style:style style:name="P151" style:family="paragraph" style:parent-style-name="Standard">
      <style:text-properties officeooo:rsid="004a825c" officeooo:paragraph-rsid="004a825c"/>
    </style:style>
    <style:style style:name="P152" style:family="paragraph" style:parent-style-name="Heading_20_1">
      <style:paragraph-properties fo:break-before="page"/>
      <style:text-properties officeooo:rsid="004b9506" officeooo:paragraph-rsid="004bee27"/>
    </style:style>
    <style:style style:name="P153" style:family="paragraph" style:parent-style-name="Standard">
      <style:text-properties officeooo:rsid="00452661" officeooo:paragraph-rsid="004bee27"/>
    </style:style>
    <style:style style:name="P154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Preformatted_20_Text">
      <style:text-properties officeooo:paragraph-rsid="004bee27"/>
    </style:style>
    <style:style style:name="P159" style:family="paragraph" style:parent-style-name="Preformatted_20_Text">
      <style:text-properties officeooo:rsid="004ea142" officeooo:paragraph-rsid="004ea142"/>
    </style:style>
    <style:style style:name="P16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b9506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2" style:family="paragraph" style:parent-style-name="Heading_20_2" style:list-style-name="">
      <style:text-properties officeooo:rsid="004b9506" officeooo:paragraph-rsid="004bee27"/>
    </style:style>
    <style:style style:name="P16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Preformatted_20_Text">
      <style:text-properties officeooo:rsid="004a825c" officeooo:paragraph-rsid="004bee27"/>
    </style:style>
    <style:style style:name="P165" style:family="paragraph" style:parent-style-name="Standard">
      <style:text-properties officeooo:rsid="004b9506" officeooo:paragraph-rsid="004bee27"/>
    </style:style>
    <style:style style:name="P166" style:family="paragraph" style:parent-style-name="Heading_20_1">
      <style:paragraph-properties fo:break-before="page"/>
      <style:text-properties officeooo:paragraph-rsid="004bee27"/>
    </style:style>
    <style:style style:name="P16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Heading_20_2">
      <style:text-properties officeooo:paragraph-rsid="004bee27"/>
    </style:style>
    <style:style style:name="P169" style:family="paragraph" style:parent-style-name="Standard">
      <style:text-properties officeooo:paragraph-rsid="004bee27"/>
    </style:style>
    <style:style style:name="P170" style:family="paragraph" style:parent-style-name="Preformatted_20_Text">
      <style:paragraph-properties fo:break-before="page"/>
    </style:style>
    <style:style style:name="P171" style:family="paragraph" style:parent-style-name="Heading_20_1">
      <style:paragraph-properties fo:break-before="page"/>
      <style:text-properties officeooo:rsid="004b9506" officeooo:paragraph-rsid="006098f4"/>
    </style:style>
    <style:style style:name="P172" style:family="paragraph" style:parent-style-name="Text_20_body">
      <style:text-properties officeooo:paragraph-rsid="006098f4"/>
    </style:style>
    <style:style style:name="P173" style:family="paragraph" style:parent-style-name="Text_20_body">
      <style:text-properties officeooo:rsid="006098f4" officeooo:paragraph-rsid="006098f4"/>
    </style:style>
    <style:style style:name="P174" style:family="paragraph" style:parent-style-name="Standard">
      <style:text-properties officeooo:rsid="00452661" officeooo:paragraph-rsid="006098f4"/>
    </style:style>
    <style:style style:name="P175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9" style:family="paragraph" style:parent-style-name="Preformatted_20_Text">
      <style:text-properties style:use-window-font-color="true" loext:opacity="0%" officeooo:paragraph-rsid="006098f4" fo:background-color="transparent"/>
    </style:style>
    <style:style style:name="P180" style:family="paragraph" style:parent-style-name="Preformatted_20_Text">
      <style:text-properties style:use-window-font-color="true" loext:opacity="0%" officeooo:rsid="004ea142" officeooo:paragraph-rsid="006098f4"/>
    </style:style>
    <style:style style:name="P18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64afce" officeooo:paragraph-rsid="0064af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2" style:family="paragraph" style:parent-style-name="Preformatted_20_Text">
      <style:text-properties style:use-window-font-color="true" loext:opacity="0%" officeooo:rsid="004ea142" officeooo:paragraph-rsid="00612640"/>
    </style:style>
    <style:style style:name="P18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612640" officeooo:paragraph-rsid="006126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Preformatted_20_Text">
      <style:text-properties officeooo:paragraph-rsid="0064afce"/>
    </style:style>
    <style:style style:name="P18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6098f4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Standard">
      <style:text-properties officeooo:rsid="0064afce" officeooo:paragraph-rsid="0064afce"/>
    </style:style>
    <style:style style:name="T1" style:family="text">
      <style:text-properties officeooo:rsid="00402d38"/>
    </style:style>
    <style:style style:name="T2" style:family="text">
      <style:text-properties fo:background-color="#ffb66c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309dbf" fo:background-color="#ffb66c" loext:char-shading-value="0"/>
    </style:style>
    <style:style style:name="T5" style:family="text">
      <style:text-properties officeooo:rsid="0020431e"/>
    </style:style>
    <style:style style:name="T6" style:family="text">
      <style:text-properties officeooo:rsid="00250478"/>
    </style:style>
    <style:style style:name="T7" style:family="text">
      <style:text-properties officeooo:rsid="001bfa7c"/>
    </style:style>
    <style:style style:name="T8" style:family="text">
      <style:text-properties officeooo:rsid="001f7bca"/>
    </style:style>
    <style:style style:name="T9" style:family="text">
      <style:text-properties officeooo:rsid="0020e3b4"/>
    </style:style>
    <style:style style:name="T10" style:family="text">
      <style:text-properties officeooo:rsid="0025e3e1"/>
    </style:style>
    <style:style style:name="T11" style:family="text">
      <style:text-properties officeooo:rsid="002ea8bc"/>
    </style:style>
    <style:style style:name="T12" style:family="text">
      <style:text-properties officeooo:rsid="0063f97a"/>
    </style:style>
    <style:style style:name="T13" style:family="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" style:family="text">
      <style:text-properties style:font-name="Liberation Mono" fo:font-size="10pt" officeooo:rsid="004ea142" fo:background-color="#ffb66c" loext:char-shading-value="0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4ea142" fo:background-color="#77bc65" loext:char-shading-value="0" style:font-name-asian="Noto Sans Mono CJK SC" style:font-size-asian="10pt" style:font-name-complex="Liberation Mono" style:font-size-complex="10pt"/>
    </style:style>
    <style:style style:name="T16" style:family="text">
      <style:text-properties fo:background-color="#77bc65" loext:char-shading-value="0"/>
    </style:style>
    <style:style style:name="T17" style:family="text">
      <style:text-properties officeooo:rsid="003445a7"/>
    </style:style>
    <style:style style:name="T18" style:family="text">
      <style:text-properties officeooo:rsid="003a97ae"/>
    </style:style>
    <style:style style:name="T19" style:family="text">
      <style:text-properties officeooo:rsid="005bb898"/>
    </style:style>
    <style:style style:name="T20" style:family="text">
      <style:text-properties officeooo:rsid="0066d739"/>
    </style:style>
    <style:style style:name="T21" style:family="text">
      <style:text-properties fo:color="#5983b0" loext:opacity="100%" fo:background-color="#b3cac7" loext:char-shading-value="0"/>
    </style:style>
    <style:style style:name="T22" style:family="text">
      <style:text-properties officeooo:rsid="005957d6" fo:background-color="transparent" loext:char-shading-value="0"/>
    </style:style>
    <style:style style:name="T23" style:family="text">
      <style:text-properties officeooo:rsid="005957d6" fo:background-color="#5eb91e" loext:char-shading-value="0"/>
    </style:style>
    <style:style style:name="T24" style:family="text">
      <style:text-properties officeooo:rsid="005957d6" fo:background-color="#ffbf00" loext:char-shading-value="0"/>
    </style:style>
    <style:style style:name="T25" style:family="text">
      <style:text-properties officeooo:rsid="00377861"/>
    </style:style>
    <style:style style:name="T26" style:family="text">
      <style:text-properties officeooo:rsid="0038bf7c"/>
    </style:style>
    <style:style style:name="T27" style:family="text">
      <style:text-properties fo:background-color="#5983b0" loext:char-shading-value="0"/>
    </style:style>
    <style:style style:name="T28" style:family="text">
      <style:text-properties fo:background-color="#5eb91e" loext:char-shading-value="0"/>
    </style:style>
    <style:style style:name="T29" style:family="text">
      <style:text-properties officeooo:rsid="003c3bb8"/>
    </style:style>
    <style:style style:name="T30" style:family="text">
      <style:text-properties officeooo:rsid="004222f1"/>
    </style:style>
    <style:style style:name="T31" style:family="text">
      <style:text-properties officeooo:rsid="003ef881"/>
    </style:style>
    <style:style style:name="T32" style:family="text">
      <style:text-properties officeooo:rsid="004222f1" fo:background-color="#ffb66c" loext:char-shading-value="0"/>
    </style:style>
    <style:style style:name="T33" style:family="text">
      <style:text-properties officeooo:rsid="003c71b3"/>
    </style:style>
    <style:style style:name="T34" style:family="text">
      <style:text-properties officeooo:rsid="00452661"/>
    </style:style>
    <style:style style:name="T35" style:family="text">
      <style:text-properties officeooo:rsid="00465bc2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48db7f"/>
    </style:style>
    <style:style style:name="T38" style:family="text">
      <style:text-properties officeooo:rsid="0048f09f"/>
    </style:style>
    <style:style style:name="T39" style:family="text">
      <style:text-properties officeooo:rsid="00495090"/>
    </style:style>
    <style:style style:name="T40" style:family="text">
      <style:text-properties officeooo:rsid="004a4a5f"/>
    </style:style>
    <style:style style:name="T41" style:family="text">
      <style:text-properties officeooo:rsid="004a825c"/>
    </style:style>
    <style:style style:name="T42" style:family="text">
      <style:text-properties officeooo:rsid="0055a587"/>
    </style:style>
    <style:style style:name="T43" style:family="text">
      <style:text-properties officeooo:rsid="004ea142"/>
    </style:style>
    <style:style style:name="T44" style:family="text">
      <style:text-properties officeooo:rsid="004bee27"/>
    </style:style>
    <style:style style:name="T45" style:family="text">
      <style:text-properties officeooo:rsid="004b9506"/>
    </style:style>
    <style:style style:name="T46" style:family="text">
      <style:text-properties officeooo:rsid="004bee27" fo:background-color="#ffb66c" loext:char-shading-value="0"/>
    </style:style>
    <style:style style:name="T47" style:family="text">
      <style:text-properties officeooo:rsid="0015636c" fo:background-color="#ffa500" loext:char-shading-value="0"/>
    </style:style>
    <style:style style:name="T48" style:family="text">
      <style:text-properties officeooo:rsid="006098f4"/>
    </style:style>
    <style:style style:name="T49" style:family="text">
      <style:text-properties officeooo:rsid="00612640"/>
    </style:style>
    <style:style style:name="T50" style:family="text">
      <style:text-properties officeooo:rsid="0064afce"/>
    </style:style>
    <style:style style:name="T51" style:family="text">
      <style:text-properties style:use-window-font-color="true" loext:opacity="0%" officeooo:rsid="004ea142" fo:background-color="#ffb66c" loext:char-shading-value="0"/>
    </style:style>
    <style:style style:name="T52" style:family="text">
      <style:text-properties style:use-window-font-color="true" loext:opacity="0%" officeooo:rsid="004ea142"/>
    </style:style>
    <style:style style:name="T53" style:family="text">
      <style:text-properties style:use-window-font-color="true" loext:opacity="0%" style:font-name="Liberation Mono" fo:font-size="10pt" officeooo:rsid="004ea142" fo:background-color="#ffb66c" loext:char-shading-value="0" style:font-name-asian="Noto Sans Mono CJK SC" style:font-size-asian="10pt" style:font-name-complex="Liberation Mono" style:font-size-complex="10pt"/>
    </style:style>
    <style:style style:name="T54" style:family="text">
      <style:text-properties style:use-window-font-color="true" loext:opacity="0%" officeooo:rsid="0064af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cked Data Format</text:h>
      <text:p text:style-name="P2"/>
      <text:p text:style-name="P2">Data is packed in 8 byte “packets”, with the MS bit stripped from 7 parameter bytes, and packed into an eighth byte, which is sent at the start of the 8 byte packet.</text:p>
      <text:p text:style-name="P2"/>
      <text:p text:style-name="P2"/>
      <text:p text:style-name="P2">Example:</text:p>
      <text:p text:style-name="P2"/>
      <text:p text:style-name="P3">MM 01 02 03 04 05 06 07</text:p>
      <text:p text:style-name="P4">|</text:p>
      <text:p text:style-name="P5"><text:span text:style-name="T1">+- <text:s/>7 <text:s/>6 <text:s/>5 <text:s/>4 <text:s/>3 <text:s/>2 <text:s/>1 <text:s/>MM bits</text:span><text:tab/><text:tab/></text:p>
      <text:h text:style-name="Heading_20_1" text:outline-level="1">Checksum Error</text:h>
      <text:p text:style-name="P6">The following is returned from GENX1 when an incorrect checksum byte is sent in response to a command 08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System Exclusive</text:p>
          </table:table-cell>
          <table:table-cell table:style-name="Table13.B1" office:value-type="string">
            <text:p text:style-name="P8">F0</text:p>
          </table:table-cell>
        </table:table-row>
        <table:table-row table:style-name="Table13.1">
          <table:table-cell table:style-name="Table13.A2" office:value-type="string">
            <text:p text:style-name="P8">Manufacturer ID</text:p>
          </table:table-cell>
          <table:table-cell table:style-name="Table13.B2" office:value-type="string">
            <text:p text:style-name="P8">00 00 10</text:p>
          </table:table-cell>
        </table:table-row>
        <table:table-row table:style-name="Table13.1">
          <table:table-cell table:style-name="Table13.A2" office:value-type="string">
            <text:p text:style-name="P8">Midi Channel</text:p>
          </table:table-cell>
          <table:table-cell table:style-name="Table13.B3" office:value-type="string">
            <text:p text:style-name="P9">00</text:p>
          </table:table-cell>
        </table:table-row>
        <table:table-row table:style-name="Table13.1">
          <table:table-cell table:style-name="Table13.A2" office:value-type="string">
            <text:p text:style-name="P9">Device ID</text:p>
          </table:table-cell>
          <table:table-cell table:style-name="Table13.B4" office:value-type="string">
            <text:p text:style-name="P9">56</text:p>
          </table:table-cell>
        </table:table-row>
        <table:table-row table:style-name="Table13.1">
          <table:table-cell table:style-name="Table13.A2" office:value-type="string">
            <text:p text:style-name="P9">Command Code</text:p>
          </table:table-cell>
          <table:table-cell table:style-name="Table13.B4" office:value-type="string">
            <text:p text:style-name="P9">7F</text:p>
          </table:table-cell>
        </table:table-row>
        <table:table-row table:style-name="Table13.1">
          <table:table-cell table:style-name="Table13.A2" office:value-type="string">
            <text:p text:style-name="P9">Message</text:p>
          </table:table-cell>
          <table:table-cell table:style-name="Table13.B6" office:value-type="string">
            <text:p text:style-name="P10">00 01 07 <text:span text:style-name="T2">08</text:span><text:span text:style-name="T3"> <text:s/></text:span><text:span text:style-name="T4">Command</text:span></text:p>
          </table:table-cell>
        </table:table-row>
        <table:table-row table:style-name="Table13.1">
          <table:table-cell table:style-name="Table13.A2" office:value-type="string">
            <text:p text:style-name="P8">Checksum</text:p>
          </table:table-cell>
          <table:table-cell table:style-name="Table13.B6" office:value-type="string">
            <text:p text:style-name="P8">11</text:p>
          </table:table-cell>
        </table:table-row>
        <table:table-row table:style-name="Table13.1">
          <table:table-cell table:style-name="Table13.A2" office:value-type="string">
            <text:p text:style-name="P8">End of System Exclusive</text:p>
          </table:table-cell>
          <table:table-cell table:style-name="Table13.B8" office:value-type="string">
            <text:p text:style-name="P8">F7</text:p>
          </table:table-cell>
        </table:table-row>
      </table:table>
      <text:p text:style-name="P11"/>
      <text:p text:style-name="P11"/>
      <text:h text:style-name="P12" text:outline-level="1">Device Inquiry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System Exclusive</text:p>
          </table:table-cell>
          <table:table-cell table:style-name="Table3.B1" office:value-type="string">
            <text:p text:style-name="Table_20_Contents">F0</text:p>
          </table:table-cell>
        </table:table-row>
        <table:table-row table:style-name="Table3.1">
          <table:table-cell table:style-name="Table3.A2" office:value-type="string">
            <text:p text:style-name="Table_20_Contents">Manufacturer ID</text:p>
          </table:table-cell>
          <table:table-cell table:style-name="Table3.B2" office:value-type="string">
            <text:p text:style-name="Table_20_Contents">00 00 10</text:p>
          </table:table-cell>
        </table:table-row>
        <table:table-row table:style-name="Table3.1">
          <table:table-cell table:style-name="Table3.A2" office:value-type="string">
            <text:p text:style-name="Table_20_Contents">Non Realtime</text:p>
          </table:table-cell>
          <table:table-cell table:style-name="Table3.B3" office:value-type="string">
            <text:p text:style-name="Table_20_Contents">7E</text:p>
          </table:table-cell>
        </table:table-row>
        <table:table-row table:style-name="Table3.1">
          <table:table-cell table:style-name="Table3.A2" office:value-type="string">
            <text:p text:style-name="Table_20_Contents">Midi Channel</text:p>
          </table:table-cell>
          <table:table-cell table:style-name="Table3.B4" office:value-type="string">
            <text:p text:style-name="Table_20_Contents">7F (All channels)</text:p>
          </table:table-cell>
        </table:table-row>
        <table:table-row table:style-name="Table3.1">
          <table:table-cell table:style-name="Table3.A2" office:value-type="string">
            <text:p text:style-name="Table_20_Contents">Inquiry Message/Request</text:p>
          </table:table-cell>
          <table:table-cell table:style-name="Table3.B5" office:value-type="string">
            <text:p text:style-name="Table_20_Contents">01 00 01 00 00</text:p>
          </table:table-cell>
        </table:table-row>
        <table:table-row table:style-name="Table3.1">
          <table:table-cell table:style-name="Table3.A2" office:value-type="string">
            <text:p text:style-name="Table_20_Contents">Checksum</text:p>
          </table:table-cell>
          <table:table-cell table:style-name="Table3.B6" office:value-type="string">
            <text:p text:style-name="Table_20_Contents">11</text:p>
          </table:table-cell>
        </table:table-row>
        <table:table-row table:style-name="Table3.1">
          <table:table-cell table:style-name="Table3.A2" office:value-type="string">
            <text:p text:style-name="Table_20_Contents">End of System Exclusive</text:p>
          </table:table-cell>
          <table:table-cell table:style-name="Table3.B7" office:value-type="string">
            <text:p text:style-name="Table_20_Contents">F7</text:p>
          </table:table-cell>
        </table:table-row>
      </table:table>
      <text:h text:style-name="P14" text:outline-level="2"><text:span text:style-name="T5">R</text:span>esponse <text:span text:style-name="T5">(GENX1 MIDI Channel 0)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System Exclusive</text:p>
          </table:table-cell>
          <table:table-cell table:style-name="Table4.B1" office:value-type="string">
            <text:p text:style-name="Table_20_Contents">F0</text:p>
          </table:table-cell>
        </table:table-row>
        <table:table-row table:style-name="Table4.1">
          <table:table-cell table:style-name="Table4.A2" office:value-type="string">
            <text:p text:style-name="Table_20_Contents">Manufacturer ID</text:p>
          </table:table-cell>
          <table:table-cell table:style-name="Table4.B2" office:value-type="string">
            <text:p text:style-name="Table_20_Contents">00 00 10</text:p>
          </table:table-cell>
        </table:table-row>
        <table:table-row table:style-name="Table4.1">
          <table:table-cell table:style-name="Table4.A2" office:value-type="string">
            <text:p text:style-name="Table_20_Contents">MIDI Channel</text:p>
          </table:table-cell>
          <table:table-cell table:style-name="Table4.B3" office:value-type="string">
            <text:p text:style-name="Table_20_Contents">0<text:span text:style-name="T6">0</text:span></text:p>
          </table:table-cell>
        </table:table-row>
        <table:table-row table:style-name="Table4.1">
          <table:table-cell table:style-name="Table4.A2" office:value-type="string">
            <text:p text:style-name="Table_20_Contents">Device ID</text:p>
          </table:table-cell>
          <table:table-cell table:style-name="Table4.B4" office:value-type="string">
            <text:p text:style-name="Table_20_Contents">56</text:p>
          </table:table-cell>
        </table:table-row>
        <table:table-row table:style-name="Table4.1">
          <table:table-cell table:style-name="Table4.A2" office:value-type="string">
            <text:p text:style-name="Table_20_Contents">Response</text:p>
          </table:table-cell>
          <table:table-cell table:style-name="Table4.B5" office:value-type="string">
            <text:p text:style-name="Table_20_Contents">00 01 00 56 (??, response, channel, device type)</text:p>
          </table:table-cell>
        </table:table-row>
        <table:table-row table:style-name="Table4.1">
          <table:table-cell table:style-name="Table4.A2" office:value-type="string">
            <text:p text:style-name="Table_20_Contents">Checksum</text:p>
          </table:table-cell>
          <table:table-cell table:style-name="Table4.B6" office:value-type="string">
            <text:p text:style-name="Table_20_Contents">13</text:p>
          </table:table-cell>
        </table:table-row>
        <table:table-row table:style-name="Table4.1">
          <table:table-cell table:style-name="Table4.A2" office:value-type="string">
            <text:p text:style-name="Table_20_Contents">End of System Exclusive</text:p>
          </table:table-cell>
          <table:table-cell table:style-name="Table4.B7" office:value-type="string">
            <text:p text:style-name="Table_20_Contents">F7</text:p>
          </table:table-cell>
        </table:table-row>
      </table:table>
      <text:h text:style-name="P14" text:outline-level="2"><text:span text:style-name="T5">R</text:span>esponse <text:span text:style-name="T5">(GENX1 MIDI Channel 1)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System Exclusive</text:p>
          </table:table-cell>
          <table:table-cell table:style-name="Table5.B1" office:value-type="string">
            <text:p text:style-name="P15">F0</text:p>
          </table:table-cell>
        </table:table-row>
        <table:table-row>
          <table:table-cell table:style-name="Table5.A2" office:value-type="string">
            <text:p text:style-name="P15"><text:span text:style-name="T7">Manufacturer</text:span> ID</text:p>
          </table:table-cell>
          <table:table-cell table:style-name="Table5.B2" office:value-type="string">
            <text:p text:style-name="P15">00 00 10</text:p>
          </table:table-cell>
        </table:table-row>
        <table:table-row>
          <table:table-cell table:style-name="Table5.A2" office:value-type="string">
            <text:p text:style-name="P15">MIDI Channel</text:p>
          </table:table-cell>
          <table:table-cell table:style-name="Table5.B3" office:value-type="string">
            <text:p text:style-name="P15"><text:span text:style-name="T6">0</text:span>1</text:p>
          </table:table-cell>
        </table:table-row>
        <table:table-row>
          <table:table-cell table:style-name="Table5.A2" office:value-type="string">
            <text:p text:style-name="P15">Device ID</text:p>
          </table:table-cell>
          <table:table-cell table:style-name="Table5.B4" office:value-type="string">
            <text:p text:style-name="P15">56</text:p>
          </table:table-cell>
        </table:table-row>
        <table:table-row>
          <table:table-cell table:style-name="Table5.A2" office:value-type="string">
            <text:p text:style-name="P16">Response</text:p>
          </table:table-cell>
          <table:table-cell table:style-name="Table5.B5" office:value-type="string">
            <text:p text:style-name="P16">00 01 01 56 (??, response, channel, device type)</text:p>
          </table:table-cell>
        </table:table-row>
        <table:table-row>
          <table:table-cell table:style-name="Table5.A2" office:value-type="string">
            <text:p text:style-name="P15">Checksum</text:p>
          </table:table-cell>
          <table:table-cell table:style-name="Table5.B6" office:value-type="string">
            <text:p text:style-name="P16">13</text:p>
          </table:table-cell>
        </table:table-row>
        <table:table-row>
          <table:table-cell table:style-name="Table5.A2" office:value-type="string">
            <text:p text:style-name="P15">End of System Exclusive</text:p>
          </table:table-cell>
          <table:table-cell table:style-name="Table5.B7" office:value-type="string">
            <text:p text:style-name="P15">F7</text:p>
          </table:table-cell>
        </table:table-row>
      </table:table>
      <text:h text:style-name="P17" text:outline-level="1"/>
      <text:h text:style-name="P18" text:outline-level="1"><text:span text:style-name="T8">Device </text:span><text:span text:style-name="T9">Connected</text:span></text:h>
      <text:p text:style-name="P19">Transmitted by GENX1 when powered on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System Exclusive</text:p>
          </table:table-cell>
          <table:table-cell table:style-name="Table6.B1" office:value-type="string">
            <text:p text:style-name="P20">F0</text:p>
          </table:table-cell>
        </table:table-row>
        <table:table-row>
          <table:table-cell table:style-name="Table6.A2" office:value-type="string">
            <text:p text:style-name="P20"><text:span text:style-name="T7">Manufacturer</text:span> ID</text:p>
          </table:table-cell>
          <table:table-cell table:style-name="Table6.B2" office:value-type="string">
            <text:p text:style-name="P20">00 00 10</text:p>
          </table:table-cell>
        </table:table-row>
        <table:table-row>
          <table:table-cell table:style-name="Table6.A2" office:value-type="string">
            <text:p text:style-name="P20">Non Realtime</text:p>
          </table:table-cell>
          <table:table-cell table:style-name="Table6.B3" office:value-type="string">
            <text:p text:style-name="P20">7E</text:p>
          </table:table-cell>
        </table:table-row>
        <table:table-row>
          <table:table-cell table:style-name="Table6.A2" office:value-type="string">
            <text:p text:style-name="P21">Midi Channel</text:p>
          </table:table-cell>
          <table:table-cell table:style-name="Table6.B4" office:value-type="string">
            <text:p text:style-name="P21">7F (All channels)</text:p>
          </table:table-cell>
        </table:table-row>
        <table:table-row>
          <table:table-cell table:style-name="Table6.A2" office:value-type="string">
            <text:p text:style-name="P22">Message</text:p>
          </table:table-cell>
          <table:table-cell table:style-name="Table6.B5" office:value-type="string">
            <text:p text:style-name="P22">02 00 01 00</text:p>
          </table:table-cell>
        </table:table-row>
        <table:table-row>
          <table:table-cell table:style-name="Table6.A2" office:value-type="string">
            <text:p text:style-name="P23">Device ID</text:p>
          </table:table-cell>
          <table:table-cell table:style-name="Table6.B6" office:value-type="string">
            <text:p text:style-name="P23">56</text:p>
          </table:table-cell>
        </table:table-row>
        <table:table-row>
          <table:table-cell table:style-name="Table6.A2" office:value-type="string">
            <text:p text:style-name="P20">Checksum</text:p>
          </table:table-cell>
          <table:table-cell table:style-name="Table6.B7" office:value-type="string">
            <text:p text:style-name="P23">44</text:p>
          </table:table-cell>
        </table:table-row>
        <table:table-row>
          <table:table-cell table:style-name="Table6.A2" office:value-type="string">
            <text:p text:style-name="P20">End of System Exclusive</text:p>
          </table:table-cell>
          <table:table-cell table:style-name="Table6.B8" office:value-type="string">
            <text:p text:style-name="P20">F7</text:p>
          </table:table-cell>
        </table:table-row>
      </table:table>
      <text:p text:style-name="P24"/>
      <text:p text:style-name="Standard"/>
      <text:p text:style-name="Standard"/>
      <text:h text:style-name="P25" text:outline-level="1">Get Current Patc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1">System Exclusive</text:p>
          </table:table-cell>
          <table:table-cell table:style-name="Table1.B1" office:value-type="string">
            <text:p text:style-name="Table_20_1">F0</text:p>
          </table:table-cell>
        </table:table-row>
        <table:table-row>
          <table:table-cell table:style-name="Table1.A2" office:value-type="string">
            <text:p text:style-name="Table_20_Contents"><text:span text:style-name="T7">Manufacturer</text:span> ID</text:p>
          </table:table-cell>
          <table:table-cell table:style-name="Table1.B2" office:value-type="string">
            <text:p text:style-name="Table_20_Contents">00 00 10</text:p>
          </table:table-cell>
        </table:table-row>
        <table:table-row>
          <table:table-cell table:style-name="Table1.A2" office:value-type="string">
            <text:p text:style-name="Table_20_Contents">MIDI Channel</text:p>
          </table:table-cell>
          <table:table-cell table:style-name="Table1.B3" office:value-type="string">
            <text:p text:style-name="Table_20_Contents">0<text:span text:style-name="T6">0</text:span></text:p>
          </table:table-cell>
        </table:table-row>
        <table:table-row>
          <table:table-cell table:style-name="Table1.A2" office:value-type="string">
            <text:p text:style-name="Table_20_Contents">Device ID</text:p>
          </table:table-cell>
          <table:table-cell table:style-name="Table1.B4" office:value-type="string">
            <text:p text:style-name="Table_20_Contents">56</text:p>
          </table:table-cell>
        </table:table-row>
        <table:table-row>
          <table:table-cell table:style-name="Table1.A2" office:value-type="string">
            <text:p text:style-name="Table_20_Contents">Command Code</text:p>
          </table:table-cell>
          <table:table-cell table:style-name="Table1.B5" office:value-type="string">
            <text:p text:style-name="Table_20_Contents">76 20 01</text:p>
          </table:table-cell>
        </table:table-row>
        <table:table-row>
          <table:table-cell table:style-name="Table1.A2" office:value-type="string">
            <text:p text:style-name="Table_20_Contents">Checksum</text:p>
          </table:table-cell>
          <table:table-cell table:style-name="Table1.B6" office:value-type="string">
            <text:p text:style-name="Table_20_Contents">6E</text:p>
          </table:table-cell>
        </table:table-row>
        <table:table-row>
          <table:table-cell table:style-name="Table1.A2" office:value-type="string">
            <text:p text:style-name="Table_20_Contents">End of System Exclusive</text:p>
          </table:table-cell>
          <table:table-cell table:style-name="Table1.B7" office:value-type="string">
            <text:p text:style-name="P26">F7</text:p>
          </table:table-cell>
        </table:table-row>
      </table:table>
      <text:h text:style-name="Heading_20_2" text:outline-level="2">Respons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System Exclusive</text:p>
          </table:table-cell>
          <table:table-cell table:style-name="Table2.B1" office:value-type="string">
            <text:p text:style-name="P27">F0</text:p>
          </table:table-cell>
        </table:table-row>
        <table:table-row>
          <table:table-cell table:style-name="Table2.A2" office:value-type="string">
            <text:p text:style-name="P27"><text:span text:style-name="T7">Manufacturer</text:span> ID</text:p>
          </table:table-cell>
          <table:table-cell table:style-name="Table2.B2" office:value-type="string">
            <text:p text:style-name="P27">00 00 10</text:p>
          </table:table-cell>
        </table:table-row>
        <table:table-row>
          <table:table-cell table:style-name="Table2.A2" office:value-type="string">
            <text:p text:style-name="P27">MIDI Channel</text:p>
          </table:table-cell>
          <table:table-cell table:style-name="Table2.B3" office:value-type="string">
            <text:p text:style-name="P27">0<text:span text:style-name="T6">0</text:span></text:p>
          </table:table-cell>
        </table:table-row>
        <table:table-row>
          <table:table-cell table:style-name="Table2.A2" office:value-type="string">
            <text:p text:style-name="P27">Device ID</text:p>
          </table:table-cell>
          <table:table-cell table:style-name="Table2.B4" office:value-type="string">
            <text:p text:style-name="P27">56</text:p>
          </table:table-cell>
        </table:table-row>
        <table:table-row>
          <table:table-cell table:style-name="Table2.A2" office:value-type="string">
            <text:p text:style-name="P27">Command Code</text:p>
          </table:table-cell>
          <table:table-cell table:style-name="Table2.B5" office:value-type="string">
            <text:p text:style-name="P27">2D 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6" office:value-type="string">
            <text:p text:style-name="P28">00 01</text:p>
          </table:table-cell>
        </table:table-row>
        <table:table-row>
          <table:table-cell table:style-name="Table2.A2" office:value-type="string">
            <text:p text:style-name="P27">Bank</text:p>
          </table:table-cell>
          <table:table-cell table:style-name="Table2.B6" office:value-type="string">
            <text:p text:style-name="P27">00: Factory, 01: User</text:p>
          </table:table-cell>
        </table:table-row>
        <table:table-row>
          <table:table-cell table:style-name="Table2.A2" office:value-type="string">
            <text:p text:style-name="P27">Patch</text:p>
          </table:table-cell>
          <table:table-cell table:style-name="Table2.B8" office:value-type="string">
            <text:p text:style-name="P27">00: 0 - 2F</text:p>
          </table:table-cell>
        </table:table-row>
        <table:table-row>
          <table:table-cell table:style-name="Table2.A2" office:value-type="string">
            <text:p text:style-name="P27">Pad</text:p>
          </table:table-cell>
          <table:table-cell table:style-name="Table2.B9" office:value-type="string">
            <text:p text:style-name="P27">00</text:p>
          </table:table-cell>
        </table:table-row>
        <table:table-row>
          <table:table-cell table:style-name="Table2.A2" office:value-type="string">
            <text:p text:style-name="P27">Checksum</text:p>
          </table:table-cell>
          <table:table-cell table:style-name="Table2.B10" office:value-type="string">
            <text:p text:style-name="P27">XX</text:p>
          </table:table-cell>
        </table:table-row>
        <table:table-row>
          <table:table-cell table:style-name="Table2.A2" office:value-type="string">
            <text:p text:style-name="P27">End of System Exclusive</text:p>
          </table:table-cell>
          <table:table-cell table:style-name="Table2.B11" office:value-type="string">
            <text:p text:style-name="P27">F7</text:p>
          </table:table-cell>
        </table:table-row>
      </table:table>
      <text:p text:style-name="P29"/>
      <text:h text:style-name="P18" text:outline-level="1"><text:span text:style-name="T10">Command </text:span><text:span text:style-name="T9">70</text:span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System Exclusive</text:p>
          </table:table-cell>
          <table:table-cell table:style-name="Table7.B1" office:value-type="string">
            <text:p text:style-name="P20">F0</text:p>
          </table:table-cell>
        </table:table-row>
        <table:table-row>
          <table:table-cell table:style-name="Table7.A2" office:value-type="string">
            <text:p text:style-name="P30"><text:span text:style-name="T7">Manufacturer</text:span> ID</text:p>
          </table:table-cell>
          <table:table-cell table:style-name="Table7.B2" office:value-type="string">
            <text:p text:style-name="P30">00 00 10</text:p>
          </table:table-cell>
        </table:table-row>
        <table:table-row>
          <table:table-cell table:style-name="Table7.A2" office:value-type="string">
            <text:p text:style-name="P30">MIDI Channel</text:p>
          </table:table-cell>
          <table:table-cell table:style-name="Table7.B3" office:value-type="string">
            <text:p text:style-name="P30">0<text:span text:style-name="T6">0</text:span></text:p>
          </table:table-cell>
        </table:table-row>
        <table:table-row>
          <table:table-cell table:style-name="Table7.A2" office:value-type="string">
            <text:p text:style-name="P30">Device ID</text:p>
          </table:table-cell>
          <table:table-cell table:style-name="Table7.B4" office:value-type="string">
            <text:p text:style-name="P30">56</text:p>
          </table:table-cell>
        </table:table-row>
        <table:table-row>
          <table:table-cell table:style-name="Table7.A2" office:value-type="string">
            <text:p text:style-name="P30">Command Code</text:p>
          </table:table-cell>
          <table:table-cell table:style-name="Table7.B5" office:value-type="string">
            <text:p text:style-name="P30">70</text:p>
          </table:table-cell>
        </table:table-row>
        <table:table-row>
          <table:table-cell table:style-name="Table7.A2" office:value-type="string">
            <text:p text:style-name="P31">Data</text:p>
          </table:table-cell>
          <table:table-cell table:style-name="Table7.B6" office:value-type="string">
            <text:p text:style-name="P32"><text:span text:style-name="T10">00 </text:span>01 08</text:p>
          </table:table-cell>
        </table:table-row>
        <table:table-row>
          <table:table-cell table:style-name="Table7.A2" office:value-type="string">
            <text:p text:style-name="P30">Checksum</text:p>
          </table:table-cell>
          <table:table-cell table:style-name="Table7.B6" office:value-type="string">
            <text:p text:style-name="P33">3F</text:p>
          </table:table-cell>
        </table:table-row>
        <table:table-row>
          <table:table-cell table:style-name="Table7.A2" office:value-type="string">
            <text:p text:style-name="P30">End of System Exclusive</text:p>
          </table:table-cell>
          <table:table-cell table:style-name="Table7.B8" office:value-type="string">
            <text:p text:style-name="P34">F7</text:p>
          </table:table-cell>
        </table:table-row>
      </table:table>
      <text:h text:style-name="P35" text:outline-level="2">Response <text:span text:style-name="T10">Acknowledge Code 7E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System Exclusive</text:p>
          </table:table-cell>
          <table:table-cell table:style-name="Table8.B1" office:value-type="string">
            <text:p text:style-name="P30">F0</text:p>
          </table:table-cell>
        </table:table-row>
        <table:table-row>
          <table:table-cell table:style-name="Table8.A2" office:value-type="string">
            <text:p text:style-name="P30"><text:span text:style-name="T7">Manufacturer</text:span> ID</text:p>
          </table:table-cell>
          <table:table-cell table:style-name="Table8.B2" office:value-type="string">
            <text:p text:style-name="P30">00 00 10</text:p>
          </table:table-cell>
        </table:table-row>
        <table:table-row>
          <table:table-cell table:style-name="Table8.A2" office:value-type="string">
            <text:p text:style-name="P30">MIDI Channel</text:p>
          </table:table-cell>
          <table:table-cell table:style-name="Table8.B3" office:value-type="string">
            <text:p text:style-name="P30">0<text:span text:style-name="T6">0</text:span></text:p>
          </table:table-cell>
        </table:table-row>
        <table:table-row>
          <table:table-cell table:style-name="Table8.A2" office:value-type="string">
            <text:p text:style-name="P30">Device ID</text:p>
          </table:table-cell>
          <table:table-cell table:style-name="Table8.B4" office:value-type="string">
            <text:p text:style-name="P30">56</text:p>
          </table:table-cell>
        </table:table-row>
        <table:table-row>
          <table:table-cell table:style-name="Table8.A2" office:value-type="string">
            <text:p text:style-name="P30">Command Code</text:p>
          </table:table-cell>
          <table:table-cell table:style-name="Table8.B5" office:value-type="string">
            <text:p text:style-name="P31">7E</text:p>
          </table:table-cell>
        </table:table-row>
        <table:table-row>
          <table:table-cell table:style-name="Table8.A2" office:value-type="string">
            <text:p text:style-name="P31">Data</text:p>
          </table:table-cell>
          <table:table-cell table:style-name="Table8.B6" office:value-type="string">
            <text:p text:style-name="P30">00 01</text:p>
          </table:table-cell>
        </table:table-row>
        <table:table-row>
          <table:table-cell table:style-name="Table8.A2" office:value-type="string">
            <text:p text:style-name="P31">Response Code</text:p>
          </table:table-cell>
          <table:table-cell table:style-name="Table8.B7" office:value-type="string">
            <text:p text:style-name="P31">70 00</text:p>
          </table:table-cell>
        </table:table-row>
        <table:table-row>
          <table:table-cell table:style-name="Table8.A2" office:value-type="string">
            <text:p text:style-name="P30">Checksum</text:p>
          </table:table-cell>
          <table:table-cell table:style-name="Table8.B7" office:value-type="string">
            <text:p text:style-name="P30">XX</text:p>
          </table:table-cell>
        </table:table-row>
        <table:table-row>
          <table:table-cell table:style-name="Table8.A2" office:value-type="string">
            <text:p text:style-name="P30">End of System Exclusive</text:p>
          </table:table-cell>
          <table:table-cell table:style-name="Table8.B9" office:value-type="string">
            <text:p text:style-name="P30">F7</text:p>
          </table:table-cell>
        </table:table-row>
      </table:table>
      <text:p text:style-name="P24"/>
      <text:h text:style-name="P36" text:outline-level="1"><text:span text:style-name="T11">Status</text:span><text:span text:style-name="T10"> Request 05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System Exclusive</text:p>
          </table:table-cell>
          <table:table-cell table:style-name="Table10.B1" office:value-type="string">
            <text:p text:style-name="P37">F0</text:p>
          </table:table-cell>
        </table:table-row>
        <table:table-row>
          <table:table-cell table:style-name="Table10.A2" office:value-type="string">
            <text:p text:style-name="P32"><text:span text:style-name="T7">Manufacturer</text:span> ID</text:p>
          </table:table-cell>
          <table:table-cell table:style-name="Table10.B2" office:value-type="string">
            <text:p text:style-name="P32">00 00 10</text:p>
          </table:table-cell>
        </table:table-row>
        <table:table-row>
          <table:table-cell table:style-name="Table10.A2" office:value-type="string">
            <text:p text:style-name="P32">MIDI Channel</text:p>
          </table:table-cell>
          <table:table-cell table:style-name="Table10.B3" office:value-type="string">
            <text:p text:style-name="P32">0<text:span text:style-name="T6">0</text:span></text:p>
          </table:table-cell>
        </table:table-row>
        <table:table-row>
          <table:table-cell table:style-name="Table10.A2" office:value-type="string">
            <text:p text:style-name="P32">Device ID</text:p>
          </table:table-cell>
          <table:table-cell table:style-name="Table10.B4" office:value-type="string">
            <text:p text:style-name="P32">56</text:p>
          </table:table-cell>
        </table:table-row>
        <table:table-row>
          <table:table-cell table:style-name="Table10.A2" office:value-type="string">
            <text:p text:style-name="P32">Command Code</text:p>
          </table:table-cell>
          <table:table-cell table:style-name="Table10.B5" office:value-type="string">
            <text:p text:style-name="P31">05</text:p>
          </table:table-cell>
        </table:table-row>
        <table:table-row>
          <table:table-cell table:style-name="Table10.A2" office:value-type="string">
            <text:p text:style-name="P31">Data</text:p>
          </table:table-cell>
          <table:table-cell table:style-name="Table10.B6" office:value-type="string">
            <text:p text:style-name="P38">00 01</text:p>
          </table:table-cell>
        </table:table-row>
        <table:table-row>
          <table:table-cell table:style-name="Table10.A2" office:value-type="string">
            <text:p text:style-name="P32">Checksum</text:p>
          </table:table-cell>
          <table:table-cell table:style-name="Table10.B6" office:value-type="string">
            <text:p text:style-name="P31">42</text:p>
          </table:table-cell>
        </table:table-row>
        <table:table-row>
          <table:table-cell table:style-name="Table10.A2" office:value-type="string">
            <text:p text:style-name="P32">End of System Exclusive</text:p>
          </table:table-cell>
          <table:table-cell table:style-name="Table10.B8" office:value-type="string">
            <text:p text:style-name="P39">F7</text:p>
          </table:table-cell>
        </table:table-row>
      </table:table>
      <text:h text:style-name="P40" text:outline-level="2">Response <text:span text:style-name="T10">Data 06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2">System Exclusive</text:p>
          </table:table-cell>
          <table:table-cell table:style-name="Table11.B1" table:number-columns-spanned="2" office:value-type="string">
            <text:p text:style-name="P32">F0</text:p>
          </table:table-cell>
          <table:covered-table-cell/>
        </table:table-row>
        <table:table-row>
          <table:table-cell table:style-name="Table11.A2" office:value-type="string">
            <text:p text:style-name="P32"><text:span text:style-name="T7">Manufacturer</text:span> ID</text:p>
          </table:table-cell>
          <table:table-cell table:style-name="Table11.B2" table:number-columns-spanned="2" office:value-type="string">
            <text:p text:style-name="P32">00 00 10</text:p>
          </table:table-cell>
          <table:covered-table-cell/>
        </table:table-row>
        <table:table-row>
          <table:table-cell table:style-name="Table11.A2" office:value-type="string">
            <text:p text:style-name="P32">MIDI Channel</text:p>
          </table:table-cell>
          <table:table-cell table:style-name="Table11.B3" table:number-columns-spanned="2" office:value-type="string">
            <text:p text:style-name="P32">0<text:span text:style-name="T6">0</text:span></text:p>
          </table:table-cell>
          <table:covered-table-cell/>
        </table:table-row>
        <table:table-row>
          <table:table-cell table:style-name="Table11.A2" office:value-type="string">
            <text:p text:style-name="P32">Device ID</text:p>
          </table:table-cell>
          <table:table-cell table:style-name="Table11.B4" table:number-columns-spanned="2" office:value-type="string">
            <text:p text:style-name="P32">56</text:p>
          </table:table-cell>
          <table:covered-table-cell/>
        </table:table-row>
        <table:table-row>
          <table:table-cell table:style-name="Table11.A2" office:value-type="string">
            <text:p text:style-name="P32">Command Code</text:p>
          </table:table-cell>
          <table:table-cell table:style-name="Table11.B5" table:number-columns-spanned="2" office:value-type="string">
            <text:p text:style-name="P31">06</text:p>
          </table:table-cell>
          <table:covered-table-cell/>
        </table:table-row>
        <table:table-row>
          <table:table-cell table:style-name="Table11.A2" office:value-type="string">
            <text:p text:style-name="P31">Data</text:p>
          </table:table-cell>
          <table:table-cell table:style-name="Table11.B6" table:number-columns-spanned="2" office:value-type="string">
            <text:p text:style-name="P41">00 15 00 25 </text:p>
          </table:table-cell>
          <table:covered-table-cell/>
        </table:table-row>
        <table:table-row>
          <table:table-cell table:style-name="Table11.A2" office:value-type="string">
            <text:p text:style-name="P42"><text:span text:style-name="T12">Un</text:span>Packed Data</text:p>
          </table:table-cell>
          <table:table-cell table:style-name="Table11.B7" office:value-type="string">
            <text:p text:style-name="P43">01 00 6F 00 15 00 25 30</text:p>
            <text:p text:style-name="P44"><text:span text:style-name="T13">30 03 </text:span><text:span text:style-name="T14">01</text:span><text:span text:style-name="T13"> </text:span><text:span text:style-name="T15">05</text:span><text:span text:style-name="T13"> 01 01 02 01 </text:span></text:p>
            <text:p text:style-name="P43">05 01 06 01 07 01 08 02 </text:p>
            <text:p text:style-name="P43">09 01 0A 02 0B 01 0C 01</text:p>
            <text:p text:style-name="P43">0D 01 0E 01 0F 01 10 01 </text:p>
            <text:p text:style-name="P43">11 01 12 01 13 01 14 01 </text:p>
            <text:p text:style-name="P43">15 01 20 01 21 01 22 01 </text:p>
            <text:p text:style-name="P43">23 01 24 02 25 01 26 02</text:p>
            <text:p text:style-name="P43">27 01 28 01 29 01 2A 01 </text:p>
            <text:p text:style-name="P43">2B 01 2C 02 2D 01 2E 01 </text:p>
            <text:p text:style-name="P43">70 01 71 01 72 01 73 01 </text:p>
            <text:p text:style-name="P43">74 01 75 01 76 01 7E 01 </text:p>
            <text:p text:style-name="P45">7F 01</text:p>
          </table:table-cell>
          <table:table-cell table:style-name="Table11.C7" office:value-type="string">
            <text:p text:style-name="P46">Current Patch:</text:p>
            <text:p text:style-name="P47"><text:span text:style-name="T2">01</text:span>: User, <text:span text:style-name="T2">00</text:span>: Factory</text:p>
            <text:p text:style-name="P48"><text:span text:style-name="T16">0-2F</text:span>: Patch 1 - 128</text:p>
          </table:table-cell>
        </table:table-row>
        <table:table-row>
          <table:table-cell table:style-name="Table11.A2" office:value-type="string">
            <text:p text:style-name="P32">Checksum</text:p>
          </table:table-cell>
          <table:table-cell table:style-name="Table11.B8" table:number-columns-spanned="2" office:value-type="string">
            <text:p text:style-name="P31">41</text:p>
          </table:table-cell>
          <table:covered-table-cell/>
        </table:table-row>
        <table:table-row>
          <table:table-cell table:style-name="Table11.A2" office:value-type="string">
            <text:p text:style-name="P32">End of System Exclusive</text:p>
          </table:table-cell>
          <table:table-cell table:style-name="Table11.B9" table:number-columns-spanned="2" office:value-type="string">
            <text:p text:style-name="P32">F7</text:p>
          </table:table-cell>
          <table:covered-table-cell/>
        </table:table-row>
      </table:table>
      <text:p text:style-name="P49"/>
      <text:h text:style-name="P1" text:outline-level="1"><text:span text:style-name="T11">Status</text:span><text:span text:style-name="T10"> Request 0</text:span><text:span text:style-name="T11">7 </text:span><text:span text:style-name="T17">(Subcode 00)</text:span></text:h>
      <text:p text:style-name="P50">Returns enumerated Amp and Cabinet <text:span text:style-name="T18">null terminated/padded </text:span>names<text:span text:style-name="T18">.</text:span></text:p>
      <text:p text:style-name="P51">Note that basic and user amp/cab names are sent using similar packets. <text:span text:style-name="T19">Check if these can be specified in the 07 command.</text:span></text:p>
      <text:p text:style-name="P52">Highlighted 3C 11 11 indicates 17 amp names follow. 3D 09 09 indicates 9 cabinet names follow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3">System Exclusive</text:p>
          </table:table-cell>
          <table:table-cell table:style-name="Table9.B1" office:value-type="string">
            <text:p text:style-name="P53">F0</text:p>
          </table:table-cell>
        </table:table-row>
        <table:table-row>
          <table:table-cell table:style-name="Table9.A2" office:value-type="string">
            <text:p text:style-name="P54"><text:span text:style-name="T7">Manufacturer</text:span> ID</text:p>
          </table:table-cell>
          <table:table-cell table:style-name="Table9.B2" office:value-type="string">
            <text:p text:style-name="P54">00 00 10</text:p>
          </table:table-cell>
        </table:table-row>
        <table:table-row>
          <table:table-cell table:style-name="Table9.A2" office:value-type="string">
            <text:p text:style-name="P54">MIDI Channel</text:p>
          </table:table-cell>
          <table:table-cell table:style-name="Table9.B3" office:value-type="string">
            <text:p text:style-name="P54">0<text:span text:style-name="T6">0</text:span></text:p>
          </table:table-cell>
        </table:table-row>
        <table:table-row>
          <table:table-cell table:style-name="Table9.A2" office:value-type="string">
            <text:p text:style-name="P54">Device ID</text:p>
          </table:table-cell>
          <table:table-cell table:style-name="Table9.B4" office:value-type="string">
            <text:p text:style-name="P54">56</text:p>
          </table:table-cell>
        </table:table-row>
        <table:table-row>
          <table:table-cell table:style-name="Table9.A2" office:value-type="string">
            <text:p text:style-name="P54">Command Code</text:p>
          </table:table-cell>
          <table:table-cell table:style-name="Table9.B5" office:value-type="string">
            <text:p text:style-name="P55">0<text:span text:style-name="T11">7</text:span></text:p>
          </table:table-cell>
        </table:table-row>
        <table:table-row>
          <table:table-cell table:style-name="Table9.A2" office:value-type="string">
            <text:p text:style-name="P56">Data</text:p>
          </table:table-cell>
          <table:table-cell table:style-name="Table9.B6" office:value-type="string">
            <text:p text:style-name="P2">00 01</text:p>
          </table:table-cell>
        </table:table-row>
        <table:table-row>
          <table:table-cell table:style-name="Table9.A2" office:value-type="string">
            <text:p text:style-name="P56">Subcode</text:p>
          </table:table-cell>
          <table:table-cell table:style-name="Table9.B6" office:value-type="string">
            <text:p text:style-name="P57">XX<text:span text:style-name="T20">0</text:span>: Basic, 01: User</text:p>
          </table:table-cell>
        </table:table-row>
        <table:table-row>
          <table:table-cell table:style-name="Table9.A2" office:value-type="string">
            <text:p text:style-name="P54">Checksum</text:p>
          </table:table-cell>
          <table:table-cell table:style-name="Table9.B6" office:value-type="string">
            <text:p text:style-name="P55">4<text:span text:style-name="T17">0</text:span></text:p>
          </table:table-cell>
        </table:table-row>
        <table:table-row>
          <table:table-cell table:style-name="Table9.A2" office:value-type="string">
            <text:p text:style-name="P54">End of System Exclusive</text:p>
          </table:table-cell>
          <table:table-cell table:style-name="Table9.B9" office:value-type="string">
            <text:p text:style-name="P58">F7</text:p>
          </table:table-cell>
        </table:table-row>
      </table:table>
      <text:h text:style-name="P59" text:outline-level="2">Response <text:span text:style-name="T10">Data 0</text:span><text:span text:style-name="T11">8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4">System Exclusive</text:p>
          </table:table-cell>
          <table:table-cell table:style-name="Table12.B1" table:number-columns-spanned="2" office:value-type="string">
            <text:p text:style-name="P54">F0</text:p>
          </table:table-cell>
          <table:covered-table-cell/>
        </table:table-row>
        <table:table-row>
          <table:table-cell table:style-name="Table12.A2" office:value-type="string">
            <text:p text:style-name="P54"><text:span text:style-name="T7">Manufacturer</text:span> ID</text:p>
          </table:table-cell>
          <table:table-cell table:style-name="Table12.B2" table:number-columns-spanned="2" office:value-type="string">
            <text:p text:style-name="P54">00 00 10</text:p>
          </table:table-cell>
          <table:covered-table-cell/>
        </table:table-row>
        <table:table-row>
          <table:table-cell table:style-name="Table12.A2" office:value-type="string">
            <text:p text:style-name="P54">MIDI Channel</text:p>
          </table:table-cell>
          <table:table-cell table:style-name="Table12.B3" table:number-columns-spanned="2" office:value-type="string">
            <text:p text:style-name="P54">0<text:span text:style-name="T6">0</text:span></text:p>
          </table:table-cell>
          <table:covered-table-cell/>
        </table:table-row>
        <table:table-row>
          <table:table-cell table:style-name="Table12.A2" office:value-type="string">
            <text:p text:style-name="P54">Device ID</text:p>
          </table:table-cell>
          <table:table-cell table:style-name="Table12.B4" table:number-columns-spanned="2" office:value-type="string">
            <text:p text:style-name="P54">56</text:p>
          </table:table-cell>
          <table:covered-table-cell/>
        </table:table-row>
        <table:table-row>
          <table:table-cell table:style-name="Table12.A2" office:value-type="string">
            <text:p text:style-name="P54">Command Code</text:p>
          </table:table-cell>
          <table:table-cell table:style-name="Table12.B5" table:number-columns-spanned="2" office:value-type="string">
            <text:p text:style-name="P60">08</text:p>
          </table:table-cell>
          <table:covered-table-cell/>
        </table:table-row>
        <table:table-row>
          <table:table-cell table:style-name="Table12.A2" office:value-type="string">
            <text:p text:style-name="P56"/>
          </table:table-cell>
          <table:table-cell table:style-name="Table12.B6" office:value-type="string">
            <text:p text:style-name="P61"><text:span text:style-name="T21"><text:s text:c="2"/></text:span><text:span text:style-name="T3">: </text:span><text:span text:style-name="T22">0 = basic, 1 = user</text:span></text:p>
            <text:p text:style-name="P61"><text:span text:style-name="T23"><text:s text:c="2"/></text:span><text:span text:style-name="T22">: number of names</text:span></text:p>
            <text:p text:style-name="P61"><text:span text:style-name="T24"><text:s text:c="2"/></text:span><text:span text:style-name="T22">: 3C = amp names, 3D = cab names</text:span></text:p>
          </table:table-cell>
          <table:table-cell table:style-name="Table12.C6" office:value-type="string">
            <text:p text:style-name="P62"/>
          </table:table-cell>
        </table:table-row>
        <table:table-row>
          <table:table-cell table:style-name="Table12.A2" office:value-type="string">
            <text:p text:style-name="P56"><text:span text:style-name="T25">Packed/</text:span><text:span text:style-name="T26">Unpacked</text:span><text:span text:style-name="T25"> </text:span>Data</text:p>
          </table:table-cell>
          <table:table-cell table:style-name="Table12.B6" office:value-type="string">
            <text:p text:style-name="P62">00 02 <text:span text:style-name="T27">00</text:span> 02 <text:span text:style-name="T2">3C</text:span> <text:span text:style-name="T3">11</text:span> <text:span text:style-name="T28">11</text:span> 00</text:p>
            <text:p text:style-name="P62">00 44 49 52 45 43 54 00 </text:p>
            <text:p text:style-name="P62">00 01 42 4C 4B 46 41 43 </text:p>
            <text:p text:style-name="P62">00 00 02 42 4F 55 54 49 </text:p>
            <text:p text:style-name="P62">00 51 00 03 52 45 43 54 </text:p>
            <text:p text:style-name="P62">00 49 46 00 04 48 4F 54 </text:p>
            <text:p text:style-name="P62">00 52 4F 44 00 05 54 57 </text:p>
            <text:p text:style-name="P62">00 45 45 44 20 00 06 42 </text:p>
            <text:p text:style-name="P62">00 52 54 43 4D 42 00 07</text:p>
            <text:p text:style-name="P62"><text:soft-page-break/>00 43 4C 4E 54 55 42 00 </text:p>
            <text:p text:style-name="P62">00 08 42 52 54 53 54 4B </text:p>
            <text:p text:style-name="P62">00 00 09 43 52 55 4E 43</text:p>
            <text:p text:style-name="P62">00 48 00 0A 48 49 47 41 </text:p>
            <text:p text:style-name="P62">00 49 4E 00 0B 42 4C 55 </text:p>
            <text:p text:style-name="P62">00 45 53 20 00 0C 4D 4F </text:p>
            <text:p text:style-name="P62">00 44 47 41 4E 00 0D 46 </text:p>
            <text:p text:style-name="P62">00 55 5A 5A 20 20 00 0E </text:p>
            <text:p text:style-name="P62">00 42 41 53 53 4D 4E 00 </text:p>
            <text:p text:style-name="P62">00 0F 48 49 57 41 54 47 </text:p>
            <text:p text:style-name="P62">00 00 10 41 43 4F 55 53 </text:p>
            <text:p text:style-name="P62">00 54 00 <text:span text:style-name="T2">3D</text:span> <text:span text:style-name="T28">09</text:span> <text:span text:style-name="T3">09</text:span> 00 44 </text:p>
            <text:p text:style-name="P62">00 49 52 45 43 54 00 01 </text:p>
            <text:p text:style-name="P62">00 41 4D 32 58 31 32 00 </text:p>
            <text:p text:style-name="P62">00 02 42 52 34 58 31 32 </text:p>
            <text:p text:style-name="P62">00 00 03 56 20 34 58 31 </text:p>
            <text:p text:style-name="P62">00 32 00 04 42 52 32 58 </text:p>
            <text:p text:style-name="P62">00 31 32 00 05 41 4D 31 </text:p>
            <text:p text:style-name="P62">00 58 31 32 00 06 42 4C </text:p>
            <text:p text:style-name="P62">00 32 58 31 32 00 07 46 </text:p>
            <text:p text:style-name="P62">00 4E 34 58 31 32 00 08 </text:p>
            <text:p text:style-name="P62">00 47 52 34 58 31 32 00</text:p>
          </table:table-cell>
          <table:table-cell table:style-name="Table12.C6" office:value-type="string">
            <text:p text:style-name="P62">02 00 02 3C 11 11 00 44 <text:s/>. . . &lt; . . . D </text:p>
            <text:p text:style-name="P62">49 52 45 43 54 00 01 42 <text:s/>I R E C T . . B </text:p>
            <text:p text:style-name="P62">4C 4B 46 41 43 00 02 42 <text:s/>L K F A C . . B </text:p>
            <text:p text:style-name="P62">4F 55 54 49 51 00 03 52 <text:s/>O U T I Q . . R </text:p>
            <text:p text:style-name="P62">45 43 54 49 46 00 04 48 <text:s/>E C T I F . . H </text:p>
            <text:p text:style-name="P62">4F 54 52 4F 44 00 05 54 <text:s/>O T R O D . . T </text:p>
            <text:p text:style-name="P62">57 45 45 44 20 00 06 42 <text:s/>W E E D <text:s text:c="2"/>. . B </text:p>
            <text:p text:style-name="P62">52 54 43 4D 42 00 07 43 <text:s/>R T C M B . . C </text:p>
            <text:p text:style-name="P62">4C 4E 54 55 42 00 08 42 <text:s/>L N T U B . . B </text:p>
            <text:p text:style-name="P62"><text:soft-page-break/>52 54 53 54 4B 00 09 43 <text:s/>R T S T K . . C </text:p>
            <text:p text:style-name="P62">52 55 4E 43 48 00 0A 48 <text:s/>R U N C H . . H </text:p>
            <text:p text:style-name="P62">49 47 41 49 4E 00 0B 42 <text:s/>I G A I N . . B </text:p>
            <text:p text:style-name="P62">4C 55 45 53 20 00 0C 4D <text:s/>L U E S <text:s text:c="2"/>. . M </text:p>
            <text:p text:style-name="P62">4F 44 47 41 4E 00 0D 46 <text:s/>O D G A N . . F </text:p>
            <text:p text:style-name="P62">55 5A 5A 20 20 00 0E 42 <text:s/>U Z Z <text:s text:c="4"/>. . B </text:p>
            <text:p text:style-name="P62">41 53 53 4D 4E 00 0F 48 <text:s/>A S S M N . . H </text:p>
            <text:p text:style-name="P62">49 57 41 54 47 00 10 41 <text:s/>I W A T G . . A </text:p>
            <text:p text:style-name="P62">43 4F 55 53 54 00 3D 09 <text:s/>C O U S T . = . </text:p>
            <text:p text:style-name="P62">09 00 44 49 52 45 43 54 <text:s/>. . D I R E C T </text:p>
            <text:p text:style-name="P62">00 01 41 4D 32 58 31 32 <text:s/>. . A M 2 X 1 2 </text:p>
            <text:p text:style-name="P62">00 02 42 52 34 58 31 32 <text:s/>. . B R 4 X 1 2 </text:p>
            <text:p text:style-name="P62">00 03 56 20 34 58 31 32 <text:s/>. . V <text:s text:c="2"/>4 X 1 2 </text:p>
            <text:p text:style-name="P62">00 04 42 52 32 58 31 32 <text:s/>. . B R 2 X 1 2 </text:p>
            <text:p text:style-name="P62">00 05 41 4D 31 58 31 32 <text:s/>. . A M 1 X 1 2 </text:p>
            <text:p text:style-name="P62">00 06 42 4C 32 58 31 32 <text:s/>. . B L 2 X 1 2 </text:p>
            <text:p text:style-name="P62">00 07 46 4E 34 58 31 32 <text:s/>. . F N 4 X 1 2 </text:p>
            <text:p text:style-name="P62">00 08 47 52 34 58 31 32 <text:s/>. . G R 4 X 1 2 </text:p>
            <text:p text:style-name="P62">00 <text:s text:c="22"/>. <text:s/></text:p>
          </table:table-cell>
        </table:table-row>
        <table:table-row>
          <table:table-cell table:style-name="Table12.A2" office:value-type="string">
            <text:p text:style-name="P54">Checksum</text:p>
          </table:table-cell>
          <table:table-cell table:style-name="Table12.B8" table:number-columns-spanned="2" office:value-type="string">
            <text:p text:style-name="P60"><text:span text:style-name="T18">2</text:span>E</text:p>
          </table:table-cell>
          <table:covered-table-cell/>
        </table:table-row>
        <table:table-row>
          <table:table-cell table:style-name="Table12.A2" office:value-type="string">
            <text:p text:style-name="P54">End of System Exclusive</text:p>
          </table:table-cell>
          <table:table-cell table:style-name="Table12.B9" table:number-columns-spanned="2" office:value-type="string">
            <text:p text:style-name="P54">F7</text:p>
          </table:table-cell>
          <table:covered-table-cell/>
        </table:table-row>
      </table:table>
      <text:p text:style-name="P63"/>
      <text:p text:style-name="P64"/>
      <text:p text:style-name="P65"/>
      <text:p text:style-name="P65"/>
      <text:p text:style-name="P65"/>
      <text:p text:style-name="P65"/>
      <text:p text:style-name="P66"/>
      <text:h text:style-name="P67" text:outline-level="1"><text:span text:style-name="T11">Status</text:span><text:span text:style-name="T10"> Request 0</text:span><text:span text:style-name="T11">7 </text:span><text:span text:style-name="T17">(Subcode 01, </text:span><text:span text:style-name="T29">02, 03</text:span><text:span text:style-name="T17">)</text:span></text:h>
      <text:p text:style-name="P68">Commands appear to be unrecognised or malformed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9">System Exclusive</text:p>
          </table:table-cell>
          <table:table-cell table:style-name="Table14.B1" office:value-type="string">
            <text:p text:style-name="P69">F0</text:p>
          </table:table-cell>
        </table:table-row>
        <table:table-row>
          <table:table-cell table:style-name="Table14.A2" office:value-type="string">
            <text:p text:style-name="P70"><text:span text:style-name="T7">Manufacturer</text:span> ID</text:p>
          </table:table-cell>
          <table:table-cell table:style-name="Table14.B2" office:value-type="string">
            <text:p text:style-name="P70">00 00 10</text:p>
          </table:table-cell>
        </table:table-row>
        <table:table-row>
          <table:table-cell table:style-name="Table14.A2" office:value-type="string">
            <text:p text:style-name="P70">MIDI Channel</text:p>
          </table:table-cell>
          <table:table-cell table:style-name="Table14.B3" office:value-type="string">
            <text:p text:style-name="P70">0<text:span text:style-name="T6">0</text:span></text:p>
          </table:table-cell>
        </table:table-row>
        <table:table-row>
          <table:table-cell table:style-name="Table14.A2" office:value-type="string">
            <text:p text:style-name="P70">Device ID</text:p>
          </table:table-cell>
          <table:table-cell table:style-name="Table14.B4" office:value-type="string">
            <text:p text:style-name="P70">56</text:p>
          </table:table-cell>
        </table:table-row>
        <table:table-row>
          <table:table-cell table:style-name="Table14.A2" office:value-type="string">
            <text:p text:style-name="P70">Command Code</text:p>
          </table:table-cell>
          <table:table-cell table:style-name="Table14.B5" office:value-type="string">
            <text:p text:style-name="P71">0<text:span text:style-name="T11">7</text:span></text:p>
          </table:table-cell>
        </table:table-row>
        <table:table-row>
          <table:table-cell table:style-name="Table14.A2" office:value-type="string">
            <text:p text:style-name="P56">Data</text:p>
          </table:table-cell>
          <table:table-cell table:style-name="Table14.B6" office:value-type="string">
            <text:p text:style-name="P72">00 01</text:p>
          </table:table-cell>
        </table:table-row>
        <table:table-row>
          <table:table-cell table:style-name="Table14.A2" office:value-type="string">
            <text:p text:style-name="P56">Subcode</text:p>
          </table:table-cell>
          <table:table-cell table:style-name="Table14.B6" office:value-type="string">
            <text:p text:style-name="P73">CC</text:p>
          </table:table-cell>
        </table:table-row>
        <table:table-row>
          <table:table-cell table:style-name="Table14.A2" office:value-type="string">
            <text:p text:style-name="P70">Checksum</text:p>
          </table:table-cell>
          <table:table-cell table:style-name="Table14.B6" office:value-type="string">
            <text:p text:style-name="P74">CX</text:p>
          </table:table-cell>
        </table:table-row>
        <table:table-row>
          <table:table-cell table:style-name="Table14.A2" office:value-type="string">
            <text:p text:style-name="P70">End of System Exclusive</text:p>
          </table:table-cell>
          <table:table-cell table:style-name="Table14.B9" office:value-type="string">
            <text:p text:style-name="P75">F7</text:p>
          </table:table-cell>
        </table:table-row>
      </table:table>
      <text:h text:style-name="P76" text:outline-level="2">Response <text:span text:style-name="T10">Data 0</text:span><text:span text:style-name="T11">8</text:span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0">System Exclusive</text:p>
          </table:table-cell>
          <table:table-cell table:style-name="Table15.B1" office:value-type="string">
            <text:p text:style-name="P70">F0</text:p>
          </table:table-cell>
        </table:table-row>
        <table:table-row>
          <table:table-cell table:style-name="Table15.A2" office:value-type="string">
            <text:p text:style-name="P70"><text:span text:style-name="T7">Manufacturer</text:span> ID</text:p>
          </table:table-cell>
          <table:table-cell table:style-name="Table15.B2" office:value-type="string">
            <text:p text:style-name="P70">00 00 10</text:p>
          </table:table-cell>
        </table:table-row>
        <table:table-row>
          <table:table-cell table:style-name="Table15.A2" office:value-type="string">
            <text:p text:style-name="P70">MIDI Channel</text:p>
          </table:table-cell>
          <table:table-cell table:style-name="Table15.B3" office:value-type="string">
            <text:p text:style-name="P70">0<text:span text:style-name="T6">0</text:span></text:p>
          </table:table-cell>
        </table:table-row>
        <table:table-row>
          <table:table-cell table:style-name="Table15.A2" office:value-type="string">
            <text:p text:style-name="P70">Device ID</text:p>
          </table:table-cell>
          <table:table-cell table:style-name="Table15.B4" office:value-type="string">
            <text:p text:style-name="P70">56</text:p>
          </table:table-cell>
        </table:table-row>
        <table:table-row>
          <table:table-cell table:style-name="Table15.A2" office:value-type="string">
            <text:p text:style-name="P70">Command Code</text:p>
          </table:table-cell>
          <table:table-cell table:style-name="Table15.B5" office:value-type="string">
            <text:p text:style-name="P77">08</text:p>
          </table:table-cell>
        </table:table-row>
        <table:table-row>
          <table:table-cell table:style-name="Table15.A2" office:value-type="string">
            <text:p text:style-name="P71">Data</text:p>
          </table:table-cell>
          <table:table-cell table:style-name="Table15.B6" office:value-type="string">
            <text:p text:style-name="P72">00 02 </text:p>
          </table:table-cell>
        </table:table-row>
        <table:table-row>
          <table:table-cell table:style-name="Table15.A2" office:value-type="string">
            <text:p text:style-name="P56">Subcode</text:p>
          </table:table-cell>
          <table:table-cell table:style-name="Table15.B7" office:value-type="string">
            <text:p text:style-name="P74">CC</text:p>
          </table:table-cell>
        </table:table-row>
        <table:table-row>
          <table:table-cell table:style-name="Table15.A2" office:value-type="string">
            <text:p text:style-name="P56">Data</text:p>
          </table:table-cell>
          <table:table-cell table:style-name="Table15.B7" office:value-type="string">
            <text:p text:style-name="P72">02 3C 09 00 3D 00 09 00</text:p>
          </table:table-cell>
        </table:table-row>
        <table:table-row>
          <table:table-cell table:style-name="Table15.A2" office:value-type="string">
            <text:p text:style-name="P70">Checksum</text:p>
          </table:table-cell>
          <table:table-cell table:style-name="Table15.B7" office:value-type="string">
            <text:p text:style-name="P74">CX</text:p>
          </table:table-cell>
        </table:table-row>
        <table:table-row>
          <table:table-cell table:style-name="Table15.A2" office:value-type="string">
            <text:p text:style-name="P70">End of System Exclusive</text:p>
          </table:table-cell>
          <table:table-cell table:style-name="Table15.B10" office:value-type="string">
            <text:p text:style-name="P70">F7</text:p>
          </table:table-cell>
        </table:table-row>
      </table:table>
      <text:p text:style-name="P78"/>
      <text:h text:style-name="P79" text:outline-level="1"><text:span text:style-name="T30">Get User Patch Names (</text:span><text:span text:style-name="T31">12</text:span><text:span text:style-name="T30">)</text:span></text:h>
      <text:p text:style-name="P80">Returns enumerated <text:span text:style-name="T30">user patch names </text:span><text:span text:style-name="T18">null terminated </text:span><text:span text:style-name="T30">from data + 2. </text:span><text:span text:style-name="T32">01</text:span><text:span text:style-name="T30"> </text:span><text:span text:style-name="T32">30</text:span><text:span text:style-name="T30"> may indicate user/48 names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1">System Exclusive</text:p>
          </table:table-cell>
          <table:table-cell table:style-name="Table19.B1" office:value-type="string">
            <text:p text:style-name="P81">F0</text:p>
          </table:table-cell>
        </table:table-row>
        <table:table-row>
          <table:table-cell table:style-name="Table19.A2" office:value-type="string">
            <text:p text:style-name="P82"><text:span text:style-name="T7">Manufacturer</text:span> ID</text:p>
          </table:table-cell>
          <table:table-cell table:style-name="Table19.B2" office:value-type="string">
            <text:p text:style-name="P82">00 00 10</text:p>
          </table:table-cell>
        </table:table-row>
        <table:table-row>
          <table:table-cell table:style-name="Table19.A2" office:value-type="string">
            <text:p text:style-name="P82">MIDI Channel</text:p>
          </table:table-cell>
          <table:table-cell table:style-name="Table19.B3" office:value-type="string">
            <text:p text:style-name="P82">0<text:span text:style-name="T6">0</text:span></text:p>
          </table:table-cell>
        </table:table-row>
        <table:table-row>
          <table:table-cell table:style-name="Table19.A2" office:value-type="string">
            <text:p text:style-name="P82">Device ID</text:p>
          </table:table-cell>
          <table:table-cell table:style-name="Table19.B4" office:value-type="string">
            <text:p text:style-name="P82">56</text:p>
          </table:table-cell>
        </table:table-row>
        <table:table-row>
          <table:table-cell table:style-name="Table19.A2" office:value-type="string">
            <text:p text:style-name="P82">Command Code</text:p>
          </table:table-cell>
          <table:table-cell table:style-name="Table19.B5" office:value-type="string">
            <text:p text:style-name="P83">12</text:p>
          </table:table-cell>
        </table:table-row>
        <table:table-row>
          <table:table-cell table:style-name="Table19.A2" office:value-type="string">
            <text:p text:style-name="P84">Data</text:p>
          </table:table-cell>
          <table:table-cell table:style-name="Table19.B6" office:value-type="string">
            <text:p text:style-name="P85">00 01 01 00</text:p>
          </table:table-cell>
        </table:table-row>
        <table:table-row>
          <table:table-cell table:style-name="Table19.A2" office:value-type="string">
            <text:p text:style-name="P82">Checksum</text:p>
          </table:table-cell>
          <table:table-cell table:style-name="Table19.B7" office:value-type="string">
            <text:p text:style-name="P83">54</text:p>
          </table:table-cell>
        </table:table-row>
        <table:table-row>
          <table:table-cell table:style-name="Table19.A2" office:value-type="string">
            <text:p text:style-name="P82">End of System Exclusive</text:p>
          </table:table-cell>
          <table:table-cell table:style-name="Table19.B8" office:value-type="string">
            <text:p text:style-name="P86">F7</text:p>
          </table:table-cell>
        </table:table-row>
      </table:table>
      <text:h text:style-name="P87" text:outline-level="2">Response <text:span text:style-name="T10">Data </text:span><text:span text:style-name="T31">13</text:span></text:h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82">System Exclusive</text:p>
          </table:table-cell>
          <table:table-cell table:style-name="Table20.B1" table:number-columns-spanned="2" office:value-type="string">
            <text:p text:style-name="P82">F0</text:p>
          </table:table-cell>
          <table:covered-table-cell/>
        </table:table-row>
        <table:table-row>
          <table:table-cell table:style-name="Table20.A2" office:value-type="string">
            <text:p text:style-name="P82"><text:span text:style-name="T7">Manufacturer</text:span> ID</text:p>
          </table:table-cell>
          <table:table-cell table:style-name="Table20.B2" table:number-columns-spanned="2" office:value-type="string">
            <text:p text:style-name="P82">00 00 10</text:p>
          </table:table-cell>
          <table:covered-table-cell/>
        </table:table-row>
        <table:table-row>
          <table:table-cell table:style-name="Table20.A2" office:value-type="string">
            <text:p text:style-name="P82">MIDI Channel</text:p>
          </table:table-cell>
          <table:table-cell table:style-name="Table20.B3" table:number-columns-spanned="2" office:value-type="string">
            <text:p text:style-name="P82">0<text:span text:style-name="T6">0</text:span></text:p>
          </table:table-cell>
          <table:covered-table-cell/>
        </table:table-row>
        <table:table-row>
          <table:table-cell table:style-name="Table20.A2" office:value-type="string">
            <text:p text:style-name="P82">Device ID</text:p>
          </table:table-cell>
          <table:table-cell table:style-name="Table20.B4" table:number-columns-spanned="2" office:value-type="string">
            <text:p text:style-name="P82">56</text:p>
          </table:table-cell>
          <table:covered-table-cell/>
        </table:table-row>
        <table:table-row>
          <table:table-cell table:style-name="Table20.A2" office:value-type="string">
            <text:p text:style-name="P82">Command Code</text:p>
          </table:table-cell>
          <table:table-cell table:style-name="Table20.B5" table:number-columns-spanned="2" office:value-type="string">
            <text:p text:style-name="P88">13</text:p>
          </table:table-cell>
          <table:covered-table-cell/>
        </table:table-row>
        <table:table-row>
          <table:table-cell table:style-name="Table20.A2" office:value-type="string">
            <text:p text:style-name="P84"><text:span text:style-name="T25">Packed/</text:span><text:span text:style-name="T26">Unpacked</text:span><text:span text:style-name="T25"> </text:span>Data</text:p>
          </table:table-cell>
          <table:table-cell table:style-name="Table20.B6" office:value-type="string">
            <text:p text:style-name="P89">00 <text:span text:style-name="T2">01</text:span> <text:span text:style-name="T2">30</text:span> 48 59 42 52 49 </text:p>
            <text:p text:style-name="P89">00 44 00 43 4C 4E 43 48 </text:p>
            <text:p text:style-name="P89">00 4F 00 32 43 48 55 4E </text:p>
            <text:p text:style-name="P89">00 4B 00 57 41 52 50 4D </text:p>
            <text:p text:style-name="P89">00 45 00 42 4C 4B 42 41 </text:p>
            <text:p text:style-name="P89">00 53 00 4D 45 41 54 58 </text:p>
            <text:p text:style-name="P89">00 32 00 45 52 49 43 20 </text:p>
            <text:p text:style-name="P89">00 4A 00 43 41 52 4C 4F </text:p>
            <text:p text:style-name="P89">00 53 00 4B 4F 42 42 20 </text:p>
            <text:p text:style-name="P89">00 20 00 42 41 53 53 4D </text:p>
            <text:p text:style-name="P89">00 4E 00 4D 41 54 43 48 </text:p>
            <text:p text:style-name="P89">00 44 00 56 4F 58 54 4F </text:p>
            <text:p text:style-name="P89">00 50 00 42 4C 55 44 4C </text:p>
            <text:p text:style-name="P89">00 59 00 42 4C 55 42 41 </text:p>
            <text:p text:style-name="P89">00 4C 00 54 45 58 42 4C </text:p>
            <text:p text:style-name="P89">00 55 00 50 49 43 4B 45 </text:p>
            <text:p text:style-name="P89">00 4E 00 50 53 54 45 45 </text:p>
            <text:p text:style-name="P89">00 4C 00 41 20 4D 49 58 </text:p>
            <text:p text:style-name="P89"><text:soft-page-break/>00 4F 00 4D 4F 20 57 41 </text:p>
            <text:p text:style-name="P89">00 48 00 46 41 5A 4F 55 </text:p>
            <text:p text:style-name="P89">00 54 00 54 48 49 43 4B </text:p>
            <text:p text:style-name="P89">00 52 00 41 43 4F 55 53 </text:p>
            <text:p text:style-name="P89">00 54 00 43 4D 50 43 4C </text:p>
            <text:p text:style-name="P89">00 4E 00 57 52 4D 43 4C </text:p>
            <text:p text:style-name="P89">00 4E 00 52 45 43 54 46 </text:p>
            <text:p text:style-name="P89">00 59 00 53 4F 4C 4F 20 </text:p>
            <text:p text:style-name="P89">00 20 00 57 48 41 4D 4D </text:p>
            <text:p text:style-name="P89">00 59 00 53 54 41 43 4B </text:p>
            <text:p text:style-name="P89">00 44 00 56 4F 4C 53 57 </text:p>
            <text:p text:style-name="P89">00 4C 00 42 49 47 44 55 </text:p>
            <text:p text:style-name="P89">00 4B 00 4A 41 5A 5A 59 </text:p>
            <text:p text:style-name="P89">00 20 00 35 54 48 53 20 </text:p>
            <text:p text:style-name="P89">00 20 00 46 55 53 4F 4C </text:p>
            <text:p text:style-name="P89">00 4F 00 53 55 52 46 49 </text:p>
            <text:p text:style-name="P89">00 4E 00 46 55 5A 5A 4F </text:p>
            <text:p text:style-name="P89">00 20 00 54 52 45 4D 42 </text:p>
            <text:p text:style-name="P89">00 4F 00 43 4C 4E 57 41 </text:p>
            <text:p text:style-name="P89">00 48 00 46 4E 4B 50 48 </text:p>
            <text:p text:style-name="P89">00 53 00 45 4E 56 4C 4F </text:p>
            <text:p text:style-name="P89">00 50 00 42 4C 4B 46 55 </text:p>
            <text:p text:style-name="P89">00 5A 00 54 55 4E 43 41 </text:p>
            <text:p text:style-name="P89">00 42 00 54 52 47 50 48 </text:p>
            <text:p text:style-name="P89">00 53 00 50 53 59 4E 54 </text:p>
            <text:p text:style-name="P89">00 48 00 52 4F 54 41 52 </text:p>
            <text:p text:style-name="P89">00 59 00 59 41 59 41 20 </text:p>
            <text:p text:style-name="P89">00 20 00 53 54 55 54 54 </text:p>
            <text:p text:style-name="P89">00 52 00 54 52 49 50 4C </text:p>
            <text:p text:style-name="P89">00 54 00 44 49 56 42 4F </text:p>
            <text:p text:style-name="P89">00 4D 00 </text:p>
          </table:table-cell>
          <table:table-cell table:style-name="Table20.C6" office:value-type="string">
            <text:p text:style-name="P89">01 30 48 59 42 52 49 44 <text:s/>. 0 H Y B R I D </text:p>
            <text:p text:style-name="P89">00 43 4C 4E 43 48 4F 00 <text:s/>. C L N C H O . </text:p>
            <text:p text:style-name="P89">32 43 48 55 4E 4B 00 57 <text:s/>2 C H U N K . W </text:p>
            <text:p text:style-name="P89">41 52 50 4D 45 00 42 4C <text:s/>A R P M E . B L </text:p>
            <text:p text:style-name="P89">4B 42 41 53 00 4D 45 41 <text:s/>K B A S . M E A </text:p>
            <text:p text:style-name="P89">54 58 32 00 45 52 49 43 <text:s/>T X 2 . E R I C </text:p>
            <text:p text:style-name="P89">20 4A 00 43 41 52 4C 4F <text:s text:c="3"/>J . C A R L O </text:p>
            <text:p text:style-name="P89">53 00 4B 4F 42 42 20 20 <text:s/>S . K O B B <text:s text:c="4"/></text:p>
            <text:p text:style-name="P89">00 42 41 53 53 4D 4E 00 <text:s/>. B A S S M N . </text:p>
            <text:p text:style-name="P89">4D 41 54 43 48 44 00 56 <text:s/>M A T C H D . V </text:p>
            <text:p text:style-name="P89">4F 58 54 4F 50 00 42 4C <text:s/>O X T O P . B L </text:p>
            <text:p text:style-name="P89">55 44 4C 59 00 42 4C 55 <text:s/>U D L Y . B L U </text:p>
            <text:p text:style-name="P89">42 41 4C 00 54 45 58 42 <text:s/>B A L . T E X B </text:p>
            <text:p text:style-name="P89">4C 55 00 50 49 43 4B 45 <text:s/>L U . P I C K E </text:p>
            <text:p text:style-name="P89">4E 00 50 53 54 45 45 4C <text:s/>N . P S T E E L </text:p>
            <text:p text:style-name="P89">00 41 20 4D 49 58 4F 00 <text:s/>. A <text:s text:c="2"/>M I X O . </text:p>
            <text:p text:style-name="P89">4D 4F 20 57 41 48 00 46 <text:s/>M O <text:s text:c="2"/>W A H . F </text:p>
            <text:p text:style-name="P89">41 5A 4F 55 54 00 54 48 <text:s/>A Z O U T . T H </text:p>
            <text:p text:style-name="P89"><text:soft-page-break/>49 43 4B 52 00 41 43 4F <text:s/>I C K R . A C O </text:p>
            <text:p text:style-name="P89">55 53 54 00 43 4D 50 43 <text:s/>U S T . C M P C </text:p>
            <text:p text:style-name="P89">4C 4E 00 57 52 4D 43 4C <text:s/>L N . W R M C L </text:p>
            <text:p text:style-name="P89">4E 00 52 45 43 54 46 59 <text:s/>N . R E C T F Y </text:p>
            <text:p text:style-name="P89">00 53 4F 4C 4F 20 20 00 <text:s/>. S O L O <text:s text:c="4"/>. </text:p>
            <text:p text:style-name="P89">57 48 41 4D 4D 59 00 53 <text:s/>W H A M M Y . S </text:p>
            <text:p text:style-name="P89">54 41 43 4B 44 00 56 4F <text:s/>T A C K D . V O </text:p>
            <text:p text:style-name="P89">4C 53 57 4C 00 42 49 47 <text:s/>L S W L . B I G </text:p>
            <text:p text:style-name="P89">44 55 4B 00 4A 41 5A 5A <text:s/>D U K . J A Z Z </text:p>
            <text:p text:style-name="P89">59 20 00 35 54 48 53 20 <text:s/>Y <text:s text:c="2"/>. 5 T H S <text:s text:c="2"/></text:p>
            <text:p text:style-name="P89">20 00 46 55 53 4F 4C 4F <text:s text:c="3"/>. F U S O L O </text:p>
            <text:p text:style-name="P89">00 53 55 52 46 49 4E 00 <text:s/>. S U R F I N . </text:p>
            <text:p text:style-name="P89">46 55 5A 5A 4F 20 00 54 <text:s/>F U Z Z O <text:s text:c="2"/>. T </text:p>
            <text:p text:style-name="P89">52 45 4D 42 4F 00 43 4C <text:s/>R E M B O . C L </text:p>
            <text:p text:style-name="P89">4E 57 41 48 00 46 4E 4B <text:s/>N W A H . F N K </text:p>
            <text:p text:style-name="P89">50 48 53 00 45 4E 56 4C <text:s/>P H S . E N V L </text:p>
            <text:p text:style-name="P89">4F 50 00 42 4C 4B 46 55 <text:s/>O P . B L K F U </text:p>
            <text:p text:style-name="P89">5A 00 54 55 4E 43 41 42 <text:s/>Z . T U N C A B </text:p>
            <text:p text:style-name="P89">00 54 52 47 50 48 53 00 <text:s/>. T R G P H S . </text:p>
            <text:p text:style-name="P89">50 53 59 4E 54 48 00 52 <text:s/>P S Y N T H . R </text:p>
            <text:p text:style-name="P89">4F 54 41 52 59 00 59 41 <text:s/>O T A R Y . Y A </text:p>
            <text:p text:style-name="P89">59 41 20 20 00 53 54 55 <text:s/>Y A <text:s text:c="4"/>. S T U </text:p>
            <text:p text:style-name="P89">54 54 52 00 54 52 49 50 <text:s/>T T R . T R I P </text:p>
            <text:p text:style-name="P89">4C 54 00 44 49 56 42 4F <text:s/>L T . D I V B O </text:p>
            <text:p text:style-name="P89">4D 00 00 <text:s text:c="16"/>M . . <text:s text:c="6"/></text:p>
          </table:table-cell>
        </table:table-row>
        <table:table-row>
          <table:table-cell table:style-name="Table20.A2" office:value-type="string">
            <text:p text:style-name="P82">Checksum</text:p>
          </table:table-cell>
          <table:table-cell table:style-name="Table20.B7" table:number-columns-spanned="2" office:value-type="string">
            <text:p text:style-name="P90">6D</text:p>
          </table:table-cell>
          <table:covered-table-cell/>
        </table:table-row>
        <table:table-row>
          <table:table-cell table:style-name="Table20.A2" office:value-type="string">
            <text:p text:style-name="P82">End of System Exclusive</text:p>
          </table:table-cell>
          <table:table-cell table:style-name="Table20.B8" table:number-columns-spanned="2" office:value-type="string">
            <text:p text:style-name="P82">F7</text:p>
          </table:table-cell>
          <table:covered-table-cell/>
        </table:table-row>
      </table:table>
      <text:p text:style-name="P89"/>
      <text:p text:style-name="P89"/>
      <text:h text:style-name="P91" text:outline-level="1"><text:span text:style-name="T10">Request </text:span><text:span text:style-name="T33">Current Patch Name (20)</text:span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2">System Exclusive</text:p>
          </table:table-cell>
          <table:table-cell table:style-name="Table17.B1" office:value-type="string">
            <text:p text:style-name="P92">F0</text:p>
          </table:table-cell>
        </table:table-row>
        <table:table-row>
          <table:table-cell table:style-name="Table17.A2" office:value-type="string">
            <text:p text:style-name="P93"><text:span text:style-name="T7">Manufacturer</text:span> ID</text:p>
          </table:table-cell>
          <table:table-cell table:style-name="Table17.B2" office:value-type="string">
            <text:p text:style-name="P93">00 00 10</text:p>
          </table:table-cell>
        </table:table-row>
        <table:table-row>
          <table:table-cell table:style-name="Table17.A2" office:value-type="string">
            <text:p text:style-name="P93">MIDI Channel</text:p>
          </table:table-cell>
          <table:table-cell table:style-name="Table17.B3" office:value-type="string">
            <text:p text:style-name="P93">0<text:span text:style-name="T6">0</text:span></text:p>
          </table:table-cell>
        </table:table-row>
        <table:table-row>
          <table:table-cell table:style-name="Table17.A2" office:value-type="string">
            <text:p text:style-name="P93">Device ID</text:p>
          </table:table-cell>
          <table:table-cell table:style-name="Table17.B4" office:value-type="string">
            <text:p text:style-name="P93">56</text:p>
          </table:table-cell>
        </table:table-row>
        <table:table-row>
          <table:table-cell table:style-name="Table17.A2" office:value-type="string">
            <text:p text:style-name="P93">Command Code</text:p>
          </table:table-cell>
          <table:table-cell table:style-name="Table17.B5" office:value-type="string">
            <text:p text:style-name="P74">20</text:p>
          </table:table-cell>
        </table:table-row>
        <table:table-row>
          <table:table-cell table:style-name="Table17.A2" office:value-type="string">
            <text:p text:style-name="P94">Data</text:p>
          </table:table-cell>
          <table:table-cell table:style-name="Table17.B6" office:value-type="string">
            <text:p text:style-name="P95">00 01 02 00 1F</text:p>
          </table:table-cell>
        </table:table-row>
        <table:table-row>
          <table:table-cell table:style-name="Table17.A2" office:value-type="string">
            <text:p text:style-name="P93">Checksum</text:p>
          </table:table-cell>
          <table:table-cell table:style-name="Table17.B7" office:value-type="string">
            <text:p text:style-name="P74">7A</text:p>
          </table:table-cell>
        </table:table-row>
        <table:table-row>
          <table:table-cell table:style-name="Table17.A2" office:value-type="string">
            <text:p text:style-name="P93">End of System Exclusive</text:p>
          </table:table-cell>
          <table:table-cell table:style-name="Table17.B8" office:value-type="string">
            <text:p text:style-name="P96">F7</text:p>
          </table:table-cell>
        </table:table-row>
      </table:table>
      <text:h text:style-name="P97" text:outline-level="2">Response <text:span text:style-name="T10">Data </text:span><text:span text:style-name="T29">21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93">System Exclusive</text:p>
          </table:table-cell>
          <table:table-cell table:style-name="Table18.B1" table:number-columns-spanned="2" office:value-type="string">
            <text:p text:style-name="P93">F0</text:p>
          </table:table-cell>
          <table:covered-table-cell/>
        </table:table-row>
        <table:table-row>
          <table:table-cell table:style-name="Table18.A2" office:value-type="string">
            <text:p text:style-name="P93"><text:span text:style-name="T7">Manufacturer</text:span> ID</text:p>
          </table:table-cell>
          <table:table-cell table:style-name="Table18.B2" table:number-columns-spanned="2" office:value-type="string">
            <text:p text:style-name="P93">00 00 10</text:p>
          </table:table-cell>
          <table:covered-table-cell/>
        </table:table-row>
        <table:table-row>
          <table:table-cell table:style-name="Table18.A2" office:value-type="string">
            <text:p text:style-name="P93">MIDI Channel</text:p>
          </table:table-cell>
          <table:table-cell table:style-name="Table18.B3" table:number-columns-spanned="2" office:value-type="string">
            <text:p text:style-name="P93">0<text:span text:style-name="T6">0</text:span></text:p>
          </table:table-cell>
          <table:covered-table-cell/>
        </table:table-row>
        <table:table-row>
          <table:table-cell table:style-name="Table18.A2" office:value-type="string">
            <text:p text:style-name="P93">Device ID</text:p>
          </table:table-cell>
          <table:table-cell table:style-name="Table18.B4" table:number-columns-spanned="2" office:value-type="string">
            <text:p text:style-name="P93">56</text:p>
          </table:table-cell>
          <table:covered-table-cell/>
        </table:table-row>
        <table:table-row>
          <table:table-cell table:style-name="Table18.A2" office:value-type="string">
            <text:p text:style-name="P93">Command Code</text:p>
          </table:table-cell>
          <table:table-cell table:style-name="Table18.B5" table:number-columns-spanned="2" office:value-type="string">
            <text:p text:style-name="P74">21</text:p>
          </table:table-cell>
          <table:covered-table-cell/>
        </table:table-row>
        <table:table-row>
          <table:table-cell table:style-name="Table18.A2" office:value-type="string">
            <text:p text:style-name="P98">Packed Data</text:p>
          </table:table-cell>
          <table:table-cell table:style-name="Table18.B6" office:value-type="string">
            <text:p text:style-name="P99">00 01 02 00 48 59 42 52 </text:p>
            <text:p text:style-name="P99">09 49 44 00 7F 08 09 29 </text:p>
            <text:p text:style-name="P99">00 00</text:p>
          </table:table-cell>
          <table:table-cell table:style-name="Table18.C6" office:value-type="string">
            <text:p text:style-name="P99">01 02 00 48 59 42 52 49 <text:s/>. . . H Y B R I </text:p>
            <text:p text:style-name="P99">44 00 FF 08 09 A9 00 <text:s text:c="4"/>D . . . . . . <text:s text:c="3"/></text:p>
          </table:table-cell>
        </table:table-row>
        <table:table-row>
          <table:table-cell table:style-name="Table18.A2" office:value-type="string">
            <text:p text:style-name="P93">Checksum</text:p>
          </table:table-cell>
          <table:table-cell table:style-name="Table18.B7" table:number-columns-spanned="2" office:value-type="string">
            <text:p text:style-name="P98">36</text:p>
          </table:table-cell>
          <table:covered-table-cell/>
        </table:table-row>
        <table:table-row>
          <table:table-cell table:style-name="Table18.A2" office:value-type="string">
            <text:p text:style-name="P93">End of System Exclusive</text:p>
          </table:table-cell>
          <table:table-cell table:style-name="Table18.B8" table:number-columns-spanned="2" office:value-type="string">
            <text:p text:style-name="P93">F7</text:p>
          </table:table-cell>
          <table:covered-table-cell/>
        </table:table-row>
      </table:table>
      <text:p text:style-name="P100"/>
      <text:p text:style-name="P100"><text:span text:style-name="T34">Acknowledge message triggers further data dump </text:span><text:span text:style-name="T35">8 messages </text:span><text:span text:style-name="T34">(following page</text:span><text:span text:style-name="T35">s</text:span><text:span text:style-name="T34">)</text:span></text:p>
      <text:p text:style-name="P101">No acknowledgement triggers BADACK message on GNX1</text:p>
      <text:p text:style-name="P102"/>
      <text:h text:style-name="Heading_20_1" text:outline-level="1">Acknowledge <text:span text:style-name="T34">Patch Dump</text:span></text:h>
      <text:p text:style-name="P103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4">System Exclusive</text:p>
          </table:table-cell>
          <table:table-cell table:style-name="Table21.B1" office:value-type="string">
            <text:p text:style-name="P104">F0</text:p>
          </table:table-cell>
        </table:table-row>
        <table:table-row>
          <table:table-cell table:style-name="Table21.A2" office:value-type="string">
            <text:p text:style-name="P105"><text:span text:style-name="T7">Manufacturer</text:span> ID</text:p>
          </table:table-cell>
          <table:table-cell table:style-name="Table21.B2" office:value-type="string">
            <text:p text:style-name="P105">00 00 10</text:p>
          </table:table-cell>
        </table:table-row>
        <table:table-row>
          <table:table-cell table:style-name="Table21.A2" office:value-type="string">
            <text:p text:style-name="P105">MIDI Channel</text:p>
          </table:table-cell>
          <table:table-cell table:style-name="Table21.B3" office:value-type="string">
            <text:p text:style-name="P105">0<text:span text:style-name="T6">0</text:span></text:p>
          </table:table-cell>
        </table:table-row>
        <table:table-row>
          <table:table-cell table:style-name="Table21.A2" office:value-type="string">
            <text:p text:style-name="P105">Device ID</text:p>
          </table:table-cell>
          <table:table-cell table:style-name="Table21.B4" office:value-type="string">
            <text:p text:style-name="P105">56</text:p>
          </table:table-cell>
        </table:table-row>
        <table:table-row>
          <table:table-cell table:style-name="Table21.A2" office:value-type="string">
            <text:p text:style-name="P105">Command Code</text:p>
          </table:table-cell>
          <table:table-cell table:style-name="Table21.B5" office:value-type="string">
            <text:p text:style-name="P106">7E</text:p>
          </table:table-cell>
        </table:table-row>
        <table:table-row>
          <table:table-cell table:style-name="Table21.A2" office:value-type="string">
            <text:p text:style-name="P107">Data</text:p>
          </table:table-cell>
          <table:table-cell table:style-name="Table21.B6" office:value-type="string">
            <text:p text:style-name="P108">00 01 21</text:p>
          </table:table-cell>
        </table:table-row>
        <table:table-row>
          <table:table-cell table:style-name="Table21.A2" office:value-type="string">
            <text:p text:style-name="P105">Checksum</text:p>
          </table:table-cell>
          <table:table-cell table:style-name="Table21.B7" office:value-type="string">
            <text:p text:style-name="P106">18</text:p>
          </table:table-cell>
        </table:table-row>
        <table:table-row>
          <table:table-cell table:style-name="Table21.A2" office:value-type="string">
            <text:p text:style-name="P105">End of System Exclusive</text:p>
          </table:table-cell>
          <table:table-cell table:style-name="Table21.B8" office:value-type="string">
            <text:p text:style-name="P109">F7</text:p>
          </table:table-cell>
        </table:table-row>
      </table:table>
      <text:h text:style-name="P110" text:outline-level="2"/>
      <text:h text:style-name="P111" text:outline-level="2">Patch Dump Reply <text:span text:style-name="T35">Message 1</text:span> (24)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05">System Exclusive</text:p>
          </table:table-cell>
          <table:table-cell table:style-name="Table22.B1" table:number-columns-spanned="2" office:value-type="string">
            <text:p text:style-name="P105">F0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<text:span text:style-name="T7">Manufacturer</text:span> ID</text:p>
          </table:table-cell>
          <table:table-cell table:style-name="Table22.B2" table:number-columns-spanned="2" office:value-type="string">
            <text:p text:style-name="P105">00 00 10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MIDI Channel</text:p>
          </table:table-cell>
          <table:table-cell table:style-name="Table22.B3" table:number-columns-spanned="2" office:value-type="string">
            <text:p text:style-name="P105">0<text:span text:style-name="T6">0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Device ID</text:p>
          </table:table-cell>
          <table:table-cell table:style-name="Table22.B4" table:number-columns-spanned="2" office:value-type="string">
            <text:p text:style-name="P105">56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Command Code</text:p>
          </table:table-cell>
          <table:table-cell table:style-name="Table22.B5" table:number-columns-spanned="2" office:value-type="string">
            <text:p text:style-name="P112">2<text:span text:style-name="T34">4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13">Packed Data</text:p>
          </table:table-cell>
          <table:table-cell table:style-name="Table22.B6" office:value-type="string">
            <text:p text:style-name="P114">00 02 02 00 10 00 00 00 </text:p>
            <text:p text:style-name="P114">02 00 00 50 01 01 10 01 </text:p>
            <text:p text:style-name="P114">04 00 51 02 01 43 05 00 </text:p>
            <text:p text:style-name="P114">00 00 00 63 52 52 03 01 </text:p>
            <text:p text:style-name="P114">40 74 06 00 00 00 07 1C </text:p>
            <text:p text:style-name="P114">04 09 53 04 03 04 05 00 </text:p>
            <text:p text:style-name="P114">00 00 00 00 63 28 05 00 </text:p>
            <text:p text:style-name="P114">40 48 05 00 00 31 01 31 </text:p>
            <text:p text:style-name="P114">00 3C 06 01 2C 09 0A 46 </text:p>
            <text:p text:style-name="P114">15 64 0C 02 08 18 0C 02 </text:p>
            <text:p text:style-name="P114">20 11 14 0C 43 3D 07 01 </text:p>
            <text:p text:style-name="P114">00 5E 02 03 18 3C 08 01 </text:p>
            <text:p text:style-name="P114">01 2C 09 0A 46 64 0C 02 </text:p>
            <text:p text:style-name="P114">2A 08 18 0D 02 11 14 0C </text:p>
            <text:p text:style-name="P114">00 46 3D 09 01 5E 02 03 </text:p>
            <text:p text:style-name="P114">00 06 54 0A 02 26 04 00 </text:p>
            <text:p text:style-name="P114">00 01 0F 00 55 0B 04 6A </text:p>
            <text:p text:style-name="P114">00 05 0D 00 0E 63 3C 56 </text:p>
            <text:p text:style-name="P114">01 0C 02 58 08 03 00 02 </text:p>
            <text:p text:style-name="P114">20 01 4C 19 63 4B 63 1E </text:p>
            <text:p text:style-name="P114">08 57 0D 02 3D 07 04 01 </text:p>
            <text:p text:style-name="P114">00 0A 32 32 63 14 14 0E </text:p>
            <text:p text:style-name="P114">00 00 64 06 00 63 63 03 </text:p>
            <text:p text:style-name="P114">00 00 00 02 0F 00 02 00</text:p>
          </table:table-cell>
          <table:table-cell table:style-name="Table22.C6" office:value-type="string">
            <text:p text:style-name="P108">02 02 00 10 00 00 00 00 <text:s/>. . . . . . . . </text:p>
            <text:p text:style-name="P108">00 50 01 01 90 01 00 51 <text:s/>. P . . . . . Q </text:p>
            <text:p text:style-name="P108">02 01 C3 05 00 00 00 63 <text:s/>. . . . . . . c </text:p>
            <text:p text:style-name="P108">52 52 03 01 F4 06 00 00 <text:s/>R R . . . . . . </text:p>
            <text:p text:style-name="P108">00 07 1C 09 53 04 03 84 <text:s/>. . . . S . . . </text:p>
            <text:p text:style-name="P108">05 00 00 00 00 63 28 05 <text:s/>. . . . . c ( . </text:p>
            <text:p text:style-name="P108">00 C8 05 00 00 31 01 31 <text:s/>. . . . . 1 . 1 </text:p>
            <text:p text:style-name="P108">3C 06 01 2C 09 0A 46 64 <text:s/>&lt; . . , . . F d </text:p>
            <text:p text:style-name="P108">0C 82 08 98 0C 82 11 94 <text:s/>. . . . . . . . </text:p>
            <text:p text:style-name="P108">0C 43 3D 07 01 5E 02 03 <text:s/>. C = . . ^ . . </text:p>
            <text:p text:style-name="P108">18 3C 08 01 2C 09 0A 46 <text:s/>. &lt; . . , . . F </text:p>
            <text:p text:style-name="P108">64 0C 82 08 98 0D 82 11 <text:s/>d . . . . . . . </text:p>
            <text:p text:style-name="P108">94 0C 46 3D 09 01 5E 02 <text:s/>. . F = . . ^ . </text:p>
            <text:p text:style-name="P108">03 06 54 0A 02 26 04 00 <text:s/>. . T . . &amp; . . </text:p>
            <text:p text:style-name="P108">01 0F 00 55 0B 04 6A 05 <text:s/>. . . U . . j . </text:p>
            <text:p text:style-name="P108">0D 00 0E 63 3C 56 0C 02 <text:s/>. . . c &lt; V . . </text:p>
            <text:p text:style-name="P108">58 08 03 00 82 01 CC 19 <text:s/>X . . . . . . . </text:p>
            <text:p text:style-name="P108">63 4B 63 1E 57 0D 02 BD <text:s/>c K c . W . . . </text:p>
            <text:p text:style-name="P108">07 04 01 0A 32 32 63 14 <text:s/>. . . . 2 2 c . </text:p>
            <text:p text:style-name="P108">14 0E 00 64 06 00 63 63 <text:s/>. . . d . . c c </text:p>
            <text:p text:style-name="P108">03 00 00 02 0F 00 02 00 <text:s/>. . . . . . . . </text:p>
          </table:table-cell>
        </table:table-row>
        <table:table-row table:style-name="Table22.1">
          <table:table-cell table:style-name="Table22.A2" office:value-type="string">
            <text:p text:style-name="P105">Checksum</text:p>
          </table:table-cell>
          <table:table-cell table:style-name="Table22.B7" table:number-columns-spanned="2" office:value-type="string">
            <text:p text:style-name="P106">21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End of System Exclusive</text:p>
          </table:table-cell>
          <table:table-cell table:style-name="Table22.B8" table:number-columns-spanned="2" office:value-type="string">
            <text:p text:style-name="P105">F7</text:p>
          </table:table-cell>
          <table:covered-table-cell/>
        </table:table-row>
      </table:table>
      <text:p text:style-name="P100"/>
      <text:h text:style-name="P115" text:outline-level="2">Patch Dump Reply <text:span text:style-name="T35">Message 2</text:span> (2<text:span text:style-name="T35">A</text:span>)</text:h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16">System Exclusive</text:p>
          </table:table-cell>
          <table:table-cell table:style-name="Table23.B1" table:number-columns-spanned="2" office:value-type="string">
            <text:p text:style-name="P116">F0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<text:span text:style-name="T7">Manufacturer</text:span> ID</text:p>
          </table:table-cell>
          <table:table-cell table:style-name="Table23.B2" table:number-columns-spanned="2" office:value-type="string">
            <text:p text:style-name="P116">00 00 10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MIDI Channel</text:p>
          </table:table-cell>
          <table:table-cell table:style-name="Table23.B3" table:number-columns-spanned="2" office:value-type="string">
            <text:p text:style-name="P116">0<text:span text:style-name="T6">0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Device ID</text:p>
          </table:table-cell>
          <table:table-cell table:style-name="Table23.B4" table:number-columns-spanned="2" office:value-type="string">
            <text:p text:style-name="P116">56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Command Code</text:p>
          </table:table-cell>
          <table:table-cell table:style-name="Table23.B5" table:number-columns-spanned="2" office:value-type="string">
            <text:p text:style-name="P117">2<text:span text:style-name="T35">A</text:span></text:p>
          </table:table-cell>
          <table:covered-table-cell/>
        </table:table-row>
        <table:table-row table:style-name="Table23.6">
          <table:table-cell table:style-name="Table23.A2" office:value-type="string">
            <text:p text:style-name="P118">Packed Data</text:p>
          </table:table-cell>
          <table:table-cell table:style-name="Table23.B6" office:value-type="string">
            <text:p text:style-name="P114">00 01 02 00 3C 06 00 00 </text:p>
            <text:p text:style-name="P114">00 48 49 47 41 49 4E 00 </text:p>
            <text:p text:style-name="P114">1C 02 4B 7E 7F 7F 1C 00 </text:p>
            <text:p text:style-name="P114">05 00 00 00 00 32 13 70 </text:p>
            <text:p text:style-name="P114">70 7F 7F 7F 16 00 00 33 </text:p>
            <text:p text:style-name="P114">17 00 00 4C 13 70 7E 7F </text:p>
            <text:p text:style-name="P114">40 7F 10 00 00 59 00 00 </text:p>
            <text:p text:style-name="P114">1E 14 14 70 7F 7F 7F 0A </text:p>
            <text:p text:style-name="P114">00 00 00 74 00 00 7C 14 </text:p>
            <text:p text:style-name="P114">78 70 7E 7F 7F 04 00 00 </text:p>
            <text:p text:style-name="P114">4B 02 00 00 78 14 70 7E </text:p>
            <text:p text:style-name="P114">7E 7F 7F 7E 7F 7F 04 00 </text:p>
            <text:p text:style-name="P114">0F 00 7D 15 70 7F 7F 7F </text:p>
            <text:p text:style-name="P114">71 78 7F 7F 7A 00 00 7E </text:p>
            <text:p text:style-name="P114">3F 15 70 7E 7F 7F 73 7F </text:p>
            <text:p text:style-name="P114">41 7F 64 00 00 6F 16 70 </text:p>
            <text:p text:style-name="P114">0E 00 00 00 6A 7F 7F 40 </text:p>
            <text:p text:style-name="P114">17 00 00 42 16 70 75 7F </text:p>
            <text:p text:style-name="P114">78 7F 6C 7F 7F 15 00 00 </text:p>
            <text:p text:style-name="P114">51 6C 16 70 21 00 00 4A </text:p>
            <text:p text:style-name="P114">7E 7F 7F 4B 7F 7F 63 16 </text:p>
            <text:p text:style-name="P114">58 70 7B 7F 7F 2C 00 00 </text:p>
            <text:p text:style-name="P114">7B 40 7F 7F 17 16 70 67 </text:p>
            <text:p text:style-name="P114">1F 01 00 1D 7E 7F 09 7E </text:p>
            <text:p text:style-name="P114">6F 7F 7E 15 70 5B 78 7F </text:p>
            <text:p text:style-name="P114">00 53 04 00 78 01 00 0B </text:p>
            <text:p text:style-name="P114">3B 15 70 29 4D 02 63 6E </text:p>
            <text:p text:style-name="P114">7D 7F 30 74 7F 32 13 70 </text:p>
            <text:p text:style-name="P114">78 46 27 7C 5E 57 08 6F </text:p>
            <text:p text:style-name="P114">1D 3B 08 6D 44 72 42 13 </text:p>
            <text:p text:style-name="P114">4A 7E 2F 4F 7E 7B 62 0E </text:p>
            <text:p text:style-name="P114">05 00 00 00 1F 50 01 75 </text:p>
            <text:p text:style-name="P114">33 08 7A 1E 3A 07 6C 44 </text:p>
            <text:p text:style-name="P114">01 0B 1B 30 00 51 79 7F </text:p>
            <text:p text:style-name="P114">6C 63 3C 00 1D 58 0E 4F </text:p>
            <text:p text:style-name="P114"><text:soft-page-break/>72 75 7F 24 09 00 58 3F </text:p>
            <text:p text:style-name="P114">20 00 6D 3E 0F 44 05 00 </text:p>
            <text:p text:style-name="P114">71 12 69 7F 0E 33 00 3A </text:p>
            <text:p text:style-name="P114">01 7D 0F 3B 00 00 5F 79 </text:p>
            <text:p text:style-name="P114">66 7F 7D 15 00 1D 1F 0F </text:p>
            <text:p text:style-name="P114">06 68 04 00 12 7A 7F 6D </text:p>
            <text:p text:style-name="P114">0B 09 00 34 2F 0F 3F 78 </text:p>
            <text:p text:style-name="P114">44 7F 4A 07 00 49 0A 00 </text:p>
            <text:p text:style-name="P114">29 1B 37 0F 5C 08 00 06 </text:p>
            <text:p text:style-name="P114">73 71 7F 19 03 00 6D 41 </text:p>
            <text:p text:style-name="P114">18 0F 26 7B 7F 19 0C 00 </text:p>
            <text:p text:style-name="P114">0C 38 01 00 68 3F 0F 30 </text:p>
            <text:p text:style-name="P114">1E 01 00 0C 7D 7F 5D 0A </text:p>
            <text:p text:style-name="P114">17 00 60 48 0F 0C 7F 7F </text:p>
            <text:p text:style-name="P114">09 1E 01 00 07 09 00 7A </text:p>
            <text:p text:style-name="P114">43 51 0F 16 00 00 41 7F </text:p>
            <text:p text:style-name="P114">42 7F 66 0A 00 2B 5C 0F </text:p>
            <text:p text:style-name="P114">70 10 7F 7F 04 00 00 2B </text:p>
            <text:p text:style-name="P114">08 0A 00 68 66 0F 20 01 </text:p>
            <text:p text:style-name="P114">3C 00 34 7E 7F 62 08 00 </text:p>
            <text:p text:style-name="P114">26 27 70 0F 65 7B 7F 14 </text:p>
            <text:p text:style-name="P114">13 02 00 29 09 00 5D 78 </text:p>
            <text:p text:style-name="P114">35 0F 26 41 05 64 59 7A </text:p>
            <text:p text:style-name="P114">04 00 00 00 61 50 1F 00 </text:p>
            <text:p text:style-name="P114">10 00 00 5D 4D 20 10 26 </text:p>
            <text:p text:style-name="P114">76 40 73 0C 1F 70 59 3F </text:p>
            <text:p text:style-name="P114">18 2F 25 60 1F 7D 20 73 </text:p>
            <text:p text:style-name="P114">23 79 40 2E 0E 1F 0D 06 </text:p>
            <text:p text:style-name="P114">0E 3F 33 74 60 08 27 21 </text:p>
            <text:p text:style-name="P114">7C 28 4C 42 6B 7A 1B 58 </text:p>
            <text:p text:style-name="P114">15 33 3D 0E 5D 62 64 55 </text:p>
            <text:p text:style-name="P114">08 21 45 68 46 2F 32 19 </text:p>
            <text:p text:style-name="P114">66 3B 17 39 6D 78 64 69 </text:p>
            <text:p text:style-name="P114">56 5C 27 46 18 4A 3F 41 </text:p>
            <text:p text:style-name="P114">17 12 3A 67 35 57 61 65 </text:p>
            <text:p text:style-name="P114">06 42 58 2C 12 36 54 48 </text:p>
            <text:p text:style-name="P114">51 77 09 6E 49 2B 75 30 </text:p>
            <text:p text:style-name="P114">47 69 00 00 20 44 28 7D </text:p>
            <text:p text:style-name="P114">00 00 00 00 3C 57 02 00 </text:p>
            <text:p text:style-name="P114">0A 00 00 29 73 0C 57 0C </text:p>
            <text:p text:style-name="P114">42 73 00 00 00 1B 0C 1F </text:p>
            <text:p text:style-name="P114">0C 00 00 00 5B 2D 22 6D </text:p>
            <text:p text:style-name="P114">2B 2C 44 31 23 19 13 53 </text:p>
            <text:p text:style-name="P114">3A 3B 73 2E 63 49 52 21 </text:p>
            <text:p text:style-name="P114">15 19 03 44 2B 68 1A 67 </text:p>
            <text:p text:style-name="P114">57 7C 3B 09 45 63 11 36 </text:p>
            <text:p text:style-name="P114"><text:soft-page-break/>18 38 7D 18 6A 00 00 00 </text:p>
            <text:p text:style-name="P114">70 71 30 7C 00 00 00 00 </text:p>
            <text:p text:style-name="P114">44 16 02 26 0C 00 0C 0C </text:p>
            <text:p text:style-name="P114">01 0C 3C 3C 33 33 2F 19 </text:p>
            <text:p text:style-name="P114">5C 19 11 1A 19 71 00 00 </text:p>
            <text:p text:style-name="P114">40 60 </text:p>
          </table:table-cell>
          <table:table-cell table:style-name="Table23.C6" office:value-type="string">
            <text:p text:style-name="P114">01 02 00 3C 06 00 00 48 <text:s/>. . . &lt; . . . H </text:p>
            <text:p text:style-name="P114">49 47 41 49 4E <text:span text:style-name="T36">00</text:span> 02 4B <text:s/>I G A I N . . K </text:p>
            <text:p text:style-name="P114">FE FF FF 1C 00 00 00 00 <text:s/>. . . . . . . . </text:p>
            <text:p text:style-name="P114">00 B2 13 F0 FF FF FF 16 <text:s/>. . . . . . . . </text:p>
            <text:p text:style-name="P114">00 00 33 00 00 CC 13 F0 <text:s/>. . 3 . . . . . </text:p>
            <text:p text:style-name="P114">FE FF FF 10 00 00 59 00 <text:s/>. . . . . . Y . </text:p>
            <text:p text:style-name="P114">00 14 14 F0 FF FF FF 0A <text:s/>. . . . . . . . </text:p>
            <text:p text:style-name="P114">00 00 74 00 00 7C 14 F0 <text:s/>. . t . . | . . </text:p>
            <text:p text:style-name="P114">FE FF FF 04 00 00 82 00 <text:s/>. . . . . . . . </text:p>
            <text:p text:style-name="P114">00 F8 14 F0 FE FF FF FE <text:s/>. . . . . . . . </text:p>
            <text:p text:style-name="P114">FF FF 84 00 00 7D 15 F0 <text:s/>. . . . . } . . </text:p>
            <text:p text:style-name="P114">FF FF FF F8 FF FF 7A 00 <text:s/>. . . . . . z . </text:p>
            <text:p text:style-name="P114">00 FE 15 F0 FE FF FF F3 <text:s/>. . . . . . . . </text:p>
            <text:p text:style-name="P114">FF FF 64 00 00 6F 16 F0 <text:s/>. . d . . o . . </text:p>
            <text:p text:style-name="P114">00 00 00 EA FF FF 40 00 <text:s/>. . . . . . @ . </text:p>
            <text:p text:style-name="P114">00 C2 16 F0 F5 FF FF EC <text:s/>. . . . . . . . </text:p>
            <text:p text:style-name="P114">FF FF 15 00 00 EC 16 F0 <text:s/>. . . . . . . . </text:p>
            <text:p text:style-name="P114">21 00 00 CA FF FF CB FF <text:s/>! . . . . . . . </text:p>
            <text:p text:style-name="P114">FF E3 16 F0 7B FF FF 2C <text:s/>. . . . { . . , </text:p>
            <text:p text:style-name="P114">00 00 C0 FF FF 97 16 F0 <text:s/>. . . . . . . . </text:p>
            <text:p text:style-name="P114">E7 01 00 9D FE FF 89 FE <text:s/>. . . . . . . . </text:p>
            <text:p text:style-name="P114">FF FE 15 F0 DB F8 FF 53 <text:s/>. . . . . . . S </text:p>
            <text:p text:style-name="P114">04 00 78 01 00 0B 15 F0 <text:s/>. . x . . . . . </text:p>
            <text:p text:style-name="P114">A9 CD 02 E3 EE FF B0 F4 <text:s/>. . . . . . . . </text:p>
            <text:p text:style-name="P114">FF B2 13 F0 C6 A7 FC DE <text:s/>. . . . . . . . </text:p>
            <text:p text:style-name="P114">57 08 6F 3B 08 ED C4 F2 <text:s/>W . o ; . . . . </text:p>
            <text:p text:style-name="P114">42 93 FE 2F 4F FE 7B E2 <text:s/>B . . / O . { . </text:p>
            <text:p text:style-name="P114">0E 00 00 00 1F D0 01 F5 <text:s/>. . . . . . . . </text:p>
            <text:p text:style-name="P114">08 FA 9E 3A 07 EC C4 0B <text:s/>. . . : . . . . </text:p>
            <text:p text:style-name="P114">1B 30 00 51 79 FF E3 BC <text:s/>. 0 . Q y . . . </text:p>
            <text:p text:style-name="P114">00 9D D8 0E 4F F5 FF A4 <text:s/>. . . . O . . . </text:p>
            <text:p text:style-name="P114">09 00 D8 3F 00 ED 3E 0F <text:s/>. . . ? . . &gt; . </text:p>
            <text:p text:style-name="P114">44 05 00 92 E9 FF 0E 33 <text:s/>D . . . . . . 3 </text:p>
            <text:p text:style-name="P114">00 BA 7D 0F 3B 00 00 5F <text:s/>. . } . ; . . _ </text:p>
            <text:p text:style-name="P114">F9 FF FD 15 00 9D 9F 0F <text:s/>. . . . . . . . </text:p>
            <text:p text:style-name="P114"><text:soft-page-break/>68 04 00 12 FA FF 6D 09 <text:s/>h . . . . . m . </text:p>
            <text:p text:style-name="P114">00 34 AF 0F BF F8 FF 4A <text:s/>. 4 . . . . . J </text:p>
            <text:p text:style-name="P114">07 00 C9 0A 00 1B B7 0F <text:s/>. . . . . . . . </text:p>
            <text:p text:style-name="P114">DC 08 00 86 F1 FF 99 03 <text:s/>. . . . . . . . </text:p>
            <text:p text:style-name="P114">00 ED C1 0F 26 FB FF 19 <text:s/>. . . . &amp; . . . </text:p>
            <text:p text:style-name="P114">0C 00 38 01 00 E8 BF 0F <text:s/>. . 8 . . . . . </text:p>
            <text:p text:style-name="P114">30 01 00 8C FD FF DD 0A <text:s/>0 . . . . . . . </text:p>
            <text:p text:style-name="P114">00 60 C8 0F 8C FF FF 1E <text:s/>. ` . . . . . . </text:p>
            <text:p text:style-name="P114">01 00 87 09 00 FA D1 0F <text:s/>. . . . . . . . </text:p>
            <text:p text:style-name="P114">16 00 00 C1 FF FF 66 0A <text:s/>. . . . . . f . </text:p>
            <text:p text:style-name="P114">00 2B DC 0F 90 FF FF 04 <text:s/>. + . . . . . . </text:p>
            <text:p text:style-name="P114">00 00 2B 0A 00 68 E6 0F <text:s/>. . + . . h . . </text:p>
            <text:p text:style-name="P114">20 01 00 B4 FE FF E2 08 <text:s text:c="3"/>. . . . . . . </text:p>
            <text:p text:style-name="P114">00 27 F0 0F 65 FB FF 14 <text:s/>. ' . . e . . . </text:p>
            <text:p text:style-name="P114">02 00 A9 09 00 DD F8 0F <text:s/>. . . . . . . . </text:p>
            <text:p text:style-name="P114">A6 C1 05 E4 59 FA 00 00 <text:s/>. . . . Y . . . </text:p>
            <text:p text:style-name="P114">00 61 D0 1F 00 00 00 DD <text:s/>. a . . . . . . </text:p>
            <text:p text:style-name="P114">4D 20 10 26 C0 F3 8C 1F <text:s/>M <text:s text:c="2"/>. &amp; . . . . </text:p>
            <text:p text:style-name="P114">F0 D9 3F 2F 25 E0 9F 7D <text:s/>. . ? / % . . } </text:p>
            <text:p text:style-name="P114">20 73 79 C0 2E 0E 1F 8D <text:s text:c="3"/>s y . . . . . </text:p>
            <text:p text:style-name="P114">86 3F 33 74 E0 88 A7 21 <text:s/>. ? 3 t . . . ! </text:p>
            <text:p text:style-name="P114">A8 CC C2 EB FA 1B 58 33 <text:s/>. . . . . . X 3 </text:p>
            <text:p text:style-name="P114">3D 8E 5D E2 64 D5 21 45 <text:s/>= . ] . d . ! E </text:p>
            <text:p text:style-name="P114">68 C6 2F 32 19 BB 97 39 <text:s/>h . / 2 . . . 9 </text:p>
            <text:p text:style-name="P114">6D F8 E4 69 DC 27 C6 18 <text:s/>m . . i . ' . . </text:p>
            <text:p text:style-name="P114">CA BF 41 12 3A E7 35 D7 <text:s/>. . A . : . 5 . </text:p>
            <text:p text:style-name="P114">E1 E5 42 58 2C 12 B6 D4 <text:s/>. . B X , . . . </text:p>
            <text:p text:style-name="P114">48 F7 09 EE 49 2B 75 B0 <text:s/>H . . . I + u . </text:p>
            <text:p text:style-name="P114">E9 00 00 20 C4 A8 FD 00 <text:s/>. . . <text:s text:c="2"/>. . . . </text:p>
            <text:p text:style-name="P114">00 00 3C 57 02 00 00 00 <text:s/>. . &lt; W . . . . </text:p>
            <text:p text:style-name="P114">29 F3 0C D7 0C F3 00 00 <text:s/>) . . . . . . . </text:p>
            <text:p text:style-name="P114">00 1B 8C 1F 00 00 00 DB <text:s/>. . . . . . . . </text:p>
            <text:p text:style-name="P114">AD 22 6D 2C C4 31 A3 19 <text:s/>. " m , . 1 . . </text:p>
            <text:p text:style-name="P114">93 D3 3B F3 AE E3 49 D2 <text:s/>. . ; . . . I . </text:p>
            <text:p text:style-name="P114">21 19 03 C4 2B E8 1A E7 <text:s/>! . . . + . . . </text:p>
            <text:p text:style-name="P114">FC 3B 89 45 E3 91 B6 38 <text:s/>. ; . E . . . 8 </text:p>
            <text:p text:style-name="P114">7D 98 EA 00 00 00 F1 B0 <text:s/>} . . . . . . . </text:p>
            <text:p text:style-name="P114">FC 00 00 00 00 96 02 26 <text:s/>. . . . . . . &amp; </text:p>
            <text:p text:style-name="P114">0C 80 0C 0C 0C 3C 3C 33 <text:s/>. . . . . &lt; &lt; 3 </text:p>
            <text:p text:style-name="P114">33 2F 99 99 11 9A 99 F1 <text:s/>3 / . . . . . . </text:p>
            <text:p text:style-name="P114">00 00 E0 <text:s text:c="16"/>. . . <text:s text:c="9"/></text:p>
          </table:table-cell>
        </table:table-row>
        <table:table-row table:style-name="Table23.1">
          <table:table-cell table:style-name="Table23.A2" office:value-type="string">
            <text:p text:style-name="P116">Checksum</text:p>
          </table:table-cell>
          <table:table-cell table:style-name="Table23.B7" table:number-columns-spanned="2" office:value-type="string">
            <text:p text:style-name="P119">21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End of System Exclusive</text:p>
          </table:table-cell>
          <table:table-cell table:style-name="Table23.B8" table:number-columns-spanned="2" office:value-type="string">
            <text:p text:style-name="P116">F7</text:p>
          </table:table-cell>
          <table:covered-table-cell/>
        </table:table-row>
      </table:table>
      <text:p text:style-name="P120"/>
      <text:p text:style-name="P120"/>
      <text:h text:style-name="P121" text:outline-level="2">Patch Dump Reply <text:span text:style-name="T35">Message </text:span><text:span text:style-name="T37">3</text:span> (2<text:span text:style-name="T35">A</text:span>)</text:h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2">System Exclusive</text:p>
          </table:table-cell>
          <table:table-cell table:style-name="Table24.B1" table:number-columns-spanned="2" office:value-type="string">
            <text:p text:style-name="P122">F0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<text:span text:style-name="T7">Manufacturer</text:span> ID</text:p>
          </table:table-cell>
          <table:table-cell table:style-name="Table24.B2" table:number-columns-spanned="2" office:value-type="string">
            <text:p text:style-name="P122">00 00 10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MIDI Channel</text:p>
          </table:table-cell>
          <table:table-cell table:style-name="Table24.B3" table:number-columns-spanned="2" office:value-type="string">
            <text:p text:style-name="P122">0<text:span text:style-name="T6">0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Device ID</text:p>
          </table:table-cell>
          <table:table-cell table:style-name="Table24.B4" table:number-columns-spanned="2" office:value-type="string">
            <text:p text:style-name="P122">56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Command Code</text:p>
          </table:table-cell>
          <table:table-cell table:style-name="Table24.B5" table:number-columns-spanned="2" office:value-type="string">
            <text:p text:style-name="P123">2<text:span text:style-name="T35">A</text:span></text:p>
          </table:table-cell>
          <table:covered-table-cell/>
        </table:table-row>
        <table:table-row table:style-name="Table24.6">
          <table:table-cell table:style-name="Table24.A2" office:value-type="string">
            <text:p text:style-name="P124">Packed Data</text:p>
          </table:table-cell>
          <table:table-cell table:style-name="Table24.B6" office:value-type="string">
            <text:p text:style-name="P125">00 01 02 00 3D 07 00 00 </text:p>
            <text:p text:style-name="P125">00 56 20 34 58 31 32 00 </text:p>
            <text:p text:style-name="P125">00 01 00 00 00 00 00 00 </text:p>
            <text:p text:style-name="P125">00 00 02 00 0C 00 18 00 </text:p>
            <text:p text:style-name="P125">05 38 00 6F 00 29 00 6D </text:p>
            <text:p text:style-name="P125">0A 00 41 01 0F 01 61 01 </text:p>
            <text:p text:style-name="P125">01 25 02 41 02 25 02 17 </text:p>
            <text:p text:style-name="P125">2D 01 14 00 4F 7F 51 7F </text:p>
            <text:p text:style-name="P125">39 5A 7F 7C 7F 49 00 1F </text:p>
            <text:p text:style-name="P125">0A 00 20 01 6C 00 12 00 </text:p>
            <text:p text:style-name="P125">47 11 00 32 00 6C 7F 6E </text:p>
            <text:p text:style-name="P125">7F 7F 37 7F 25 7F 66 7F </text:p>
            <text:p text:style-name="P125">7E 5B 7F 23 7F 25 7F 5C </text:p>
            <text:p text:style-name="P125">55 7F 15 7F 2E 7F 18 7F </text:p>
            <text:p text:style-name="P125">2A 10 7F 33 7F 17 7F 0A </text:p>
            <text:p text:style-name="P125">5F 7F 07 7F 76 7E 75 7E </text:p>
            <text:p text:style-name="P125">2B 20 7F 46 7F 57 7F 0E </text:p>
            <text:p text:style-name="P125">75 7F 0B 7F 5B 7F 29 7F </text:p>
            <text:p text:style-name="P125">7A 6B 7E 6F 7E 23 7F 40 </text:p>
            <text:p text:style-name="P125">5F 7F 71 7F 34 7F 4C 7F </text:p>
            <text:p text:style-name="P125">7F 40 7F 2C 7F 1C 7F 1A </text:p>
            <text:p text:style-name="P125">7F 7F 20 7F 0D 7F 12 7F </text:p>
            <text:p text:style-name="P125">7F 1F 7F 12 7F 0E 7F 20 </text:p>
            <text:p text:style-name="P125">7F 7F 28 7F 1A 7F 01 7F </text:p>
            <text:p text:style-name="P125">2F 7C 7F 7F 7F 10 7F 26 </text:p>
            <text:p text:style-name="P125">7C 7F 3B 7F 67 7F 03 00 </text:p>
            <text:p text:style-name="P125">00 0C 00 13 00 16 00 08 </text:p>
            <text:p text:style-name="P125">3C 00 76 7F 7E 7F 0A 00 </text:p>
            <text:p text:style-name="P125">07 11 00 12 00 7A 7F 55 </text:p>
            <text:p text:style-name="P125">7F 7F 2B 7F 10 7F 06 7F </text:p>
            <text:p text:style-name="P125">7F 0D 7F 22 7F 23 7F 33 </text:p>
            <text:p text:style-name="P125">7C 7F 60 7F 7B 7F 02 00 </text:p>
            <text:p text:style-name="P125">7F 7E 7F 77 7F 50 7F 31 </text:p>
            <text:p text:style-name="P125">7F 7F 36 7F 47 7F 68 7F </text:p>
            <text:p text:style-name="P125">00 0F 00 2C 00 43 00 4F </text:p>
            <text:p text:style-name="P125"><text:soft-page-break/>00 00 4E 00 40 00 31 00 </text:p>
            <text:p text:style-name="P125">00 22 00 1F 00 2C 00 39 </text:p>
            <text:p text:style-name="P125">00 00 47 00 47 00 35 00 </text:p>
            <text:p text:style-name="P125">00 24 00 19 00 1A 00</text:p>
          </table:table-cell>
          <table:table-cell table:style-name="Table24.C6" office:value-type="string">
            <text:p text:style-name="P125">01 02 00 3D 07 00 00 56 <text:s/>. . . = . . . V </text:p>
            <text:p text:style-name="P125">20 34 58 31 32 00 01 00 <text:s text:c="3"/>4 X 1 2 . . . </text:p>
            <text:p text:style-name="P125">00 00 00 00 00 00 02 00 <text:s/>. . . . . . . . </text:p>
            <text:p text:style-name="P125">0C 00 18 00 38 00 6F 00 <text:s/>. . . . 8 . o . </text:p>
            <text:p text:style-name="P125">A9 00 ED 00 41 01 8F 01 <text:s/>. . . . A . . . </text:p>
            <text:p text:style-name="P125">E1 01 25 02 41 02 25 02 <text:s/>. . % . A . % . </text:p>
            <text:p text:style-name="P125">97 01 94 00 CF FF 51 FF <text:s/>. . . . . . Q . </text:p>
            <text:p text:style-name="P125">5A FF FC FF 49 00 9F 00 <text:s/>Z . . . I . . . </text:p>
            <text:p text:style-name="P125">20 01 EC 00 92 00 91 00 <text:s text:c="3"/>. . . . . . . </text:p>
            <text:p text:style-name="P125">32 00 EC FF EE FF B7 FF <text:s/>2 . . . . . . . </text:p>
            <text:p text:style-name="P125">A5 FF E6 FF DB FF A3 FF <text:s/>. . . . . . . . </text:p>
            <text:p text:style-name="P125">A5 FF 5C FF 15 FF 2E FF <text:s/>. . \ . . . . . </text:p>
            <text:p text:style-name="P125">18 FF 10 FF 33 FF 17 FF <text:s/>. . . . 3 . . . </text:p>
            <text:p text:style-name="P125">0A FF 07 FF F6 FE F5 FE <text:s/>. . . . . . . . </text:p>
            <text:p text:style-name="P125">20 FF 46 FF 57 FF 8E FF <text:s text:c="3"/>. F . W . . . </text:p>
            <text:p text:style-name="P125">8B FF 5B FF 29 FF EB FE <text:s/>. . [ . ) . . . </text:p>
            <text:p text:style-name="P125">EF FE 23 FF 40 FF 71 FF <text:s/>. . # . @ . q . </text:p>
            <text:p text:style-name="P125">B4 FF CC FF C0 FF AC FF <text:s/>. . . . . . . . </text:p>
            <text:p text:style-name="P125">9C FF 9A FF A0 FF 8D FF <text:s/>. . . . . . . . </text:p>
            <text:p text:style-name="P125">92 FF 9F FF 92 FF 8E FF <text:s/>. . . . . . . . </text:p>
            <text:p text:style-name="P125">A0 FF A8 FF 9A FF 81 FF <text:s/>. . . . . . . . </text:p>
            <text:p text:style-name="P125">7C FF 7F FF 90 FF A6 FF <text:s/>| . <text:s/>. . . . . </text:p>
            <text:p text:style-name="P125">BB FF E7 FF 03 00 0C 00 <text:s/>. . . . . . . . </text:p>
            <text:p text:style-name="P125">13 00 16 00 08 00 F6 FF <text:s/>. . . . . . . . </text:p>
            <text:p text:style-name="P125">FE FF 0A 00 11 00 12 00 <text:s/>. . . . . . . . </text:p>
            <text:p text:style-name="P125">FA FF D5 FF AB FF 90 FF <text:s/>. . . . . . . . </text:p>
            <text:p text:style-name="P125">86 FF 8D FF A2 FF A3 FF <text:s/>. . . . . . . . </text:p>
            <text:p text:style-name="P125">B3 FF E0 FF FB FF 02 00 <text:s/>. . . . . . . . </text:p>
            <text:p text:style-name="P125">FE FF F7 FF D0 FF B1 FF <text:s/>. . . . . . . . </text:p>
            <text:p text:style-name="P125">B6 FF C7 FF E8 FF 0F 00 <text:s/>. . . . . . . . </text:p>
            <text:p text:style-name="P125">2C 00 43 00 4F 00 4E 00 <text:s/>, . C . O . N . </text:p>
            <text:p text:style-name="P125">40 00 31 00 22 00 1F 00 <text:s/>@ . 1 . " . . . </text:p>
            <text:p text:style-name="P125">2C 00 39 00 47 00 47 00 <text:s/>, . 9 . G . G . </text:p>
            <text:p text:style-name="P125">35 00 24 00 19 00 1A 00 <text:s/>5 . $ . . . . .</text:p>
          </table:table-cell>
        </table:table-row>
        <table:table-row table:style-name="Table24.1">
          <table:table-cell table:style-name="Table24.A2" office:value-type="string">
            <text:p text:style-name="P122">Checksum</text:p>
          </table:table-cell>
          <table:table-cell table:style-name="Table24.B7" table:number-columns-spanned="2" office:value-type="string">
            <text:p text:style-name="P126">55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End of System Exclusive</text:p>
          </table:table-cell>
          <table:table-cell table:style-name="Table24.B8" table:number-columns-spanned="2" office:value-type="string">
            <text:p text:style-name="P122">F7</text:p>
          </table:table-cell>
          <table:covered-table-cell/>
        </table:table-row>
      </table:table>
      <text:p text:style-name="P127"/>
      <text:p text:style-name="P127"/>
      <text:h text:style-name="P128" text:outline-level="2">Patch Dump Reply <text:span text:style-name="T35">Message </text:span><text:span text:style-name="T38">4</text:span> (2<text:span text:style-name="T35">A</text:span>)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29">System Exclusive</text:p>
          </table:table-cell>
          <table:table-cell table:style-name="Table25.B1" table:number-columns-spanned="2" office:value-type="string">
            <text:p text:style-name="P129">F0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<text:span text:style-name="T7">Manufacturer</text:span> ID</text:p>
          </table:table-cell>
          <table:table-cell table:style-name="Table25.B2" table:number-columns-spanned="2" office:value-type="string">
            <text:p text:style-name="P129">00 00 10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MIDI Channel</text:p>
          </table:table-cell>
          <table:table-cell table:style-name="Table25.B3" table:number-columns-spanned="2" office:value-type="string">
            <text:p text:style-name="P129">0<text:span text:style-name="T6">0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Device ID</text:p>
          </table:table-cell>
          <table:table-cell table:style-name="Table25.B4" table:number-columns-spanned="2" office:value-type="string">
            <text:p text:style-name="P129">56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Command Code</text:p>
          </table:table-cell>
          <table:table-cell table:style-name="Table25.B5" table:number-columns-spanned="2" office:value-type="string">
            <text:p text:style-name="P130">2<text:span text:style-name="T35">A</text:span></text:p>
          </table:table-cell>
          <table:covered-table-cell/>
        </table:table-row>
        <table:table-row table:style-name="Table25.6">
          <table:table-cell table:style-name="Table25.A2" office:value-type="string">
            <text:p text:style-name="P131">Packed Data</text:p>
          </table:table-cell>
          <table:table-cell table:style-name="Table25.B6" office:value-type="string">
            <text:p text:style-name="P132">00 01 02 00 3C 08 00 00 </text:p>
            <text:p text:style-name="P132">00 48 49 47 41 49 4E 00 </text:p>
            <text:p text:style-name="P132">1C 02 4B 7E 7F 7F 1C 00 </text:p>
            <text:p text:style-name="P132">05 00 00 00 00 32 13 70 </text:p>
            <text:p text:style-name="P132">70 7F 7F 7F 16 00 00 33 </text:p>
            <text:p text:style-name="P132">17 00 00 4C 13 70 7E 7F </text:p>
            <text:p text:style-name="P132">40 7F 10 00 00 59 00 00 </text:p>
            <text:p text:style-name="P132">1E 14 14 70 7F 7F 7F 0A </text:p>
            <text:p text:style-name="P132">00 00 00 74 00 00 7C 14 </text:p>
            <text:p text:style-name="P132">78 70 7E 7F 7F 04 00 00 </text:p>
            <text:p text:style-name="P132">4B 02 00 00 78 14 70 7E </text:p>
            <text:p text:style-name="P132">7E 7F 7F 7E 7F 7F 04 00 </text:p>
            <text:p text:style-name="P132">0F 00 7D 15 70 7F 7F 7F </text:p>
            <text:p text:style-name="P132">71 78 7F 7F 7A 00 00 7E </text:p>
            <text:p text:style-name="P132">3F 15 70 7E 7F 7F 73 7F </text:p>
            <text:p text:style-name="P132">41 7F 64 00 00 6F 16 70 </text:p>
            <text:p text:style-name="P132">0E 00 00 00 6A 7F 7F 40 </text:p>
            <text:p text:style-name="P132">17 00 00 42 16 70 75 7F </text:p>
            <text:p text:style-name="P132">78 7F 6C 7F 7F 15 00 00 </text:p>
            <text:p text:style-name="P132">51 6C 16 70 21 00 00 4A </text:p>
            <text:p text:style-name="P132">7E 7F 7F 4B 7F 7F 63 16 </text:p>
            <text:p text:style-name="P132">58 70 7B 7F 7F 2C 00 00 </text:p>
            <text:p text:style-name="P132">7B 40 7F 7F 17 16 70 67 </text:p>
            <text:p text:style-name="P132">1F 01 00 1D 7E 7F 09 7E </text:p>
            <text:p text:style-name="P132">6F 7F 7E 15 70 5B 78 7F </text:p>
            <text:p text:style-name="P132">00 53 04 00 78 01 00 0B </text:p>
            <text:p text:style-name="P132">3B 15 70 29 4D 02 63 6E </text:p>
            <text:p text:style-name="P132">7D 7F 30 74 7F 32 13 70 </text:p>
            <text:p text:style-name="P132">78 46 27 7C 5E 57 08 6F </text:p>
            <text:p text:style-name="P132">1D 3B 08 6D 44 72 42 13 </text:p>
            <text:p text:style-name="P132">4A 7E 2F 4F 7E 7B 62 0E </text:p>
            <text:p text:style-name="P132">05 00 00 00 1F 50 01 75 </text:p>
            <text:p text:style-name="P132">33 08 7A 1E 3A 07 6C 44 </text:p>
            <text:p text:style-name="P132">01 0B 1B 30 00 51 79 7F </text:p>
            <text:p text:style-name="P132">6C 63 3C 00 1D 58 0E 4F </text:p>
            <text:p text:style-name="P132"><text:soft-page-break/>72 75 7F 24 09 00 58 3F </text:p>
            <text:p text:style-name="P132">20 00 6D 3E 0F 44 05 00 </text:p>
            <text:p text:style-name="P132">71 12 69 7F 0E 33 00 3A </text:p>
            <text:p text:style-name="P132">01 7D 0F 3B 00 00 5F 79 </text:p>
            <text:p text:style-name="P132">66 7F 7D 15 00 1D 1F 0F </text:p>
            <text:p text:style-name="P132">06 68 04 00 12 7A 7F 6D </text:p>
            <text:p text:style-name="P132">0B 09 00 34 2F 0F 3F 78 </text:p>
            <text:p text:style-name="P132">44 7F 4A 07 00 49 0A 00 </text:p>
            <text:p text:style-name="P132">29 1B 37 0F 5C 08 00 06 </text:p>
            <text:p text:style-name="P132">73 71 7F 19 03 00 6D 41 </text:p>
            <text:p text:style-name="P132">18 0F 26 7B 7F 19 0C 00 </text:p>
            <text:p text:style-name="P132">0C 38 01 00 68 3F 0F 30 </text:p>
            <text:p text:style-name="P132">1E 01 00 0C 7D 7F 5D 0A </text:p>
            <text:p text:style-name="P132">17 00 60 48 0F 0C 7F 7F </text:p>
            <text:p text:style-name="P132">09 1E 01 00 07 09 00 7A </text:p>
            <text:p text:style-name="P132">43 51 0F 16 00 00 41 7F </text:p>
            <text:p text:style-name="P132">42 7F 66 0A 00 2B 5C 0F </text:p>
            <text:p text:style-name="P132">70 10 7F 7F 04 00 00 2B </text:p>
            <text:p text:style-name="P132">08 0A 00 68 66 0F 20 01 </text:p>
            <text:p text:style-name="P132">3C 00 34 7E 7F 62 08 00 </text:p>
            <text:p text:style-name="P132">26 27 70 0F 65 7B 7F 14 </text:p>
            <text:p text:style-name="P132">13 02 00 29 09 00 5D 78 </text:p>
            <text:p text:style-name="P132">35 0F 26 41 05 64 59 7A </text:p>
            <text:p text:style-name="P132">04 00 00 00 61 50 1F 00 </text:p>
            <text:p text:style-name="P132">10 00 00 5D 4D 20 10 26 </text:p>
            <text:p text:style-name="P132">76 40 73 0C 1F 70 59 3F </text:p>
            <text:p text:style-name="P132">18 2F 25 60 1F 7D 20 73 </text:p>
            <text:p text:style-name="P132">23 79 40 2E 0E 1F 0D 06 </text:p>
            <text:p text:style-name="P132">0E 3F 33 74 60 08 27 21 </text:p>
            <text:p text:style-name="P132">7C 28 4C 42 6B 7A 1B 58 </text:p>
            <text:p text:style-name="P132">15 33 3D 0E 5D 62 64 55 </text:p>
            <text:p text:style-name="P132">08 21 45 68 46 2F 32 19 </text:p>
            <text:p text:style-name="P132">66 3B 17 39 6D 78 64 69 </text:p>
            <text:p text:style-name="P132">56 5C 27 46 18 4A 3F 41 </text:p>
            <text:p text:style-name="P132">17 12 3A 67 35 57 61 65 </text:p>
            <text:p text:style-name="P132">06 42 58 2C 12 36 54 48 </text:p>
            <text:p text:style-name="P132">51 77 09 6E 49 2B 75 30 </text:p>
            <text:p text:style-name="P132">47 69 00 00 20 44 28 7D </text:p>
            <text:p text:style-name="P132">00 00 00 00 3C 57 02 00 </text:p>
            <text:p text:style-name="P132">0A 00 00 29 73 0C 57 0C </text:p>
            <text:p text:style-name="P132">42 73 00 00 00 1B 0C 1F </text:p>
            <text:p text:style-name="P132">0C 00 00 00 5B 2D 22 6D </text:p>
            <text:p text:style-name="P132">2B 2C 44 31 23 19 13 53 </text:p>
            <text:p text:style-name="P132">3A 3B 73 2E 63 49 52 21 </text:p>
            <text:p text:style-name="P132">15 19 03 44 2B 68 1A 67 </text:p>
            <text:p text:style-name="P132">57 7C 3B 09 45 63 11 36 </text:p>
            <text:p text:style-name="P132"><text:soft-page-break/>18 38 7D 18 6A 00 00 00 </text:p>
            <text:p text:style-name="P132">70 71 30 7C 00 00 00 00 </text:p>
            <text:p text:style-name="P132">44 16 02 26 0C 00 0C 0C </text:p>
            <text:p text:style-name="P132">01 0C 3C 3C 33 33 2F 19 </text:p>
            <text:p text:style-name="P132">5C 19 11 1A 19 71 00 00 </text:p>
            <text:p text:style-name="P132">40 60</text:p>
          </table:table-cell>
          <table:table-cell table:style-name="Table25.C6" office:value-type="string">
            <text:p text:style-name="P132">01 02 00 3C 08 00 00 48 <text:s/>. . . &lt; . . . H </text:p>
            <text:p text:style-name="P132">49 47 41 49 4E 00 02 4B <text:s/>I G A I N . . K </text:p>
            <text:p text:style-name="P132">FE FF FF 1C 00 00 00 00 <text:s/>. . . . . . . . </text:p>
            <text:p text:style-name="P132">00 B2 13 F0 FF FF FF 16 <text:s/>. . . . . . . . </text:p>
            <text:p text:style-name="P132">00 00 33 00 00 CC 13 F0 <text:s/>. . 3 . . . . . </text:p>
            <text:p text:style-name="P132">FE FF FF 10 00 00 59 00 <text:s/>. . . . . . Y . </text:p>
            <text:p text:style-name="P132">00 14 14 F0 FF FF FF 0A <text:s/>. . . . . . . . </text:p>
            <text:p text:style-name="P132">00 00 74 00 00 7C 14 F0 <text:s/>. . t . . | . . </text:p>
            <text:p text:style-name="P132">FE FF FF 04 00 00 82 00 <text:s/>. . . . . . . . </text:p>
            <text:p text:style-name="P132">00 F8 14 F0 FE FF FF FE <text:s/>. . . . . . . . </text:p>
            <text:p text:style-name="P132">FF FF 84 00 00 7D 15 F0 <text:s/>. . . . . } . . </text:p>
            <text:p text:style-name="P132">FF FF FF F8 FF FF 7A 00 <text:s/>. . . . . . z . </text:p>
            <text:p text:style-name="P132">00 FE 15 F0 FE FF FF F3 <text:s/>. . . . . . . . </text:p>
            <text:p text:style-name="P132">FF FF 64 00 00 6F 16 F0 <text:s/>. . d . . o . . </text:p>
            <text:p text:style-name="P132">00 00 00 EA FF FF 40 00 <text:s/>. . . . . . @ . </text:p>
            <text:p text:style-name="P132">00 C2 16 F0 F5 FF FF EC <text:s/>. . . . . . . . </text:p>
            <text:p text:style-name="P132">FF FF 15 00 00 EC 16 F0 <text:s/>. . . . . . . . </text:p>
            <text:p text:style-name="P132">21 00 00 CA FF FF CB FF <text:s/>! . . . . . . . </text:p>
            <text:p text:style-name="P132">FF E3 16 F0 7B FF FF 2C <text:s/>. . . . { . . , </text:p>
            <text:p text:style-name="P132">00 00 C0 FF FF 97 16 F0 <text:s/>. . . . . . . . </text:p>
            <text:p text:style-name="P132">E7 01 00 9D FE FF 89 FE <text:s/>. . . . . . . . </text:p>
            <text:p text:style-name="P132">FF FE 15 F0 DB F8 FF 53 <text:s/>. . . . . . . S </text:p>
            <text:p text:style-name="P132">04 00 78 01 00 0B 15 F0 <text:s/>. . x . . . . . </text:p>
            <text:p text:style-name="P132">A9 CD 02 E3 EE FF B0 F4 <text:s/>. . . . . . . . </text:p>
            <text:p text:style-name="P132">FF B2 13 F0 C6 A7 FC DE <text:s/>. . . . . . . . </text:p>
            <text:p text:style-name="P132">57 08 6F 3B 08 ED C4 F2 <text:s/>W . o ; . . . . </text:p>
            <text:p text:style-name="P132">42 93 FE 2F 4F FE 7B E2 <text:s/>B . . / O . { . </text:p>
            <text:p text:style-name="P132">0E 00 00 00 1F D0 01 F5 <text:s/>. . . . . . . . </text:p>
            <text:p text:style-name="P132">08 FA 9E 3A 07 EC C4 0B <text:s/>. . . : . . . . </text:p>
            <text:p text:style-name="P132">1B 30 00 51 79 FF E3 BC <text:s/>. 0 . Q y . . . </text:p>
            <text:p text:style-name="P132">00 9D D8 0E 4F F5 FF A4 <text:s/>. . . . O . . . </text:p>
            <text:p text:style-name="P132">09 00 D8 3F 00 ED 3E 0F <text:s/>. . . ? . . &gt; . </text:p>
            <text:p text:style-name="P132">44 05 00 92 E9 FF 0E 33 <text:s/>D . . . . . . 3 </text:p>
            <text:p text:style-name="P132">00 BA 7D 0F 3B 00 00 5F <text:s/>. . } . ; . . _ </text:p>
            <text:p text:style-name="P132">F9 FF FD 15 00 9D 9F 0F <text:s/>. . . . . . . . </text:p>
            <text:p text:style-name="P132"><text:soft-page-break/>68 04 00 12 FA FF 6D 09 <text:s/>h . . . . . m . </text:p>
            <text:p text:style-name="P132">00 34 AF 0F BF F8 FF 4A <text:s/>. 4 . . . . . J </text:p>
            <text:p text:style-name="P132">07 00 C9 0A 00 1B B7 0F <text:s/>. . . . . . . . </text:p>
            <text:p text:style-name="P132">DC 08 00 86 F1 FF 99 03 <text:s/>. . . . . . . . </text:p>
            <text:p text:style-name="P132">00 ED C1 0F 26 FB FF 19 <text:s/>. . . . &amp; . . . </text:p>
            <text:p text:style-name="P132">0C 00 38 01 00 E8 BF 0F <text:s/>. . 8 . . . . . </text:p>
            <text:p text:style-name="P132">30 01 00 8C FD FF DD 0A <text:s/>0 . . . . . . . </text:p>
            <text:p text:style-name="P132">00 60 C8 0F 8C FF FF 1E <text:s/>. ` . . . . . . </text:p>
            <text:p text:style-name="P132">01 00 87 09 00 FA D1 0F <text:s/>. . . . . . . . </text:p>
            <text:p text:style-name="P132">16 00 00 C1 FF FF 66 0A <text:s/>. . . . . . f . </text:p>
            <text:p text:style-name="P132">00 2B DC 0F 90 FF FF 04 <text:s/>. + . . . . . . </text:p>
            <text:p text:style-name="P132">00 00 2B 0A 00 68 E6 0F <text:s/>. . + . . h . . </text:p>
            <text:p text:style-name="P132">20 01 00 B4 FE FF E2 08 <text:s text:c="3"/>. . . . . . . </text:p>
            <text:p text:style-name="P132">00 27 F0 0F 65 FB FF 14 <text:s/>. ' . . e . . . </text:p>
            <text:p text:style-name="P132">02 00 A9 09 00 DD F8 0F <text:s/>. . . . . . . . </text:p>
            <text:p text:style-name="P132">A6 C1 05 E4 59 FA 00 00 <text:s/>. . . . Y . . . </text:p>
            <text:p text:style-name="P132">00 61 D0 1F 00 00 00 DD <text:s/>. a . . . . . . </text:p>
            <text:p text:style-name="P132">4D 20 10 26 C0 F3 8C 1F <text:s/>M <text:s text:c="2"/>. &amp; . . . . </text:p>
            <text:p text:style-name="P132">F0 D9 3F 2F 25 E0 9F 7D <text:s/>. . ? / % . . } </text:p>
            <text:p text:style-name="P132">20 73 79 C0 2E 0E 1F 8D <text:s text:c="3"/>s y . . . . . </text:p>
            <text:p text:style-name="P132">86 3F 33 74 E0 88 A7 21 <text:s/>. ? 3 t . . . ! </text:p>
            <text:p text:style-name="P132">A8 CC C2 EB FA 1B 58 33 <text:s/>. . . . . . X 3 </text:p>
            <text:p text:style-name="P132">3D 8E 5D E2 64 D5 21 45 <text:s/>= . ] . d . ! E </text:p>
            <text:p text:style-name="P132">68 C6 2F 32 19 BB 97 39 <text:s/>h . / 2 . . . 9 </text:p>
            <text:p text:style-name="P132">6D F8 E4 69 DC 27 C6 18 <text:s/>m . . i . ' . . </text:p>
            <text:p text:style-name="P132">CA BF 41 12 3A E7 35 D7 <text:s/>. . A . : . 5 . </text:p>
            <text:p text:style-name="P132">E1 E5 42 58 2C 12 B6 D4 <text:s/>. . B X , . . . </text:p>
            <text:p text:style-name="P132">48 F7 09 EE 49 2B 75 B0 <text:s/>H . . . I + u . </text:p>
            <text:p text:style-name="P132">E9 00 00 20 C4 A8 FD 00 <text:s/>. . . <text:s text:c="2"/>. . . . </text:p>
            <text:p text:style-name="P132">00 00 3C 57 02 00 00 00 <text:s/>. . &lt; W . . . . </text:p>
            <text:p text:style-name="P132">29 F3 0C D7 0C F3 00 00 <text:s/>) . . . . . . . </text:p>
            <text:p text:style-name="P132">00 1B 8C 1F 00 00 00 DB <text:s/>. . . . . . . . </text:p>
            <text:p text:style-name="P132">AD 22 6D 2C C4 31 A3 19 <text:s/>. " m , . 1 . . </text:p>
            <text:p text:style-name="P132">93 D3 3B F3 AE E3 49 D2 <text:s/>. . ; . . . I . </text:p>
            <text:p text:style-name="P132">21 19 03 C4 2B E8 1A E7 <text:s/>! . . . + . . . </text:p>
            <text:p text:style-name="P132">FC 3B 89 45 E3 91 B6 38 <text:s/>. ; . E . . . 8 </text:p>
            <text:p text:style-name="P132">7D 98 EA 00 00 00 F1 B0 <text:s/>} . . . . . . . </text:p>
            <text:p text:style-name="P132">FC 00 00 00 00 96 02 26 <text:s/>. . . . . . . &amp; </text:p>
            <text:p text:style-name="P132">0C 80 0C 0C 0C 3C 3C 33 <text:s/>. . . . . &lt; &lt; 3 </text:p>
            <text:p text:style-name="P132">33 2F 99 99 11 9A 99 F1 <text:s/>3 / . . . . . . </text:p>
            <text:p text:style-name="P132">00 00 E0 <text:s text:c="16"/>. . . <text:s text:c="2"/></text:p>
          </table:table-cell>
        </table:table-row>
        <table:table-row table:style-name="Table25.1">
          <table:table-cell table:style-name="Table25.A2" office:value-type="string">
            <text:p text:style-name="P129">Checksum</text:p>
          </table:table-cell>
          <table:table-cell table:style-name="Table25.B7" table:number-columns-spanned="2" office:value-type="string">
            <text:p text:style-name="P133">42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End of System Exclusive</text:p>
          </table:table-cell>
          <table:table-cell table:style-name="Table25.B8" table:number-columns-spanned="2" office:value-type="string">
            <text:p text:style-name="P129">F7</text:p>
          </table:table-cell>
          <table:covered-table-cell/>
        </table:table-row>
      </table:table>
      <text:p text:style-name="P134"/>
      <text:p text:style-name="P134"/>
      <text:h text:style-name="P128" text:outline-level="2">Patch Dump Reply <text:span text:style-name="T35">Message </text:span><text:span text:style-name="T38">5</text:span> (2<text:span text:style-name="T35">A</text:span>)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9">System Exclusive</text:p>
          </table:table-cell>
          <table:table-cell table:style-name="Table26.B1" table:number-columns-spanned="2" office:value-type="string">
            <text:p text:style-name="P129">F0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<text:span text:style-name="T7">Manufacturer</text:span> ID</text:p>
          </table:table-cell>
          <table:table-cell table:style-name="Table26.B2" table:number-columns-spanned="2" office:value-type="string">
            <text:p text:style-name="P129">00 00 10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MIDI Channel</text:p>
          </table:table-cell>
          <table:table-cell table:style-name="Table26.B3" table:number-columns-spanned="2" office:value-type="string">
            <text:p text:style-name="P129">0<text:span text:style-name="T6">0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Device ID</text:p>
          </table:table-cell>
          <table:table-cell table:style-name="Table26.B4" table:number-columns-spanned="2" office:value-type="string">
            <text:p text:style-name="P129">56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Command Code</text:p>
          </table:table-cell>
          <table:table-cell table:style-name="Table26.B5" table:number-columns-spanned="2" office:value-type="string">
            <text:p text:style-name="P130">2<text:span text:style-name="T35">A</text:span></text:p>
          </table:table-cell>
          <table:covered-table-cell/>
        </table:table-row>
        <table:table-row table:style-name="Table26.6">
          <table:table-cell table:style-name="Table26.A2" office:value-type="string">
            <text:p text:style-name="P131">Packed Data</text:p>
          </table:table-cell>
          <table:table-cell table:style-name="Table26.B6" office:value-type="string">
            <text:p text:style-name="P132">00 01 02 00 3D 09 00 00 </text:p>
            <text:p text:style-name="P132">00 56 20 34 58 31 32 00 </text:p>
            <text:p text:style-name="P132">00 01 00 00 00 00 00 00 </text:p>
            <text:p text:style-name="P132">00 00 02 00 0C 00 18 00 </text:p>
            <text:p text:style-name="P132">05 38 00 6F 00 29 00 6D </text:p>
            <text:p text:style-name="P132">0A 00 41 01 0F 01 61 01 </text:p>
            <text:p text:style-name="P132">01 25 02 41 02 25 02 17 </text:p>
            <text:p text:style-name="P132">2D 01 14 00 4F 7F 51 7F </text:p>
            <text:p text:style-name="P132">39 5A 7F 7C 7F 49 00 1F </text:p>
            <text:p text:style-name="P132">0A 00 20 01 6C 00 12 00 </text:p>
            <text:p text:style-name="P132">47 11 00 32 00 6C 7F 6E </text:p>
            <text:p text:style-name="P132">7F 7F 37 7F 25 7F 66 7F </text:p>
            <text:p text:style-name="P132">7E 5B 7F 23 7F 25 7F 5C </text:p>
            <text:p text:style-name="P132">55 7F 15 7F 2E 7F 18 7F </text:p>
            <text:p text:style-name="P132">2A 10 7F 33 7F 17 7F 0A </text:p>
            <text:p text:style-name="P132">5F 7F 07 7F 76 7E 75 7E </text:p>
            <text:p text:style-name="P132">2B 20 7F 46 7F 57 7F 0E </text:p>
            <text:p text:style-name="P132">75 7F 0B 7F 5B 7F 29 7F </text:p>
            <text:p text:style-name="P132">7A 6B 7E 6F 7E 23 7F 40 </text:p>
            <text:p text:style-name="P132">5F 7F 71 7F 34 7F 4C 7F </text:p>
            <text:p text:style-name="P132">7F 40 7F 2C 7F 1C 7F 1A </text:p>
            <text:p text:style-name="P132">7F 7F 20 7F 0D 7F 12 7F </text:p>
            <text:p text:style-name="P132">7F 1F 7F 12 7F 0E 7F 20 </text:p>
            <text:p text:style-name="P132">7F 7F 28 7F 1A 7F 01 7F </text:p>
            <text:p text:style-name="P132">2F 7C 7F 7F 7F 10 7F 26 </text:p>
            <text:p text:style-name="P132">7C 7F 3B 7F 67 7F 03 00 </text:p>
            <text:p text:style-name="P132">00 0C 00 13 00 16 00 08 </text:p>
            <text:p text:style-name="P132">3C 00 76 7F 7E 7F 0A 00 </text:p>
            <text:p text:style-name="P132">07 11 00 12 00 7A 7F 55 </text:p>
            <text:p text:style-name="P132">7F 7F 2B 7F 10 7F 06 7F </text:p>
            <text:p text:style-name="P132">7F 0D 7F 22 7F 23 7F 33 </text:p>
            <text:p text:style-name="P132">7C 7F 60 7F 7B 7F 02 00 </text:p>
            <text:p text:style-name="P132">7F 7E 7F 77 7F 50 7F 31 </text:p>
            <text:p text:style-name="P132">7F 7F 36 7F 47 7F 68 7F </text:p>
            <text:p text:style-name="P132">00 0F 00 2C 00 43 00 4F </text:p>
            <text:p text:style-name="P132"><text:soft-page-break/>00 00 4E 00 40 00 31 00 </text:p>
            <text:p text:style-name="P132">00 22 00 1F 00 2C 00 39 </text:p>
            <text:p text:style-name="P132">00 00 47 00 47 00 35 00 </text:p>
            <text:p text:style-name="P132">00 24 00 19 00 1A 00</text:p>
          </table:table-cell>
          <table:table-cell table:style-name="Table26.C6" office:value-type="string">
            <text:p text:style-name="P132">01 02 00 3D 09 00 00 56 <text:s/>. . . = . . . V </text:p>
            <text:p text:style-name="P132">20 34 58 31 32 00 01 00 <text:s text:c="3"/>4 X 1 2 . . . </text:p>
            <text:p text:style-name="P132">00 00 00 00 00 00 02 00 <text:s/>. . . . . . . . </text:p>
            <text:p text:style-name="P132">0C 00 18 00 38 00 6F 00 <text:s/>. . . . 8 . o . </text:p>
            <text:p text:style-name="P132">A9 00 ED 00 41 01 8F 01 <text:s/>. . . . A . . . </text:p>
            <text:p text:style-name="P132">E1 01 25 02 41 02 25 02 <text:s/>. . % . A . % . </text:p>
            <text:p text:style-name="P132">97 01 94 00 CF FF 51 FF <text:s/>. . . . . . Q . </text:p>
            <text:p text:style-name="P132">5A FF FC FF 49 00 9F 00 <text:s/>Z . . . I . . . </text:p>
            <text:p text:style-name="P132">20 01 EC 00 92 00 91 00 <text:s text:c="3"/>. . . . . . . </text:p>
            <text:p text:style-name="P132">32 00 EC FF EE FF B7 FF <text:s/>2 . . . . . . . </text:p>
            <text:p text:style-name="P132">A5 FF E6 FF DB FF A3 FF <text:s/>. . . . . . . . </text:p>
            <text:p text:style-name="P132">A5 FF 5C FF 15 FF 2E FF <text:s/>. . \ . . . . . </text:p>
            <text:p text:style-name="P132">18 FF 10 FF 33 FF 17 FF <text:s/>. . . . 3 . . . </text:p>
            <text:p text:style-name="P132">0A FF 07 FF F6 FE F5 FE <text:s/>. . . . . . . . </text:p>
            <text:p text:style-name="P132">20 FF 46 FF 57 FF 8E FF <text:s text:c="3"/>. F . W . . . </text:p>
            <text:p text:style-name="P132">8B FF 5B FF 29 FF EB FE <text:s/>. . [ . ) . . . </text:p>
            <text:p text:style-name="P132">EF FE 23 FF 40 FF 71 FF <text:s/>. . # . @ . q . </text:p>
            <text:p text:style-name="P132">B4 FF CC FF C0 FF AC FF <text:s/>. . . . . . . . </text:p>
            <text:p text:style-name="P132">9C FF 9A FF A0 FF 8D FF <text:s/>. . . . . . . . </text:p>
            <text:p text:style-name="P132">92 FF 9F FF 92 FF 8E FF <text:s/>. . . . . . . . </text:p>
            <text:p text:style-name="P132">A0 FF A8 FF 9A FF 81 FF <text:s/>. . . . . . . . </text:p>
            <text:p text:style-name="P132">7C FF 7F FF 90 FF A6 FF <text:s/>| . <text:s/>. . . . . </text:p>
            <text:p text:style-name="P132">BB FF E7 FF 03 00 0C 00 <text:s/>. . . . . . . . </text:p>
            <text:p text:style-name="P132">13 00 16 00 08 00 F6 FF <text:s/>. . . . . . . . </text:p>
            <text:p text:style-name="P132">FE FF 0A 00 11 00 12 00 <text:s/>. . . . . . . . </text:p>
            <text:p text:style-name="P132">FA FF D5 FF AB FF 90 FF <text:s/>. . . . . . . . </text:p>
            <text:p text:style-name="P132">86 FF 8D FF A2 FF A3 FF <text:s/>. . . . . . . . </text:p>
            <text:p text:style-name="P132">B3 FF E0 FF FB FF 02 00 <text:s/>. . . . . . . . </text:p>
            <text:p text:style-name="P132">FE FF F7 FF D0 FF B1 FF <text:s/>. . . . . . . . </text:p>
            <text:p text:style-name="P132">B6 FF C7 FF E8 FF 0F 00 <text:s/>. . . . . . . . </text:p>
            <text:p text:style-name="P132">2C 00 43 00 4F 00 4E 00 <text:s/>, . C . O . N . </text:p>
            <text:p text:style-name="P132">40 00 31 00 22 00 1F 00 <text:s/>@ . 1 . " . . . </text:p>
            <text:p text:style-name="P132">2C 00 39 00 47 00 47 00 <text:s/>, . 9 . G . G . </text:p>
            <text:p text:style-name="P132">35 00 24 00 19 00 1A 00 <text:s/>5 . $ . . . . . </text:p>
          </table:table-cell>
        </table:table-row>
        <table:table-row table:style-name="Table26.1">
          <table:table-cell table:style-name="Table26.A2" office:value-type="string">
            <text:p text:style-name="P129">Checksum</text:p>
          </table:table-cell>
          <table:table-cell table:style-name="Table26.B7" table:number-columns-spanned="2" office:value-type="string">
            <text:p text:style-name="P133">5B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End of System Exclusive</text:p>
          </table:table-cell>
          <table:table-cell table:style-name="Table26.B8" table:number-columns-spanned="2" office:value-type="string">
            <text:p text:style-name="P129">F7</text:p>
          </table:table-cell>
          <table:covered-table-cell/>
        </table:table-row>
      </table:table>
      <text:p text:style-name="P134"/>
      <text:p text:style-name="P134"/>
      <text:h text:style-name="P135" text:outline-level="2">Patch Dump Reply <text:span text:style-name="T35">Message </text:span><text:span text:style-name="T39">6</text:span> (2<text:span text:style-name="T40">6</text:span>)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36">System Exclusive</text:p>
          </table:table-cell>
          <table:table-cell table:style-name="Table27.B1" table:number-columns-spanned="2" office:value-type="string">
            <text:p text:style-name="P136">F0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<text:span text:style-name="T7">Manufacturer</text:span> ID</text:p>
          </table:table-cell>
          <table:table-cell table:style-name="Table27.B2" table:number-columns-spanned="2" office:value-type="string">
            <text:p text:style-name="P136">00 00 10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MIDI Channel</text:p>
          </table:table-cell>
          <table:table-cell table:style-name="Table27.B3" table:number-columns-spanned="2" office:value-type="string">
            <text:p text:style-name="P136">0<text:span text:style-name="T6">0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Device ID</text:p>
          </table:table-cell>
          <table:table-cell table:style-name="Table27.B4" table:number-columns-spanned="2" office:value-type="string">
            <text:p text:style-name="P136">56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Command Code</text:p>
          </table:table-cell>
          <table:table-cell table:style-name="Table27.B5" table:number-columns-spanned="2" office:value-type="string">
            <text:p text:style-name="P137">2<text:span text:style-name="T40">6</text:span></text:p>
          </table:table-cell>
          <table:covered-table-cell/>
        </table:table-row>
        <table:table-row table:style-name="Table27.6">
          <table:table-cell table:style-name="Table27.A2" office:value-type="string">
            <text:p text:style-name="P138">Packed Data</text:p>
          </table:table-cell>
          <table:table-cell table:style-name="Table27.B6" office:value-type="string">
            <text:p text:style-name="P139">04 02 02 00 03 00 00 03 </text:p>
            <text:p text:style-name="P139">04 05 03 00 62 7F 00 00 </text:p>
            <text:p text:style-name="P139">22 00 7F 00 00 00 0A 02 </text:p>
            <text:p text:style-name="P139">08 00 00 01 7F 00 00 00 </text:p>
            <text:p text:style-name="P139">42 0B 02 00 00 01 7F 00 </text:p>
            <text:p text:style-name="P139">00 00 00</text:p>
          </table:table-cell>
          <table:table-cell table:style-name="Table27.C6" office:value-type="string">
            <text:p text:style-name="P140">02 02 00 03 80 00 03 05 <text:s/>. . . . . . . . </text:p>
            <text:p text:style-name="P140">03 00 62 FF 00 00 00 FF <text:s/>. . b . . . . . </text:p>
            <text:p text:style-name="P140">00 00 00 8A 02 00 00 01 <text:s/>. . . . . . . . </text:p>
            <text:p text:style-name="P140">FF 00 00 00 8B 02 00 00 <text:s/>. . . . . . . . </text:p>
            <text:p text:style-name="P140">01 FF 00 00 00 <text:s text:c="10"/>. . . . . <text:s text:c="10"/></text:p>
          </table:table-cell>
        </table:table-row>
        <table:table-row table:style-name="Table27.1">
          <table:table-cell table:style-name="Table27.A2" office:value-type="string">
            <text:p text:style-name="P136">Checksum</text:p>
          </table:table-cell>
          <table:table-cell table:style-name="Table27.B7" table:number-columns-spanned="2" office:value-type="string">
            <text:p text:style-name="P141">6D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End of System Exclusive</text:p>
          </table:table-cell>
          <table:table-cell table:style-name="Table27.B8" table:number-columns-spanned="2" office:value-type="string">
            <text:p text:style-name="P136">F7</text:p>
          </table:table-cell>
          <table:covered-table-cell/>
        </table:table-row>
      </table:table>
      <text:p text:style-name="P142"/>
      <text:h text:style-name="P143" text:outline-level="2">Patch Dump Reply <text:span text:style-name="T35">Message </text:span><text:span text:style-name="T41">7</text:span> (2<text:span text:style-name="T41">8</text:span>)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44">System Exclusive</text:p>
          </table:table-cell>
          <table:table-cell table:style-name="Table28.B1" table:number-columns-spanned="2" office:value-type="string">
            <text:p text:style-name="P144">F0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<text:span text:style-name="T7">Manufacturer</text:span> ID</text:p>
          </table:table-cell>
          <table:table-cell table:style-name="Table28.B2" table:number-columns-spanned="2" office:value-type="string">
            <text:p text:style-name="P144">00 00 10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MIDI Channel</text:p>
          </table:table-cell>
          <table:table-cell table:style-name="Table28.B3" table:number-columns-spanned="2" office:value-type="string">
            <text:p text:style-name="P144">0<text:span text:style-name="T6">0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Device ID</text:p>
          </table:table-cell>
          <table:table-cell table:style-name="Table28.B4" table:number-columns-spanned="2" office:value-type="string">
            <text:p text:style-name="P144">56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Command Code</text:p>
          </table:table-cell>
          <table:table-cell table:style-name="Table28.B5" table:number-columns-spanned="2" office:value-type="string">
            <text:p text:style-name="P145">2<text:span text:style-name="T40">6</text:span></text:p>
          </table:table-cell>
          <table:covered-table-cell/>
        </table:table-row>
        <table:table-row table:style-name="Table28.6">
          <table:table-cell table:style-name="Table28.A2" office:value-type="string">
            <text:p text:style-name="P146">Packed Data</text:p>
          </table:table-cell>
          <table:table-cell table:style-name="Table28.B6" office:value-type="string">
            <text:p text:style-name="P147">00 01 02 00 10 00 00 00 </text:p>
            <text:p text:style-name="P147">00 01 50 01 01 01 00 00 </text:p>
            <text:p text:style-name="P147">00 51 02 01 01 01 00 52 </text:p>
            <text:p text:style-name="P147">00 03 01 01 02 00 53 04 </text:p>
            <text:p text:style-name="P147">00 01 01 03 00 28 05 00 </text:p>
            <text:p text:style-name="P147">00 00 3C 06 01 01 04 00 </text:p>
            <text:p text:style-name="P147">00 3D 07 01 01 06 00 3C </text:p>
            <text:p text:style-name="P147">00 08 01 01 04 00 3D 09 </text:p>
            <text:p text:style-name="P147">00 01 01 08 00 54 0A 01 </text:p>
            <text:p text:style-name="P147">00 01 07 00 55 0B 01 02 </text:p>
            <text:p text:style-name="P147">00 0A 00 56 0C 02 02 0B </text:p>
            <text:p text:style-name="P147">00 00 0B 01 57 0D 02 02 </text:p>
            <text:p text:style-name="P147">00 0C 00 0C 01 14 0E 00 </text:p>
            <text:p text:style-name="P147">00 00 02 0F 02 00 0D 00 </text:p>
            <text:p text:style-name="P147">00 0D 01</text:p>
          </table:table-cell>
          <table:table-cell table:style-name="Table28.C6" office:value-type="string">
            <text:p text:style-name="P147">01 02 00 10 00 00 00 01 <text:s/>. . . . . . . . </text:p>
            <text:p text:style-name="P147">50 01 01 01 00 00 51 02 <text:s/>P . . . . . Q . </text:p>
            <text:p text:style-name="P147">01 01 01 00 52 03 01 01 <text:s/>. . . . R . . . </text:p>
            <text:p text:style-name="P147">02 00 53 04 01 01 03 00 <text:s/>. . S . . . . . </text:p>
            <text:p text:style-name="P147">28 05 00 00 3C 06 01 01 <text:s/>( . . . &lt; . . . </text:p>
            <text:p text:style-name="P147">04 00 3D 07 01 01 06 00 <text:s/>. . = . . . . . </text:p>
            <text:p text:style-name="P147">3C 08 01 01 04 00 3D 09 <text:s/>&lt; . . . . . = . </text:p>
            <text:p text:style-name="P147">01 01 08 00 54 0A 01 01 <text:s/>. . . . T . . . </text:p>
            <text:p text:style-name="P147">07 00 55 0B 01 02 0A 00 <text:s/>. . U . . . . . </text:p>
            <text:p text:style-name="P147">56 0C 02 02 0B 00 0B 01 <text:s/>V . . . . . . . </text:p>
            <text:p text:style-name="P147">57 0D 02 02 0C 00 0C 01 <text:s/>W . . . . . . . </text:p>
            <text:p text:style-name="P147">14 0E 00 00 02 0F 02 00 <text:s/>. . . . . . . . </text:p>
            <text:p text:style-name="P147">0D 00 0D 01 <text:s text:c="13"/>. . . . <text:s text:c="7"/></text:p>
          </table:table-cell>
        </table:table-row>
        <table:table-row table:style-name="Table28.1">
          <table:table-cell table:style-name="Table28.A2" office:value-type="string">
            <text:p text:style-name="P144">Checksum</text:p>
          </table:table-cell>
          <table:table-cell table:style-name="Table28.B7" table:number-columns-spanned="2" office:value-type="string">
            <text:p text:style-name="P148">41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End of System Exclusive</text:p>
          </table:table-cell>
          <table:table-cell table:style-name="Table28.B8" table:number-columns-spanned="2" office:value-type="string">
            <text:p text:style-name="P144">F7</text:p>
          </table:table-cell>
          <table:covered-table-cell/>
        </table:table-row>
      </table:table>
      <text:p text:style-name="P149"/>
      <text:h text:style-name="P143" text:outline-level="2">Patch Dump Reply <text:span text:style-name="T35">Message </text:span><text:span text:style-name="T41">8</text:span> (2<text:span text:style-name="T41">2</text:span>)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44">System Exclusive</text:p>
          </table:table-cell>
          <table:table-cell table:style-name="Table29.B1" table:number-columns-spanned="2" office:value-type="string">
            <text:p text:style-name="P144">F0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<text:span text:style-name="T7">Manufacturer</text:span> ID</text:p>
          </table:table-cell>
          <table:table-cell table:style-name="Table29.B2" table:number-columns-spanned="2" office:value-type="string">
            <text:p text:style-name="P144">00 00 10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MIDI Channel</text:p>
          </table:table-cell>
          <table:table-cell table:style-name="Table29.B3" table:number-columns-spanned="2" office:value-type="string">
            <text:p text:style-name="P144">0<text:span text:style-name="T6">0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Device ID</text:p>
          </table:table-cell>
          <table:table-cell table:style-name="Table29.B4" table:number-columns-spanned="2" office:value-type="string">
            <text:p text:style-name="P144">56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Command Code</text:p>
          </table:table-cell>
          <table:table-cell table:style-name="Table29.B5" table:number-columns-spanned="2" office:value-type="string">
            <text:p text:style-name="P145">2<text:span text:style-name="T42">2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6">Packed Data</text:p>
          </table:table-cell>
          <table:table-cell table:style-name="Table29.B6" office:value-type="string">
            <text:p text:style-name="P150">00 01</text:p>
          </table:table-cell>
          <table:table-cell table:style-name="Table29.C6" office:value-type="string">
            <text:p text:style-name="P147"><text:s text:c="2"/></text:p>
          </table:table-cell>
        </table:table-row>
        <table:table-row table:style-name="Table29.1">
          <table:table-cell table:style-name="Table29.A2" office:value-type="string">
            <text:p text:style-name="P144">Checksum</text:p>
          </table:table-cell>
          <table:table-cell table:style-name="Table29.B7" table:number-columns-spanned="2" office:value-type="string">
            <text:p text:style-name="P148">65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End of System Exclusive</text:p>
          </table:table-cell>
          <table:table-cell table:style-name="Table29.B8" table:number-columns-spanned="2" office:value-type="string">
            <text:p text:style-name="P144">F7</text:p>
          </table:table-cell>
          <table:covered-table-cell/>
        </table:table-row>
      </table:table>
      <text:p text:style-name="P149"/>
      <text:p text:style-name="P151">End of patch dump</text:p>
      <text:p text:style-name="P151"/>
      <text:h text:style-name="P152" text:outline-level="1"><text:span text:style-name="T43">Change Patch (</text:span>2<text:span text:style-name="T44">D</text:span><text:span text:style-name="T43">)</text:span></text:h>
      <text:p text:style-name="P153"/>
      <table:table table:name="Table30" table:style-name="Table30">
        <table:table-column table:style-name="Table30.A"/>
        <table:table-column table:style-name="Table30.B" table:number-columns-repeated="2"/>
        <table:table-row>
          <table:table-cell table:style-name="Table30.A1" office:value-type="string">
            <text:p text:style-name="P154">System Exclusive</text:p>
          </table:table-cell>
          <table:table-cell table:style-name="Table30.B1" table:number-columns-spanned="2" office:value-type="string">
            <text:p text:style-name="P154">F0</text:p>
          </table:table-cell>
          <table:covered-table-cell/>
        </table:table-row>
        <table:table-row>
          <table:table-cell table:style-name="Table30.A2" office:value-type="string">
            <text:p text:style-name="P155"><text:span text:style-name="T7">Manufacturer</text:span> ID</text:p>
          </table:table-cell>
          <table:table-cell table:style-name="Table30.B2" table:number-columns-spanned="2" office:value-type="string">
            <text:p text:style-name="P155">00 00 10</text:p>
          </table:table-cell>
          <table:covered-table-cell/>
        </table:table-row>
        <table:table-row>
          <table:table-cell table:style-name="Table30.A2" office:value-type="string">
            <text:p text:style-name="P155">MIDI Channel</text:p>
          </table:table-cell>
          <table:table-cell table:style-name="Table30.B3" table:number-columns-spanned="2" office:value-type="string">
            <text:p text:style-name="P155">0<text:span text:style-name="T6">0</text:span></text:p>
          </table:table-cell>
          <table:covered-table-cell/>
        </table:table-row>
        <table:table-row>
          <table:table-cell table:style-name="Table30.A2" office:value-type="string">
            <text:p text:style-name="P155">Device ID</text:p>
          </table:table-cell>
          <table:table-cell table:style-name="Table30.B4" table:number-columns-spanned="2" office:value-type="string">
            <text:p text:style-name="P155">56</text:p>
          </table:table-cell>
          <table:covered-table-cell/>
        </table:table-row>
        <table:table-row>
          <table:table-cell table:style-name="Table30.A2" office:value-type="string">
            <text:p text:style-name="P155">Command Code</text:p>
          </table:table-cell>
          <table:table-cell table:style-name="Table30.B5" table:number-columns-spanned="2" office:value-type="string">
            <text:p text:style-name="P156"><text:span text:style-name="T45">2</text:span><text:span text:style-name="T44">D</text:span></text:p>
          </table:table-cell>
          <table:covered-table-cell/>
        </table:table-row>
        <table:table-row>
          <table:table-cell table:style-name="Table30.A2" office:value-type="string">
            <text:p text:style-name="P157">Data</text:p>
          </table:table-cell>
          <table:table-cell table:style-name="Table30.B6" office:value-type="string">
            <text:p text:style-name="P158">00 01 <text:span text:style-name="T2">0</text:span><text:span text:style-name="T46">1</text:span> <text:span text:style-name="T16">00</text:span> <text:span text:style-name="T44">00</text:span></text:p>
          </table:table-cell>
          <table:table-cell table:style-name="Table30.C6" office:value-type="string">
            <text:p text:style-name="P159"><text:span text:style-name="T2">01</text:span>: User, <text:span text:style-name="T2">00</text:span>: Factory</text:p>
            <text:p text:style-name="P159"><text:span text:style-name="T16">0-2F</text:span>: Patch 1 - 128</text:p>
          </table:table-cell>
        </table:table-row>
        <table:table-row>
          <table:table-cell table:style-name="Table30.A2" office:value-type="string">
            <text:p text:style-name="P155">Checksum</text:p>
          </table:table-cell>
          <table:table-cell table:style-name="Table30.B7" table:number-columns-spanned="2" office:value-type="string">
            <text:p text:style-name="P160">6<text:span text:style-name="T44">B</text:span></text:p>
          </table:table-cell>
          <table:covered-table-cell/>
        </table:table-row>
        <table:table-row>
          <table:table-cell table:style-name="Table30.A2" office:value-type="string">
            <text:p text:style-name="P155">End of System Exclusive</text:p>
          </table:table-cell>
          <table:table-cell table:style-name="Table30.B8" table:number-columns-spanned="2" office:value-type="string">
            <text:p text:style-name="P161">F7</text:p>
          </table:table-cell>
          <table:covered-table-cell/>
        </table:table-row>
      </table:table>
      <text:h text:style-name="P162" text:outline-level="2">Response Acknowledge 7E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55">System Exclusive</text:p>
          </table:table-cell>
          <table:table-cell table:style-name="Table31.B1" table:number-columns-spanned="2" office:value-type="string">
            <text:p text:style-name="P155">F0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<text:span text:style-name="T7">Manufacturer</text:span> ID</text:p>
          </table:table-cell>
          <table:table-cell table:style-name="Table31.B2" table:number-columns-spanned="2" office:value-type="string">
            <text:p text:style-name="P155">00 00 10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MIDI Channel</text:p>
          </table:table-cell>
          <table:table-cell table:style-name="Table31.B3" table:number-columns-spanned="2" office:value-type="string">
            <text:p text:style-name="P155">0<text:span text:style-name="T6">0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Device ID</text:p>
          </table:table-cell>
          <table:table-cell table:style-name="Table31.B4" table:number-columns-spanned="2" office:value-type="string">
            <text:p text:style-name="P155">56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Command Code</text:p>
          </table:table-cell>
          <table:table-cell table:style-name="Table31.B5" table:number-columns-spanned="2" office:value-type="string">
            <text:p text:style-name="P160">7E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63">Data</text:p>
          </table:table-cell>
          <table:table-cell table:style-name="Table31.B6" office:value-type="string">
            <text:p text:style-name="P164">00 01 <text:span text:style-name="T46">2D</text:span><text:span text:style-name="T45"> 00</text:span></text:p>
          </table:table-cell>
          <table:table-cell table:style-name="Table31.C6" office:value-type="string">
            <text:p text:style-name="P158"><text:s text:c="2"/></text:p>
          </table:table-cell>
        </table:table-row>
        <table:table-row table:style-name="Table31.1">
          <table:table-cell table:style-name="Table31.A2" office:value-type="string">
            <text:p text:style-name="P155">Checksum</text:p>
          </table:table-cell>
          <table:table-cell table:style-name="Table31.B7" table:number-columns-spanned="2" office:value-type="string">
            <text:p text:style-name="P160">1<text:span text:style-name="T44">4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End of System Exclusive</text:p>
          </table:table-cell>
          <table:table-cell table:style-name="Table31.B8" table:number-columns-spanned="2" office:value-type="string">
            <text:p text:style-name="P155">F7</text:p>
          </table:table-cell>
          <table:covered-table-cell/>
        </table:table-row>
      </table:table>
      <text:p text:style-name="P165"/>
      <text:h text:style-name="P166" text:outline-level="1"><text:span text:style-name="T10">Request </text:span><text:span text:style-name="T33">Current Patch Name (20)</text:span></text:h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54">System Exclusive</text:p>
          </table:table-cell>
          <table:table-cell table:style-name="Table32.B1" office:value-type="string">
            <text:p text:style-name="P154">F0</text:p>
          </table:table-cell>
        </table:table-row>
        <table:table-row>
          <table:table-cell table:style-name="Table32.A2" office:value-type="string">
            <text:p text:style-name="P155"><text:span text:style-name="T7">Manufacturer</text:span> ID</text:p>
          </table:table-cell>
          <table:table-cell table:style-name="Table32.B2" office:value-type="string">
            <text:p text:style-name="P155">00 00 10</text:p>
          </table:table-cell>
        </table:table-row>
        <table:table-row>
          <table:table-cell table:style-name="Table32.A2" office:value-type="string">
            <text:p text:style-name="P155">MIDI Channel</text:p>
          </table:table-cell>
          <table:table-cell table:style-name="Table32.B3" office:value-type="string">
            <text:p text:style-name="P155">0<text:span text:style-name="T6">0</text:span></text:p>
          </table:table-cell>
        </table:table-row>
        <table:table-row>
          <table:table-cell table:style-name="Table32.A2" office:value-type="string">
            <text:p text:style-name="P155">Device ID</text:p>
          </table:table-cell>
          <table:table-cell table:style-name="Table32.B4" office:value-type="string">
            <text:p text:style-name="P155">56</text:p>
          </table:table-cell>
        </table:table-row>
        <table:table-row>
          <table:table-cell table:style-name="Table32.A2" office:value-type="string">
            <text:p text:style-name="P155">Command Code</text:p>
          </table:table-cell>
          <table:table-cell table:style-name="Table32.B5" office:value-type="string">
            <text:p text:style-name="P167">20</text:p>
          </table:table-cell>
        </table:table-row>
        <table:table-row>
          <table:table-cell table:style-name="Table32.A2" office:value-type="string">
            <text:p text:style-name="P157">Data</text:p>
          </table:table-cell>
          <table:table-cell table:style-name="Table32.B6" office:value-type="string">
            <text:p text:style-name="P158">00 01 0<text:span text:style-name="T44">1</text:span> 00 1F</text:p>
          </table:table-cell>
        </table:table-row>
        <table:table-row>
          <table:table-cell table:style-name="Table32.A2" office:value-type="string">
            <text:p text:style-name="P155">Checksum</text:p>
          </table:table-cell>
          <table:table-cell table:style-name="Table32.B7" office:value-type="string">
            <text:p text:style-name="P167">7<text:span text:style-name="T44">9</text:span></text:p>
          </table:table-cell>
        </table:table-row>
        <table:table-row>
          <table:table-cell table:style-name="Table32.A2" office:value-type="string">
            <text:p text:style-name="P155">End of System Exclusive</text:p>
          </table:table-cell>
          <table:table-cell table:style-name="Table32.B8" office:value-type="string">
            <text:p text:style-name="P161">F7</text:p>
          </table:table-cell>
        </table:table-row>
      </table:table>
      <text:h text:style-name="P168" text:outline-level="2">Response <text:span text:style-name="T10">Data </text:span><text:span text:style-name="T29">21</text:span></text:h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155">System Exclusive</text:p>
          </table:table-cell>
          <table:table-cell table:style-name="Table33.B1" table:number-columns-spanned="2" office:value-type="string">
            <text:p text:style-name="P155">F0</text:p>
          </table:table-cell>
          <table:covered-table-cell/>
        </table:table-row>
        <table:table-row>
          <table:table-cell table:style-name="Table33.A2" office:value-type="string">
            <text:p text:style-name="P155"><text:span text:style-name="T7">Manufacturer</text:span> ID</text:p>
          </table:table-cell>
          <table:table-cell table:style-name="Table33.B2" table:number-columns-spanned="2" office:value-type="string">
            <text:p text:style-name="P155">00 00 10</text:p>
          </table:table-cell>
          <table:covered-table-cell/>
        </table:table-row>
        <table:table-row>
          <table:table-cell table:style-name="Table33.A2" office:value-type="string">
            <text:p text:style-name="P155">MIDI Channel</text:p>
          </table:table-cell>
          <table:table-cell table:style-name="Table33.B3" table:number-columns-spanned="2" office:value-type="string">
            <text:p text:style-name="P155">0<text:span text:style-name="T6">0</text:span></text:p>
          </table:table-cell>
          <table:covered-table-cell/>
        </table:table-row>
        <table:table-row>
          <table:table-cell table:style-name="Table33.A2" office:value-type="string">
            <text:p text:style-name="P155">Device ID</text:p>
          </table:table-cell>
          <table:table-cell table:style-name="Table33.B4" table:number-columns-spanned="2" office:value-type="string">
            <text:p text:style-name="P155">56</text:p>
          </table:table-cell>
          <table:covered-table-cell/>
        </table:table-row>
        <table:table-row>
          <table:table-cell table:style-name="Table33.A2" office:value-type="string">
            <text:p text:style-name="P155">Command Code</text:p>
          </table:table-cell>
          <table:table-cell table:style-name="Table33.B5" table:number-columns-spanned="2" office:value-type="string">
            <text:p text:style-name="P167">21</text:p>
          </table:table-cell>
          <table:covered-table-cell/>
        </table:table-row>
        <table:table-row>
          <table:table-cell table:style-name="Table33.A2" office:value-type="string">
            <text:p text:style-name="P163">Packed Data</text:p>
          </table:table-cell>
          <table:table-cell table:style-name="Table33.B6" office:value-type="string">
            <text:p text:style-name="P158">00 01 01 00 48 59 42 52 </text:p>
            <text:p text:style-name="P158">09 49 44 00 7F 08 09 29 </text:p>
            <text:p text:style-name="P158">00 00</text:p>
          </table:table-cell>
          <table:table-cell table:style-name="Table33.C6" office:value-type="string">
            <text:p text:style-name="P158">01 01 00 48 59 42 52 49 <text:s/>. . . H Y B R I </text:p>
            <text:p text:style-name="P158">44 00 FF 08 09 A9 00 <text:s text:c="4"/>D . . . . . . <text:s/></text:p>
          </table:table-cell>
        </table:table-row>
        <table:table-row>
          <table:table-cell table:style-name="Table33.A2" office:value-type="string">
            <text:p text:style-name="P155">Checksum</text:p>
          </table:table-cell>
          <table:table-cell table:style-name="Table33.B7" table:number-columns-spanned="2" office:value-type="string">
            <text:p text:style-name="P163">36</text:p>
          </table:table-cell>
          <table:covered-table-cell/>
        </table:table-row>
        <table:table-row>
          <table:table-cell table:style-name="Table33.A2" office:value-type="string">
            <text:p text:style-name="P155">End of System Exclusive</text:p>
          </table:table-cell>
          <table:table-cell table:style-name="Table33.B8" table:number-columns-spanned="2" office:value-type="string">
            <text:p text:style-name="P155">F7</text:p>
          </table:table-cell>
          <table:covered-table-cell/>
        </table:table-row>
      </table:table>
      <text:p text:style-name="P169"/>
      <text:p text:style-name="P169"/>
      <text:p text:style-name="Preformatted_20_Text"><text:span text:style-name="T47"/></text:p>
      <text:p text:style-name="Preformatted_20_Text"/>
      <text:p text:style-name="P170"/>
      <text:h text:style-name="P171" text:outline-level="1"><text:span text:style-name="T48">Message</text:span><text:span text:style-name="T43"> (</text:span>2<text:span text:style-name="T48">E</text:span><text:span text:style-name="T43">): </text:span><text:span text:style-name="T49">Patch name changed/ </text:span><text:span text:style-name="T50">Save Patch</text:span></text:h>
      <text:p text:style-name="P172"/>
      <text:p text:style-name="P173">Sent after patch saved</text:p>
      <text:p text:style-name="P174"/>
      <table:table table:name="Table16" table:style-name="Table16">
        <table:table-column table:style-name="Table16.A"/>
        <table:table-column table:style-name="Table16.B" table:number-columns-repeated="2"/>
        <table:table-row>
          <table:table-cell table:style-name="Table16.A1" office:value-type="string">
            <text:p text:style-name="P175">System Exclusive</text:p>
          </table:table-cell>
          <table:table-cell table:style-name="Table16.B1" table:number-columns-spanned="2" office:value-type="string">
            <text:p text:style-name="P175">F0</text:p>
          </table:table-cell>
          <table:covered-table-cell/>
        </table:table-row>
        <table:table-row>
          <table:table-cell table:style-name="Table16.A2" office:value-type="string">
            <text:p text:style-name="P176"><text:span text:style-name="T7">Manufacturer</text:span> ID</text:p>
          </table:table-cell>
          <table:table-cell table:style-name="Table16.B2" table:number-columns-spanned="2" office:value-type="string">
            <text:p text:style-name="P176">00 00 10</text:p>
          </table:table-cell>
          <table:covered-table-cell/>
        </table:table-row>
        <table:table-row>
          <table:table-cell table:style-name="Table16.A2" office:value-type="string">
            <text:p text:style-name="P176">MIDI Channel</text:p>
          </table:table-cell>
          <table:table-cell table:style-name="Table16.B3" table:number-columns-spanned="2" office:value-type="string">
            <text:p text:style-name="P176">0<text:span text:style-name="T6">0</text:span></text:p>
          </table:table-cell>
          <table:covered-table-cell/>
        </table:table-row>
        <table:table-row>
          <table:table-cell table:style-name="Table16.A2" office:value-type="string">
            <text:p text:style-name="P176">Device ID</text:p>
          </table:table-cell>
          <table:table-cell table:style-name="Table16.B4" table:number-columns-spanned="2" office:value-type="string">
            <text:p text:style-name="P176">56</text:p>
          </table:table-cell>
          <table:covered-table-cell/>
        </table:table-row>
        <table:table-row>
          <table:table-cell table:style-name="Table16.A2" office:value-type="string">
            <text:p text:style-name="P176">Command Code</text:p>
          </table:table-cell>
          <table:table-cell table:style-name="Table16.B5" table:number-columns-spanned="2" office:value-type="string">
            <text:p text:style-name="P177"><text:span text:style-name="T45">2</text:span><text:span text:style-name="T48">E</text:span></text:p>
          </table:table-cell>
          <table:covered-table-cell/>
        </table:table-row>
        <table:table-row>
          <table:table-cell table:style-name="Table16.A2" office:value-type="string">
            <text:p text:style-name="P178">Data</text:p>
          </table:table-cell>
          <table:table-cell table:style-name="Table16.B6" office:value-type="string">
            <text:p text:style-name="P179">00</text:p>
          </table:table-cell>
          <table:table-cell table:style-name="Table16.C6" office:value-type="string">
            <text:p text:style-name="P180"/>
            <text:p text:style-name="P180"/>
          </table:table-cell>
        </table:table-row>
        <table:table-row>
          <table:table-cell table:style-name="Table16.A2" office:value-type="string">
            <text:p text:style-name="P181">Source Bank</text:p>
          </table:table-cell>
          <table:table-cell table:style-name="Table16.B7" office:value-type="string">
            <text:p text:style-name="P181">BB</text:p>
          </table:table-cell>
          <table:table-cell table:style-name="Table16.C7" office:value-type="string">
            <text:p text:style-name="P182"/>
          </table:table-cell>
        </table:table-row>
        <table:table-row>
          <table:table-cell table:style-name="Table16.A2" office:value-type="string">
            <text:p text:style-name="P181">Source Patch</text:p>
          </table:table-cell>
          <table:table-cell table:style-name="Table16.B7" office:value-type="string">
            <text:p text:style-name="P181">PP</text:p>
          </table:table-cell>
          <table:table-cell table:style-name="Table16.C7" office:value-type="string">
            <text:p text:style-name="P182"/>
          </table:table-cell>
        </table:table-row>
        <table:table-row>
          <table:table-cell table:style-name="Table16.A2" office:value-type="string">
            <text:p text:style-name="P183"><text:span text:style-name="T50">Target </text:span>Bank</text:p>
          </table:table-cell>
          <table:table-cell table:style-name="Table16.B7" office:value-type="string">
            <text:p text:style-name="P183">BB</text:p>
          </table:table-cell>
          <table:table-cell table:style-name="Table16.C7" office:value-type="string">
            <text:p text:style-name="P184"><text:span text:style-name="T51">00</text:span><text:span text:style-name="T52">: Factory, </text:span><text:span text:style-name="T51">01</text:span><text:span text:style-name="T52">: User, </text:span><text:span text:style-name="T53">02</text:span><text:span text:style-name="T54">: Edit Buffer</text:span></text:p>
          </table:table-cell>
        </table:table-row>
        <table:table-row>
          <table:table-cell table:style-name="Table16.A2" office:value-type="string">
            <text:p text:style-name="P183"><text:span text:style-name="T50">Target </text:span>Patch</text:p>
          </table:table-cell>
          <table:table-cell table:style-name="Table16.B10" office:value-type="string">
            <text:p text:style-name="P183">PP</text:p>
          </table:table-cell>
          <table:table-cell table:style-name="Table16.C10" office:value-type="string">
            <text:p text:style-name="P182"><text:span text:style-name="T16">0-2F</text:span>: Patch <text:span text:style-name="T49">0</text:span> – <text:span text:style-name="T49">2F (1 - 48)</text:span></text:p>
          </table:table-cell>
        </table:table-row>
        <table:table-row>
          <table:table-cell table:style-name="Table16.A2" office:value-type="string">
            <text:p text:style-name="P183">Patch Name</text:p>
          </table:table-cell>
          <table:table-cell table:style-name="Table16.B11" table:number-columns-spanned="2" office:value-type="string">
            <text:p text:style-name="P183">Null terminated string</text:p>
          </table:table-cell>
          <table:covered-table-cell/>
        </table:table-row>
        <table:table-row>
          <table:table-cell table:style-name="Table16.A2" office:value-type="string">
            <text:p text:style-name="P176">Checksum</text:p>
          </table:table-cell>
          <table:table-cell table:style-name="Table16.B11" table:number-columns-spanned="2" office:value-type="string">
            <text:p text:style-name="P185">XX</text:p>
          </table:table-cell>
          <table:covered-table-cell/>
        </table:table-row>
        <table:table-row>
          <table:table-cell table:style-name="Table16.A2" office:value-type="string">
            <text:p text:style-name="P176">End of System Exclusive</text:p>
          </table:table-cell>
          <table:table-cell table:style-name="Table16.B13" table:number-columns-spanned="2" office:value-type="string">
            <text:p text:style-name="P186">F7</text:p>
          </table:table-cell>
          <table:covered-table-cell/>
        </table:table-row>
      </table:table>
      <text:p text:style-name="Standard"/>
      <text:p text:style-name="Standard"/>
      <text:p text:style-name="Standard">240, 0, 0, 16, 0, 86, 46, 0, 1, 0, 1, 0, 72, 89, 66, 0, 82, 73, 68, 0, 0, 100, 247 # patch 1</text:p>
      <text:p text:style-name="Standard">240, 0, 0, 16, 0, 86, 46, 0, 1, 0, 1, 1, 73, 89, 66, 0, 82, 73, 68, 0, 0, 100, 247 # patch 2</text:p>
      <text:p text:style-name="Standard">240, 0, 0, 16, 0, 86, 46, 0, 1, 0, 1, 2, 74, 89, 66, 0, 82, 73, 68, 0, 0, 100, 247 # patch 3</text:p>
      <text:p text:style-name="Standard"/>
      <text:p text:style-name="P187">Saving Patch Name: Source bank and patch the same</text:p>
      <text:p text:style-name="P187">Saving edited patch to buffer use bank 02, patch 00</text:p>
      <text:p text:style-name="P187"/>
      <text:p text:style-name="P1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1" fo:font-family="'Liberation Mono'" style:font-style-name="Regular" style:font-family-generic="modern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Mono" fo:font-family="'Liberation Mono'" style:font-family-generic="modern" style:font-pitch="fixed" fo:font-size="10pt" fo:font-style="normal" fo:text-shadow="none" style:text-underline-style="none" fo:font-weight="normal" officeooo:rsid="001a746a" style:font-name-asian="Noto Sans Mono CJK SC" style:font-family-asian="'Noto Sans Mono CJK SC'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Table_20_1" style:display-name="Table 1" style:family="paragraph" style:parent-style-name="Table_20_Contents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993cm" fo:margin-bottom="1.1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1T17:14:08.411000000</dc:date>
    <meta:editing-duration>PT17H30M52S</meta:editing-duration>
    <meta:editing-cycles>48</meta:editing-cycles>
    <meta:generator>LibreOffice/24.8.3.2$Windows_X86_64 LibreOffice_project/48a6bac9e7e268aeb4c3483fcf825c94556d9f92</meta:generator>
    <meta:document-statistic meta:table-count="33" meta:image-count="0" meta:object-count="0" meta:page-count="31" meta:paragraph-count="1332" meta:word-count="9801" meta:character-count="29956" meta:non-whitespace-character-count="20215"/>
  </office:meta>
</office:document-meta>
</file>